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52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2811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fbe2d5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be2d5" style:vertical-align="automatic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dae9f8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dae9f8" style:vertical-align="automatic"/>
    </style:style>
    <style:style style:name="ce5" style:family="table-cell" style:parent-style-name="Default" style:data-style-name="N0">
      <style:table-cell-properties fo:background-color="#c1f0c8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c1f0c8" style:vertical-align="automatic"/>
    </style:style>
    <style:style style:name="ce10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3" table:number-columns-repeated="3" table:default-cell-style-name="ce2"/>
        <table:table-column table:style-name="co6" table:default-cell-style-name="ce2"/>
        <table:table-column table:style-name="co3" table:number-columns-repeated="1006" table:default-cell-style-name="ce2"/>
        <table:table-column table:style-name="co7" table:number-columns-repeated="3" table:default-cell-style-name="ce1"/>
        <table:table-row table:style-name="ro1">
          <table:table-cell table:style-name="ce3" office:value-type="string" calcext:value-type="string">
            <text:p>sample</text:p>
          </table:table-cell>
          <table:table-cell table:style-name="ce4" office:value-type="string" calcext:value-type="string">
            <text:p>n_loci</text:p>
          </table:table-cell>
          <table:table-cell table:style-name="ce4" office:value-type="string" calcext:value-type="string">
            <text:p>n_used_fw_reads</text:p>
          </table:table-cell>
          <table:table-cell table:style-name="ce4" office:value-type="string" calcext:value-type="string">
            <text:p>mean_cov</text:p>
          </table:table-cell>
          <table:table-cell table:style-name="ce4" office:value-type="string" calcext:value-type="string">
            <text:p>mean_cov_ns</text:p>
          </table:table-cell>
          <table:table-cell table:style-name="ce5" office:value-type="string" calcext:value-type="string">
            <text:p>n_loci2</text:p>
          </table:table-cell>
          <table:table-cell table:style-name="ce5" office:value-type="string" calcext:value-type="string">
            <text:p>present_loci</text:p>
          </table:table-cell>
          <table:table-cell table:style-name="ce5" office:value-type="string" calcext:value-type="string">
            <text:p>missing_loci</text:p>
          </table:table-cell>
          <table:table-cell table:style-name="ce5" office:value-type="string" calcext:value-type="string">
            <text:p>frequency_missing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amplingTime(GA_ONLY)</text:p>
          </table:table-cell>
          <table:table-cell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09_UF152860_Florida_Citrus_sorted</text:p>
          </table:table-cell>
          <table:table-cell table:style-name="ce7" office:value-type="float" office:value="101874" calcext:value-type="float">
            <text:p>101874</text:p>
          </table:table-cell>
          <table:table-cell table:style-name="ce7" office:value-type="float" office:value="546422" calcext:value-type="float">
            <text:p>546422</text:p>
          </table:table-cell>
          <table:table-cell table:style-name="ce7" office:value-type="float" office:value="5.364" calcext:value-type="float">
            <text:p>5.364</text:p>
          </table:table-cell>
          <table:table-cell table:style-name="ce7" office:value-type="float" office:value="6.242" calcext:value-type="float">
            <text:p>6.24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1997" calcext:value-type="float">
            <text:p>101997</text:p>
          </table:table-cell>
          <table:table-cell table:style-name="ce8" office:value-type="float" office:value="1071578" calcext:value-type="float">
            <text:p>1071578</text:p>
          </table:table-cell>
          <table:table-cell table:style-name="ce8" office:value-type="float" office:value="0.9131" calcext:value-type="float">
            <text:p>0.9131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Citrus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14_UF154692_Florida_Hernando_sorted</text:p>
          </table:table-cell>
          <table:table-cell table:style-name="ce7" office:value-type="float" office:value="98096" calcext:value-type="float">
            <text:p>98096</text:p>
          </table:table-cell>
          <table:table-cell table:style-name="ce7" office:value-type="float" office:value="546258" calcext:value-type="float">
            <text:p>546258</text:p>
          </table:table-cell>
          <table:table-cell table:style-name="ce7" office:value-type="float" office:value="5.569" calcext:value-type="float">
            <text:p>5.569</text:p>
          </table:table-cell>
          <table:table-cell table:style-name="ce7" office:value-type="float" office:value="7.13" calcext:value-type="float">
            <text:p>7.1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5245" calcext:value-type="float">
            <text:p>125245</text:p>
          </table:table-cell>
          <table:table-cell table:style-name="ce8" office:value-type="float" office:value="1048330" calcext:value-type="float">
            <text:p>1048330</text:p>
          </table:table-cell>
          <table:table-cell table:style-name="ce8" office:value-type="float" office:value="0.8933" calcext:value-type="float">
            <text:p>0.8933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Hernando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10_UF153475_Florida_Putnam_sorted</text:p>
          </table:table-cell>
          <table:table-cell table:style-name="ce7" office:value-type="float" office:value="161958" calcext:value-type="float">
            <text:p>161958</text:p>
          </table:table-cell>
          <table:table-cell table:style-name="ce7" office:value-type="float" office:value="4315233" calcext:value-type="float">
            <text:p>4315233</text:p>
          </table:table-cell>
          <table:table-cell table:style-name="ce7" office:value-type="float" office:value="26.644" calcext:value-type="float">
            <text:p>26.644</text:p>
          </table:table-cell>
          <table:table-cell table:style-name="ce7" office:value-type="float" office:value="39.604" calcext:value-type="float">
            <text:p>39.60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2197" calcext:value-type="float">
            <text:p>162197</text:p>
          </table:table-cell>
          <table:table-cell table:style-name="ce8" office:value-type="float" office:value="1011378" calcext:value-type="float">
            <text:p>1011378</text:p>
          </table:table-cell>
          <table:table-cell table:style-name="ce8" office:value-type="float" office:value="0.8618" calcext:value-type="float">
            <text:p>0.8618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Punam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19_UF165218_Florida_Citrus_sorted</text:p>
          </table:table-cell>
          <table:table-cell table:style-name="ce7" office:value-type="float" office:value="151407" calcext:value-type="float">
            <text:p>151407</text:p>
          </table:table-cell>
          <table:table-cell table:style-name="ce7" office:value-type="float" office:value="4892348" calcext:value-type="float">
            <text:p>4892348</text:p>
          </table:table-cell>
          <table:table-cell table:style-name="ce7" office:value-type="float" office:value="32.313" calcext:value-type="float">
            <text:p>32.313</text:p>
          </table:table-cell>
          <table:table-cell table:style-name="ce7" office:value-type="float" office:value="46.49" calcext:value-type="float">
            <text:p>46.4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1413" calcext:value-type="float">
            <text:p>151413</text:p>
          </table:table-cell>
          <table:table-cell table:style-name="ce8" office:value-type="float" office:value="1022162" calcext:value-type="float">
            <text:p>1022162</text:p>
          </table:table-cell>
          <table:table-cell table:style-name="ce8" office:value-type="float" office:value="0.871" calcext:value-type="float">
            <text:p>0.871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Citrus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06_UF150062_Florida_Marion_sorted</text:p>
          </table:table-cell>
          <table:table-cell table:style-name="ce7" office:value-type="float" office:value="233871" calcext:value-type="float">
            <text:p>233871</text:p>
          </table:table-cell>
          <table:table-cell table:style-name="ce7" office:value-type="float" office:value="7495692" calcext:value-type="float">
            <text:p>7495692</text:p>
          </table:table-cell>
          <table:table-cell table:style-name="ce7" office:value-type="float" office:value="32.051" calcext:value-type="float">
            <text:p>32.051</text:p>
          </table:table-cell>
          <table:table-cell table:style-name="ce7" office:value-type="float" office:value="67.567" calcext:value-type="float">
            <text:p>67.56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233904" calcext:value-type="float">
            <text:p>233904</text:p>
          </table:table-cell>
          <table:table-cell table:style-name="ce8" office:value-type="float" office:value="939671" calcext:value-type="float">
            <text:p>939671</text:p>
          </table:table-cell>
          <table:table-cell table:style-name="ce8" office:value-type="float" office:value="0.8007" calcext:value-type="float">
            <text:p>0.8007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Marion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05_UF150061_Florida_Citrus_sorted</text:p>
          </table:table-cell>
          <table:table-cell table:style-name="ce7" office:value-type="float" office:value="169468" calcext:value-type="float">
            <text:p>169468</text:p>
          </table:table-cell>
          <table:table-cell table:style-name="ce7" office:value-type="float" office:value="24648575" calcext:value-type="float">
            <text:p>24648575</text:p>
          </table:table-cell>
          <table:table-cell table:style-name="ce7" office:value-type="float" office:value="145.447" calcext:value-type="float">
            <text:p>145.447</text:p>
          </table:table-cell>
          <table:table-cell table:style-name="ce7" office:value-type="float" office:value="223.076" calcext:value-type="float">
            <text:p>223.07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9487" calcext:value-type="float">
            <text:p>169487</text:p>
          </table:table-cell>
          <table:table-cell table:style-name="ce8" office:value-type="float" office:value="1004088" calcext:value-type="float">
            <text:p>1004088</text:p>
          </table:table-cell>
          <table:table-cell table:style-name="ce8" office:value-type="float" office:value="0.8556" calcext:value-type="float">
            <text:p>0.8556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Citrus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17_UF157531_Florida_Gilchrist_sorted</text:p>
          </table:table-cell>
          <table:table-cell table:style-name="ce7" office:value-type="float" office:value="321050" calcext:value-type="float">
            <text:p>321050</text:p>
          </table:table-cell>
          <table:table-cell table:style-name="ce7" office:value-type="float" office:value="33476708" calcext:value-type="float">
            <text:p>33476708</text:p>
          </table:table-cell>
          <table:table-cell table:style-name="ce7" office:value-type="float" office:value="104.273" calcext:value-type="float">
            <text:p>104.273</text:p>
          </table:table-cell>
          <table:table-cell table:style-name="ce7" office:value-type="float" office:value="299.135" calcext:value-type="float">
            <text:p>299.13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321611" calcext:value-type="float">
            <text:p>321611</text:p>
          </table:table-cell>
          <table:table-cell table:style-name="ce8" office:value-type="float" office:value="851964" calcext:value-type="float">
            <text:p>851964</text:p>
          </table:table-cell>
          <table:table-cell table:style-name="ce8" office:value-type="float" office:value="0.726" calcext:value-type="float">
            <text:p>0.726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Gilchrist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02_UF123385_Florida_Alachua_sorted</text:p>
          </table:table-cell>
          <table:table-cell table:style-name="ce7" office:value-type="float" office:value="160190" calcext:value-type="float">
            <text:p>160190</text:p>
          </table:table-cell>
          <table:table-cell table:style-name="ce7" office:value-type="float" office:value="41613464" calcext:value-type="float">
            <text:p>41613464</text:p>
          </table:table-cell>
          <table:table-cell table:style-name="ce7" office:value-type="float" office:value="259.776" calcext:value-type="float">
            <text:p>259.776</text:p>
          </table:table-cell>
          <table:table-cell table:style-name="ce7" office:value-type="float" office:value="380.823" calcext:value-type="float">
            <text:p>380.82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2756" calcext:value-type="float">
            <text:p>162756</text:p>
          </table:table-cell>
          <table:table-cell table:style-name="ce8" office:value-type="float" office:value="1010819" calcext:value-type="float">
            <text:p>1010819</text:p>
          </table:table-cell>
          <table:table-cell table:style-name="ce8" office:value-type="float" office:value="0.8613" calcext:value-type="float">
            <text:p>0.8613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CFL</text:p>
          </table:table-cell>
          <table:table-cell table:style-name="ce10" office:value-type="string" calcext:value-type="string">
            <text:p>Alachua</text:p>
          </table:table-cell>
          <table:table-cell table:style-name="ce10" table:number-columns-repeated="2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66_605050125_AlligatorCreekWMA_sorted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.094" calcext:value-type="float">
            <text:p>1.094</text:p>
          </table:table-cell>
          <table:table-cell table:style-name="ce7" office:value-type="float" office:value="1.097" calcext:value-type="float">
            <text:p>1.09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5165" calcext:value-type="float">
            <text:p>85165</text:p>
          </table:table-cell>
          <table:table-cell table:style-name="ce8" office:value-type="float" office:value="1088410" calcext:value-type="float">
            <text:p>1088410</text:p>
          </table:table-cell>
          <table:table-cell table:style-name="ce8" office:value-type="float" office:value="0.9274" calcext:value-type="float">
            <text:p>0.927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7_076321591_OISPNorth_sorted</text:p>
          </table:table-cell>
          <table:table-cell table:style-name="ce7" office:value-type="float" office:value="936" calcext:value-type="float">
            <text:p>936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office:value-type="float" office:value="1.176" calcext:value-type="float">
            <text:p>1.176</text:p>
          </table:table-cell>
          <table:table-cell table:style-name="ce7" office:value-type="float" office:value="1.179" calcext:value-type="float">
            <text:p>1.17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9482" calcext:value-type="float">
            <text:p>89482</text:p>
          </table:table-cell>
          <table:table-cell table:style-name="ce8" office:value-type="float" office:value="1084093" calcext:value-type="float">
            <text:p>1084093</text:p>
          </table:table-cell>
          <table:table-cell table:style-name="ce8" office:value-type="float" office:value="0.9238" calcext:value-type="float">
            <text:p>0.923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C5_georgia_TelfairCo_sorted</text:p>
          </table:table-cell>
          <table:table-cell table:style-name="ce7" office:value-type="float" office:value="1704" calcext:value-type="float">
            <text:p>1704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1.166" calcext:value-type="float">
            <text:p>1.166</text:p>
          </table:table-cell>
          <table:table-cell table:style-name="ce7" office:value-type="float" office:value="1.188" calcext:value-type="float">
            <text:p>1.18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3178" calcext:value-type="float">
            <text:p>93178</text:p>
          </table:table-cell>
          <table:table-cell table:style-name="ce8" office:value-type="float" office:value="1080397" calcext:value-type="float">
            <text:p>1080397</text:p>
          </table:table-cell>
          <table:table-cell table:style-name="ce8" office:value-type="float" office:value="0.9206" calcext:value-type="float">
            <text:p>0.920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K2_georgia_WheelerCo_LittleOcmulgee_sorted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399" calcext:value-type="float">
            <text:p>1399</text:p>
          </table:table-cell>
          <table:table-cell table:style-name="ce7" office:value-type="float" office:value="1.176" calcext:value-type="float">
            <text:p>1.176</text:p>
          </table:table-cell>
          <table:table-cell table:style-name="ce7" office:value-type="float" office:value="1.193" calcext:value-type="float">
            <text:p>1.19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3398" calcext:value-type="float">
            <text:p>3398</text:p>
          </table:table-cell>
          <table:table-cell table:style-name="ce8" office:value-type="float" office:value="1170177" calcext:value-type="float">
            <text:p>1170177</text:p>
          </table:table-cell>
          <table:table-cell table:style-name="ce8" office:value-type="float" office:value="0.9971" calcext:value-type="float">
            <text:p>0.997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5_605062530_FlatTubWMA_sorted</text:p>
          </table:table-cell>
          <table:table-cell table:style-name="ce7" office:value-type="float" office:value="3545" calcext:value-type="float">
            <text:p>3545</text:p>
          </table:table-cell>
          <table:table-cell table:style-name="ce7" office:value-type="float" office:value="4282" calcext:value-type="float">
            <text:p>4282</text:p>
          </table:table-cell>
          <table:table-cell table:style-name="ce7" office:value-type="float" office:value="1.208" calcext:value-type="float">
            <text:p>1.208</text:p>
          </table:table-cell>
          <table:table-cell table:style-name="ce7" office:value-type="float" office:value="1.221" calcext:value-type="float">
            <text:p>1.22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3071" calcext:value-type="float">
            <text:p>83071</text:p>
          </table:table-cell>
          <table:table-cell table:style-name="ce8" office:value-type="float" office:value="1090504" calcext:value-type="float">
            <text:p>1090504</text:p>
          </table:table-cell>
          <table:table-cell table:style-name="ce8" office:value-type="float" office:value="0.9292" calcext:value-type="float">
            <text:p>0.929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JeffDavi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8_605806005_FlatTubWMA_sorted</text:p>
          </table:table-cell>
          <table:table-cell table:style-name="ce7" office:value-type="float" office:value="477" calcext:value-type="float">
            <text:p>477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1.22" calcext:value-type="float">
            <text:p>1.22</text:p>
          </table:table-cell>
          <table:table-cell table:style-name="ce7" office:value-type="float" office:value="1.229" calcext:value-type="float">
            <text:p>1.22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4004" calcext:value-type="float">
            <text:p>104004</text:p>
          </table:table-cell>
          <table:table-cell table:style-name="ce8" office:value-type="float" office:value="1069571" calcext:value-type="float">
            <text:p>1069571</text:p>
          </table:table-cell>
          <table:table-cell table:style-name="ce8" office:value-type="float" office:value="0.9114" calcext:value-type="float">
            <text:p>0.911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JeffDavi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3_607338540_GeneralCoffeeStateParkWest_sorted</text:p>
          </table:table-cell>
          <table:table-cell table:style-name="ce7" office:value-type="float" office:value="3362" calcext:value-type="float">
            <text:p>3362</text:p>
          </table:table-cell>
          <table:table-cell table:style-name="ce7" office:value-type="float" office:value="4136" calcext:value-type="float">
            <text:p>4136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1.229" calcext:value-type="float">
            <text:p>1.22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868" calcext:value-type="float">
            <text:p>14868</text:p>
          </table:table-cell>
          <table:table-cell table:style-name="ce8" office:value-type="float" office:value="1158707" calcext:value-type="float">
            <text:p>1158707</text:p>
          </table:table-cell>
          <table:table-cell table:style-name="ce8" office:value-type="float" office:value="0.9873" calcext:value-type="float">
            <text:p>0.987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I4_georgia_BroxtonRocksTNC_sorted</text:p>
          </table:table-cell>
          <table:table-cell table:style-name="ce7" office:value-type="float" office:value="3065" calcext:value-type="float">
            <text:p>3065</text:p>
          </table:table-cell>
          <table:table-cell table:style-name="ce7" office:value-type="float" office:value="3713" calcext:value-type="float">
            <text:p>3713</text:p>
          </table:table-cell>
          <table:table-cell table:style-name="ce7" office:value-type="float" office:value="1.211" calcext:value-type="float">
            <text:p>1.211</text:p>
          </table:table-cell>
          <table:table-cell table:style-name="ce7" office:value-type="float" office:value="1.259" calcext:value-type="float">
            <text:p>1.25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211" calcext:value-type="float">
            <text:p>13211</text:p>
          </table:table-cell>
          <table:table-cell table:style-name="ce8" office:value-type="float" office:value="1160364" calcext:value-type="float">
            <text:p>1160364</text:p>
          </table:table-cell>
          <table:table-cell table:style-name="ce8" office:value-type="float" office:value="0.9887" calcext:value-type="float">
            <text:p>0.988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64_605054829_MoodyForest_sorted</text:p>
          </table:table-cell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1049" calcext:value-type="float">
            <text:p>1049</text:p>
          </table:table-cell>
          <table:table-cell table:style-name="ce7" office:value-type="float" office:value="1.255" calcext:value-type="float">
            <text:p>1.255</text:p>
          </table:table-cell>
          <table:table-cell table:style-name="ce7" office:value-type="float" office:value="1.276" calcext:value-type="float">
            <text:p>1.27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5256" calcext:value-type="float">
            <text:p>85256</text:p>
          </table:table-cell>
          <table:table-cell table:style-name="ce8" office:value-type="float" office:value="1088319" calcext:value-type="float">
            <text:p>1088319</text:p>
          </table:table-cell>
          <table:table-cell table:style-name="ce8" office:value-type="float" office:value="0.9274" calcext:value-type="float">
            <text:p>0.927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Appling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4_605059047_BroxtonRocks_sorted</text:p>
          </table:table-cell>
          <table:table-cell table:style-name="ce7" office:value-type="float" office:value="7096" calcext:value-type="float">
            <text:p>7096</text:p>
          </table:table-cell>
          <table:table-cell table:style-name="ce7" office:value-type="float" office:value="9040" calcext:value-type="float">
            <text:p>9040</text:p>
          </table:table-cell>
          <table:table-cell table:style-name="ce7" office:value-type="float" office:value="1.274" calcext:value-type="float">
            <text:p>1.274</text:p>
          </table:table-cell>
          <table:table-cell table:style-name="ce7" office:value-type="float" office:value="1.28" calcext:value-type="float">
            <text:p>1.2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6320" calcext:value-type="float">
            <text:p>96320</text:p>
          </table:table-cell>
          <table:table-cell table:style-name="ce8" office:value-type="float" office:value="1077255" calcext:value-type="float">
            <text:p>1077255</text:p>
          </table:table-cell>
          <table:table-cell table:style-name="ce8" office:value-type="float" office:value="0.9179" calcext:value-type="float">
            <text:p>0.917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9_842256381_FlatTubWMA_sorted</text:p>
          </table:table-cell>
          <table:table-cell table:style-name="ce7" office:value-type="float" office:value="6128" calcext:value-type="float">
            <text:p>6128</text:p>
          </table:table-cell>
          <table:table-cell table:style-name="ce7" office:value-type="float" office:value="8177" calcext:value-type="float">
            <text:p>8177</text:p>
          </table:table-cell>
          <table:table-cell table:style-name="ce7" office:value-type="float" office:value="1.334" calcext:value-type="float">
            <text:p>1.334</text:p>
          </table:table-cell>
          <table:table-cell table:style-name="ce7" office:value-type="float" office:value="1.34" calcext:value-type="float">
            <text:p>1.3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0425" calcext:value-type="float">
            <text:p>90425</text:p>
          </table:table-cell>
          <table:table-cell table:style-name="ce8" office:value-type="float" office:value="1083150" calcext:value-type="float">
            <text:p>1083150</text:p>
          </table:table-cell>
          <table:table-cell table:style-name="ce8" office:value-type="float" office:value="0.9229" calcext:value-type="float">
            <text:p>0.922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JeffDavi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0_066265616_OISPNorth_sorted</text:p>
          </table:table-cell>
          <table:table-cell table:style-name="ce7" office:value-type="float" office:value="11798" calcext:value-type="float">
            <text:p>11798</text:p>
          </table:table-cell>
          <table:table-cell table:style-name="ce7" office:value-type="float" office:value="15846" calcext:value-type="float">
            <text:p>15846</text:p>
          </table:table-cell>
          <table:table-cell table:style-name="ce7" office:value-type="float" office:value="1.343" calcext:value-type="float">
            <text:p>1.343</text:p>
          </table:table-cell>
          <table:table-cell table:style-name="ce7" office:value-type="float" office:value="1.354" calcext:value-type="float">
            <text:p>1.35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271" calcext:value-type="float">
            <text:p>14271</text:p>
          </table:table-cell>
          <table:table-cell table:style-name="ce8" office:value-type="float" office:value="1159304" calcext:value-type="float">
            <text:p>1159304</text:p>
          </table:table-cell>
          <table:table-cell table:style-name="ce8" office:value-type="float" office:value="0.9878" calcext:value-type="float">
            <text:p>0.987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8_606105102_BroxtonRocks_sorted</text:p>
          </table:table-cell>
          <table:table-cell table:style-name="ce7" office:value-type="float" office:value="11527" calcext:value-type="float">
            <text:p>11527</text:p>
          </table:table-cell>
          <table:table-cell table:style-name="ce7" office:value-type="float" office:value="15643" calcext:value-type="float">
            <text:p>15643</text:p>
          </table:table-cell>
          <table:table-cell table:style-name="ce7" office:value-type="float" office:value="1.357" calcext:value-type="float">
            <text:p>1.357</text:p>
          </table:table-cell>
          <table:table-cell table:style-name="ce7" office:value-type="float" office:value="1.372" calcext:value-type="float">
            <text:p>1.37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7739" calcext:value-type="float">
            <text:p>97739</text:p>
          </table:table-cell>
          <table:table-cell table:style-name="ce8" office:value-type="float" office:value="1075836" calcext:value-type="float">
            <text:p>1075836</text:p>
          </table:table-cell>
          <table:table-cell table:style-name="ce8" office:value-type="float" office:value="0.9167" calcext:value-type="float">
            <text:p>0.916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4_607338318_BroxtonRocksEast_sorted</text:p>
          </table:table-cell>
          <table:table-cell table:style-name="ce7" office:value-type="float" office:value="5138" calcext:value-type="float">
            <text:p>5138</text:p>
          </table:table-cell>
          <table:table-cell table:style-name="ce7" office:value-type="float" office:value="7166" calcext:value-type="float">
            <text:p>7166</text:p>
          </table:table-cell>
          <table:table-cell table:style-name="ce7" office:value-type="float" office:value="1.395" calcext:value-type="float">
            <text:p>1.395</text:p>
          </table:table-cell>
          <table:table-cell table:style-name="ce7" office:value-type="float" office:value="1.404" calcext:value-type="float">
            <text:p>1.40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5545" calcext:value-type="float">
            <text:p>5545</text:p>
          </table:table-cell>
          <table:table-cell table:style-name="ce8" office:value-type="float" office:value="1168030" calcext:value-type="float">
            <text:p>1168030</text:p>
          </table:table-cell>
          <table:table-cell table:style-name="ce8" office:value-type="float" office:value="0.9953" calcext:value-type="float">
            <text:p>0.995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3_066265616_OISPNorth_sorted</text:p>
          </table:table-cell>
          <table:table-cell table:style-name="ce7" office:value-type="float" office:value="5185" calcext:value-type="float">
            <text:p>5185</text:p>
          </table:table-cell>
          <table:table-cell table:style-name="ce7" office:value-type="float" office:value="7218" calcext:value-type="float">
            <text:p>7218</text:p>
          </table:table-cell>
          <table:table-cell table:style-name="ce7" office:value-type="float" office:value="1.392" calcext:value-type="float">
            <text:p>1.392</text:p>
          </table:table-cell>
          <table:table-cell table:style-name="ce7" office:value-type="float" office:value="1.406" calcext:value-type="float">
            <text:p>1.40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1810" calcext:value-type="float">
            <text:p>91810</text:p>
          </table:table-cell>
          <table:table-cell table:style-name="ce8" office:value-type="float" office:value="1081765" calcext:value-type="float">
            <text:p>1081765</text:p>
          </table:table-cell>
          <table:table-cell table:style-name="ce8" office:value-type="float" office:value="0.9218" calcext:value-type="float">
            <text:p>0.921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7_605797022_FrankThompsonProperty_sorted</text:p>
          </table:table-cell>
          <table:table-cell table:style-name="ce7" office:value-type="float" office:value="19413" calcext:value-type="float">
            <text:p>19413</text:p>
          </table:table-cell>
          <table:table-cell table:style-name="ce7" office:value-type="float" office:value="28337" calcext:value-type="float">
            <text:p>2833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1" calcext:value-type="float">
            <text:p>1.47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53552" calcext:value-type="float">
            <text:p>53552</text:p>
          </table:table-cell>
          <table:table-cell table:style-name="ce8" office:value-type="float" office:value="1120023" calcext:value-type="float">
            <text:p>1120023</text:p>
          </table:table-cell>
          <table:table-cell table:style-name="ce8" office:value-type="float" office:value="0.9544" calcext:value-type="float">
            <text:p>0.954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63_607338329_OISPNorth_sorted</text:p>
          </table:table-cell>
          <table:table-cell table:style-name="ce7" office:value-type="float" office:value="17378" calcext:value-type="float">
            <text:p>17378</text:p>
          </table:table-cell>
          <table:table-cell table:style-name="ce7" office:value-type="float" office:value="25389" calcext:value-type="float">
            <text:p>25389</text:p>
          </table:table-cell>
          <table:table-cell table:style-name="ce7" office:value-type="float" office:value="1.461" calcext:value-type="float">
            <text:p>1.461</text:p>
          </table:table-cell>
          <table:table-cell table:style-name="ce7" office:value-type="float" office:value="1.48" calcext:value-type="float">
            <text:p>1.4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3638" calcext:value-type="float">
            <text:p>93638</text:p>
          </table:table-cell>
          <table:table-cell table:style-name="ce8" office:value-type="float" office:value="1079937" calcext:value-type="float">
            <text:p>1079937</text:p>
          </table:table-cell>
          <table:table-cell table:style-name="ce8" office:value-type="float" office:value="0.9202" calcext:value-type="float">
            <text:p>0.920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7_836588104_AlligatorCreekWMA_sorted</text:p>
          </table:table-cell>
          <table:table-cell table:style-name="ce7" office:value-type="float" office:value="14151" calcext:value-type="float">
            <text:p>14151</text:p>
          </table:table-cell>
          <table:table-cell table:style-name="ce7" office:value-type="float" office:value="20629" calcext:value-type="float">
            <text:p>20629</text:p>
          </table:table-cell>
          <table:table-cell table:style-name="ce7" office:value-type="float" office:value="1.458" calcext:value-type="float">
            <text:p>1.458</text:p>
          </table:table-cell>
          <table:table-cell table:style-name="ce7" office:value-type="float" office:value="1.487" calcext:value-type="float">
            <text:p>1.48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7185" calcext:value-type="float">
            <text:p>17185</text:p>
          </table:table-cell>
          <table:table-cell table:style-name="ce8" office:value-type="float" office:value="1156390" calcext:value-type="float">
            <text:p>1156390</text:p>
          </table:table-cell>
          <table:table-cell table:style-name="ce8" office:value-type="float" office:value="0.9854" calcext:value-type="float">
            <text:p>0.985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6_076123540_BroxtonRocks_sorted</text:p>
          </table:table-cell>
          <table:table-cell table:style-name="ce7" office:value-type="float" office:value="20369" calcext:value-type="float">
            <text:p>20369</text:p>
          </table:table-cell>
          <table:table-cell table:style-name="ce7" office:value-type="float" office:value="31164" calcext:value-type="float">
            <text:p>31164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53" calcext:value-type="float">
            <text:p>1.55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20393" calcext:value-type="float">
            <text:p>20393</text:p>
          </table:table-cell>
          <table:table-cell table:style-name="ce8" office:value-type="float" office:value="1153182" calcext:value-type="float">
            <text:p>1153182</text:p>
          </table:table-cell>
          <table:table-cell table:style-name="ce8" office:value-type="float" office:value="0.9826" calcext:value-type="float">
            <text:p>0.982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4_600880260_OISPNorth_sorted</text:p>
          </table:table-cell>
          <table:table-cell table:style-name="ce7" office:value-type="float" office:value="17732" calcext:value-type="float">
            <text:p>17732</text:p>
          </table:table-cell>
          <table:table-cell table:style-name="ce7" office:value-type="float" office:value="27368" calcext:value-type="float">
            <text:p>27368</text:p>
          </table:table-cell>
          <table:table-cell table:style-name="ce7" office:value-type="float" office:value="1.543" calcext:value-type="float">
            <text:p>1.543</text:p>
          </table:table-cell>
          <table:table-cell table:style-name="ce7" office:value-type="float" office:value="1.564" calcext:value-type="float">
            <text:p>1.56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0600" calcext:value-type="float">
            <text:p>110600</text:p>
          </table:table-cell>
          <table:table-cell table:style-name="ce8" office:value-type="float" office:value="1062975" calcext:value-type="float">
            <text:p>1062975</text:p>
          </table:table-cell>
          <table:table-cell table:style-name="ce8" office:value-type="float" office:value="0.9058" calcext:value-type="float">
            <text:p>0.905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60_605064768_BroxtonRocks_sorted</text:p>
          </table:table-cell>
          <table:table-cell table:style-name="ce7" office:value-type="float" office:value="27663" calcext:value-type="float">
            <text:p>27663</text:p>
          </table:table-cell>
          <table:table-cell table:style-name="ce7" office:value-type="float" office:value="45304" calcext:value-type="float">
            <text:p>45304</text:p>
          </table:table-cell>
          <table:table-cell table:style-name="ce7" office:value-type="float" office:value="1.638" calcext:value-type="float">
            <text:p>1.638</text:p>
          </table:table-cell>
          <table:table-cell table:style-name="ce7" office:value-type="float" office:value="1.658" calcext:value-type="float">
            <text:p>1.65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6579" calcext:value-type="float">
            <text:p>106579</text:p>
          </table:table-cell>
          <table:table-cell table:style-name="ce8" office:value-type="float" office:value="1066996" calcext:value-type="float">
            <text:p>1066996</text:p>
          </table:table-cell>
          <table:table-cell table:style-name="ce8" office:value-type="float" office:value="0.9092" calcext:value-type="float">
            <text:p>0.909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0_607338592_OISP_sorted</text:p>
          </table:table-cell>
          <table:table-cell table:style-name="ce7" office:value-type="float" office:value="32228" calcext:value-type="float">
            <text:p>32228</text:p>
          </table:table-cell>
          <table:table-cell table:style-name="ce7" office:value-type="float" office:value="57099" calcext:value-type="float">
            <text:p>57099</text:p>
          </table:table-cell>
          <table:table-cell table:style-name="ce7" office:value-type="float" office:value="1.772" calcext:value-type="float">
            <text:p>1.772</text:p>
          </table:table-cell>
          <table:table-cell table:style-name="ce7" office:value-type="float" office:value="1.797" calcext:value-type="float">
            <text:p>1.79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63161" calcext:value-type="float">
            <text:p>63161</text:p>
          </table:table-cell>
          <table:table-cell table:style-name="ce8" office:value-type="float" office:value="1110414" calcext:value-type="float">
            <text:p>1110414</text:p>
          </table:table-cell>
          <table:table-cell table:style-name="ce8" office:value-type="float" office:value="0.9462" calcext:value-type="float">
            <text:p>0.946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1_607338574_MoodyForest_sorted</text:p>
          </table:table-cell>
          <table:table-cell table:style-name="ce7" office:value-type="float" office:value="32253" calcext:value-type="float">
            <text:p>32253</text:p>
          </table:table-cell>
          <table:table-cell table:style-name="ce7" office:value-type="float" office:value="64738" calcext:value-type="float">
            <text:p>64738</text:p>
          </table:table-cell>
          <table:table-cell table:style-name="ce7" office:value-type="float" office:value="2.007" calcext:value-type="float">
            <text:p>2.007</text:p>
          </table:table-cell>
          <table:table-cell table:style-name="ce7" office:value-type="float" office:value="2.053" calcext:value-type="float">
            <text:p>2.05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1035" calcext:value-type="float">
            <text:p>91035</text:p>
          </table:table-cell>
          <table:table-cell table:style-name="ce8" office:value-type="float" office:value="1082540" calcext:value-type="float">
            <text:p>1082540</text:p>
          </table:table-cell>
          <table:table-cell table:style-name="ce8" office:value-type="float" office:value="0.9224" calcext:value-type="float">
            <text:p>0.922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Appling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1_605065061_MoodyForest_sorted</text:p>
          </table:table-cell>
          <table:table-cell table:style-name="ce7" office:value-type="float" office:value="49771" calcext:value-type="float">
            <text:p>49771</text:p>
          </table:table-cell>
          <table:table-cell table:style-name="ce7" office:value-type="float" office:value="126393" calcext:value-type="float">
            <text:p>126393</text:p>
          </table:table-cell>
          <table:table-cell table:style-name="ce7" office:value-type="float" office:value="2.539" calcext:value-type="float">
            <text:p>2.539</text:p>
          </table:table-cell>
          <table:table-cell table:style-name="ce7" office:value-type="float" office:value="2.62" calcext:value-type="float">
            <text:p>2.6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5809" calcext:value-type="float">
            <text:p>105809</text:p>
          </table:table-cell>
          <table:table-cell table:style-name="ce8" office:value-type="float" office:value="1067766" calcext:value-type="float">
            <text:p>1067766</text:p>
          </table:table-cell>
          <table:table-cell table:style-name="ce8" office:value-type="float" office:value="0.9098" calcext:value-type="float">
            <text:p>0.909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Appling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6_Nopit01_ReeseThompsonProperty_sorted</text:p>
          </table:table-cell>
          <table:table-cell table:style-name="ce7" office:value-type="float" office:value="54284" calcext:value-type="float">
            <text:p>54284</text:p>
          </table:table-cell>
          <table:table-cell table:style-name="ce7" office:value-type="float" office:value="153203" calcext:value-type="float">
            <text:p>153203</text:p>
          </table:table-cell>
          <table:table-cell table:style-name="ce7" office:value-type="float" office:value="2.822" calcext:value-type="float">
            <text:p>2.822</text:p>
          </table:table-cell>
          <table:table-cell table:style-name="ce7" office:value-type="float" office:value="2.956" calcext:value-type="float">
            <text:p>2.95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55372" calcext:value-type="float">
            <text:p>55372</text:p>
          </table:table-cell>
          <table:table-cell table:style-name="ce8" office:value-type="float" office:value="1118203" calcext:value-type="float">
            <text:p>1118203</text:p>
          </table:table-cell>
          <table:table-cell table:style-name="ce8" office:value-type="float" office:value="0.9528" calcext:value-type="float">
            <text:p>0.952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4_605060797_FrankThompsonProperty_sorted</text:p>
          </table:table-cell>
          <table:table-cell table:style-name="ce7" office:value-type="float" office:value="53030" calcext:value-type="float">
            <text:p>53030</text:p>
          </table:table-cell>
          <table:table-cell table:style-name="ce7" office:value-type="float" office:value="149893" calcext:value-type="float">
            <text:p>149893</text:p>
          </table:table-cell>
          <table:table-cell table:style-name="ce7" office:value-type="float" office:value="2.827" calcext:value-type="float">
            <text:p>2.827</text:p>
          </table:table-cell>
          <table:table-cell table:style-name="ce7" office:value-type="float" office:value="2.958" calcext:value-type="float">
            <text:p>2.95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73638" calcext:value-type="float">
            <text:p>73638</text:p>
          </table:table-cell>
          <table:table-cell table:style-name="ce8" office:value-type="float" office:value="1099937" calcext:value-type="float">
            <text:p>1099937</text:p>
          </table:table-cell>
          <table:table-cell table:style-name="ce8" office:value-type="float" office:value="0.9373" calcext:value-type="float">
            <text:p>0.937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2_605062267_FrankThompsonProperty_sorted</text:p>
          </table:table-cell>
          <table:table-cell table:style-name="ce7" office:value-type="float" office:value="52554" calcext:value-type="float">
            <text:p>52554</text:p>
          </table:table-cell>
          <table:table-cell table:style-name="ce7" office:value-type="float" office:value="150066" calcext:value-type="float">
            <text:p>150066</text:p>
          </table:table-cell>
          <table:table-cell table:style-name="ce7" office:value-type="float" office:value="2.855" calcext:value-type="float">
            <text:p>2.855</text:p>
          </table:table-cell>
          <table:table-cell table:style-name="ce7" office:value-type="float" office:value="2.984" calcext:value-type="float">
            <text:p>2.98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58237" calcext:value-type="float">
            <text:p>58237</text:p>
          </table:table-cell>
          <table:table-cell table:style-name="ce8" office:value-type="float" office:value="1115338" calcext:value-type="float">
            <text:p>1115338</text:p>
          </table:table-cell>
          <table:table-cell table:style-name="ce8" office:value-type="float" office:value="0.9504" calcext:value-type="float">
            <text:p>0.950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1_605059540_FlatTubWMA_sorted</text:p>
          </table:table-cell>
          <table:table-cell table:style-name="ce7" office:value-type="float" office:value="62352" calcext:value-type="float">
            <text:p>62352</text:p>
          </table:table-cell>
          <table:table-cell table:style-name="ce7" office:value-type="float" office:value="223687" calcext:value-type="float">
            <text:p>223687</text:p>
          </table:table-cell>
          <table:table-cell table:style-name="ce7" office:value-type="float" office:value="3.587" calcext:value-type="float">
            <text:p>3.587</text:p>
          </table:table-cell>
          <table:table-cell table:style-name="ce7" office:value-type="float" office:value="3.783" calcext:value-type="float">
            <text:p>3.78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65460" calcext:value-type="float">
            <text:p>65460</text:p>
          </table:table-cell>
          <table:table-cell table:style-name="ce8" office:value-type="float" office:value="1108115" calcext:value-type="float">
            <text:p>1108115</text:p>
          </table:table-cell>
          <table:table-cell table:style-name="ce8" office:value-type="float" office:value="0.9442" calcext:value-type="float">
            <text:p>0.944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JeffDavi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87_P4_georgia_TelfairCo_AlligoodTract_sorted</text:p>
          </table:table-cell>
          <table:table-cell table:style-name="ce7" office:value-type="float" office:value="68158" calcext:value-type="float">
            <text:p>68158</text:p>
          </table:table-cell>
          <table:table-cell table:style-name="ce7" office:value-type="float" office:value="242767" calcext:value-type="float">
            <text:p>242767</text:p>
          </table:table-cell>
          <table:table-cell table:style-name="ce7" office:value-type="float" office:value="3.562" calcext:value-type="float">
            <text:p>3.562</text:p>
          </table:table-cell>
          <table:table-cell table:style-name="ce7" office:value-type="float" office:value="3.982" calcext:value-type="float">
            <text:p>3.98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79599" calcext:value-type="float">
            <text:p>79599</text:p>
          </table:table-cell>
          <table:table-cell table:style-name="ce8" office:value-type="float" office:value="1093976" calcext:value-type="float">
            <text:p>1093976</text:p>
          </table:table-cell>
          <table:table-cell table:style-name="ce8" office:value-type="float" office:value="0.9322" calcext:value-type="float">
            <text:p>0.932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5_P1_georgia_TelfairCo_AlligoodTract_sorted</text:p>
          </table:table-cell>
          <table:table-cell table:style-name="ce7" office:value-type="float" office:value="65796" calcext:value-type="float">
            <text:p>65796</text:p>
          </table:table-cell>
          <table:table-cell table:style-name="ce7" office:value-type="float" office:value="334865" calcext:value-type="float">
            <text:p>334865</text:p>
          </table:table-cell>
          <table:table-cell table:style-name="ce7" office:value-type="float" office:value="5.089" calcext:value-type="float">
            <text:p>5.089</text:p>
          </table:table-cell>
          <table:table-cell table:style-name="ce7" office:value-type="float" office:value="5.43" calcext:value-type="float">
            <text:p>5.4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1280" calcext:value-type="float">
            <text:p>81280</text:p>
          </table:table-cell>
          <table:table-cell table:style-name="ce8" office:value-type="float" office:value="1092295" calcext:value-type="float">
            <text:p>1092295</text:p>
          </table:table-cell>
          <table:table-cell table:style-name="ce8" office:value-type="float" office:value="0.9307" calcext:value-type="float">
            <text:p>0.930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6_P2_georgia_TelfairCo_AlligoodTract_sorted</text:p>
          </table:table-cell>
          <table:table-cell table:style-name="ce7" office:value-type="float" office:value="70605" calcext:value-type="float">
            <text:p>70605</text:p>
          </table:table-cell>
          <table:table-cell table:style-name="ce7" office:value-type="float" office:value="363521" calcext:value-type="float">
            <text:p>363521</text:p>
          </table:table-cell>
          <table:table-cell table:style-name="ce7" office:value-type="float" office:value="5.149" calcext:value-type="float">
            <text:p>5.149</text:p>
          </table:table-cell>
          <table:table-cell table:style-name="ce7" office:value-type="float" office:value="5.596" calcext:value-type="float">
            <text:p>5.59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0532" calcext:value-type="float">
            <text:p>100532</text:p>
          </table:table-cell>
          <table:table-cell table:style-name="ce8" office:value-type="float" office:value="1073043" calcext:value-type="float">
            <text:p>1073043</text:p>
          </table:table-cell>
          <table:table-cell table:style-name="ce8" office:value-type="float" office:value="0.9143" calcext:value-type="float">
            <text:p>0.914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09_georgia_TelfairCo_Snipesville_sorted</text:p>
          </table:table-cell>
          <table:table-cell table:style-name="ce7" office:value-type="float" office:value="88324" calcext:value-type="float">
            <text:p>88324</text:p>
          </table:table-cell>
          <table:table-cell table:style-name="ce7" office:value-type="float" office:value="534628" calcext:value-type="float">
            <text:p>534628</text:p>
          </table:table-cell>
          <table:table-cell table:style-name="ce7" office:value-type="float" office:value="6.053" calcext:value-type="float">
            <text:p>6.053</text:p>
          </table:table-cell>
          <table:table-cell table:style-name="ce7" office:value-type="float" office:value="7.043" calcext:value-type="float">
            <text:p>7.04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3320" calcext:value-type="float">
            <text:p>123320</text:p>
          </table:table-cell>
          <table:table-cell table:style-name="ce8" office:value-type="float" office:value="1050255" calcext:value-type="float">
            <text:p>1050255</text:p>
          </table:table-cell>
          <table:table-cell table:style-name="ce8" office:value-type="float" office:value="0.8949" calcext:value-type="float">
            <text:p>0.894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81_georgia_WheelerCo_Scotland_sorted</text:p>
          </table:table-cell>
          <table:table-cell table:style-name="ce7" office:value-type="float" office:value="94394" calcext:value-type="float">
            <text:p>94394</text:p>
          </table:table-cell>
          <table:table-cell table:style-name="ce7" office:value-type="float" office:value="673891" calcext:value-type="float">
            <text:p>673891</text:p>
          </table:table-cell>
          <table:table-cell table:style-name="ce7" office:value-type="float" office:value="7.139" calcext:value-type="float">
            <text:p>7.139</text:p>
          </table:table-cell>
          <table:table-cell table:style-name="ce7" office:value-type="float" office:value="8.415" calcext:value-type="float">
            <text:p>8.41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0549" calcext:value-type="float">
            <text:p>120549</text:p>
          </table:table-cell>
          <table:table-cell table:style-name="ce8" office:value-type="float" office:value="1053026" calcext:value-type="float">
            <text:p>1053026</text:p>
          </table:table-cell>
          <table:table-cell table:style-name="ce8" office:value-type="float" office:value="0.8973" calcext:value-type="float">
            <text:p>0.897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827_georgia_TelfairCo_Jacksonville_sorted</text:p>
          </table:table-cell>
          <table:table-cell table:style-name="ce7" office:value-type="float" office:value="94901" calcext:value-type="float">
            <text:p>94901</text:p>
          </table:table-cell>
          <table:table-cell table:style-name="ce7" office:value-type="float" office:value="709357" calcext:value-type="float">
            <text:p>709357</text:p>
          </table:table-cell>
          <table:table-cell table:style-name="ce7" office:value-type="float" office:value="7.475" calcext:value-type="float">
            <text:p>7.475</text:p>
          </table:table-cell>
          <table:table-cell table:style-name="ce7" office:value-type="float" office:value="9.12" calcext:value-type="float">
            <text:p>9.1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7298" calcext:value-type="float">
            <text:p>107298</text:p>
          </table:table-cell>
          <table:table-cell table:style-name="ce8" office:value-type="float" office:value="1066277" calcext:value-type="float">
            <text:p>1066277</text:p>
          </table:table-cell>
          <table:table-cell table:style-name="ce8" office:value-type="float" office:value="0.9086" calcext:value-type="float">
            <text:p>0.908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33_georgia_TelfairCo_Jacksonville_sorted</text:p>
          </table:table-cell>
          <table:table-cell table:style-name="ce7" office:value-type="float" office:value="96338" calcext:value-type="float">
            <text:p>96338</text:p>
          </table:table-cell>
          <table:table-cell table:style-name="ce7" office:value-type="float" office:value="960797" calcext:value-type="float">
            <text:p>960797</text:p>
          </table:table-cell>
          <table:table-cell table:style-name="ce7" office:value-type="float" office:value="9.973" calcext:value-type="float">
            <text:p>9.973</text:p>
          </table:table-cell>
          <table:table-cell table:style-name="ce7" office:value-type="float" office:value="11.655" calcext:value-type="float">
            <text:p>11.65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1345" calcext:value-type="float">
            <text:p>121345</text:p>
          </table:table-cell>
          <table:table-cell table:style-name="ce8" office:value-type="float" office:value="1052230" calcext:value-type="float">
            <text:p>1052230</text:p>
          </table:table-cell>
          <table:table-cell table:style-name="ce8" office:value-type="float" office:value="0.8966" calcext:value-type="float">
            <text:p>0.896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2_O3_georgia_WheelerCo_LittleOcmulgee_sorted</text:p>
          </table:table-cell>
          <table:table-cell table:style-name="ce7" office:value-type="float" office:value="92964" calcext:value-type="float">
            <text:p>92964</text:p>
          </table:table-cell>
          <table:table-cell table:style-name="ce7" office:value-type="float" office:value="960888" calcext:value-type="float">
            <text:p>960888</text:p>
          </table:table-cell>
          <table:table-cell table:style-name="ce7" office:value-type="float" office:value="10.336" calcext:value-type="float">
            <text:p>10.336</text:p>
          </table:table-cell>
          <table:table-cell table:style-name="ce7" office:value-type="float" office:value="12.053" calcext:value-type="float">
            <text:p>12.05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8491" calcext:value-type="float">
            <text:p>108491</text:p>
          </table:table-cell>
          <table:table-cell table:style-name="ce8" office:value-type="float" office:value="1065084" calcext:value-type="float">
            <text:p>1065084</text:p>
          </table:table-cell>
          <table:table-cell table:style-name="ce8" office:value-type="float" office:value="0.9076" calcext:value-type="float">
            <text:p>0.907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8_066265616_OISPNorth_sorted</text:p>
          </table:table-cell>
          <table:table-cell table:style-name="ce7" office:value-type="float" office:value="108024" calcext:value-type="float">
            <text:p>108024</text:p>
          </table:table-cell>
          <table:table-cell table:style-name="ce7" office:value-type="float" office:value="1807931" calcext:value-type="float">
            <text:p>1807931</text:p>
          </table:table-cell>
          <table:table-cell table:style-name="ce7" office:value-type="float" office:value="16.736" calcext:value-type="float">
            <text:p>16.736</text:p>
          </table:table-cell>
          <table:table-cell table:style-name="ce7" office:value-type="float" office:value="19.719" calcext:value-type="float">
            <text:p>19.71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8042" calcext:value-type="float">
            <text:p>108042</text:p>
          </table:table-cell>
          <table:table-cell table:style-name="ce8" office:value-type="float" office:value="1065533" calcext:value-type="float">
            <text:p>1065533</text:p>
          </table:table-cell>
          <table:table-cell table:style-name="ce8" office:value-type="float" office:value="0.9079" calcext:value-type="float">
            <text:p>0.907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8_605791060_BroxtonRocksEast_sorted</text:p>
          </table:table-cell>
          <table:table-cell table:style-name="ce7" office:value-type="float" office:value="113341" calcext:value-type="float">
            <text:p>113341</text:p>
          </table:table-cell>
          <table:table-cell table:style-name="ce7" office:value-type="float" office:value="2132110" calcext:value-type="float">
            <text:p>2132110</text:p>
          </table:table-cell>
          <table:table-cell table:style-name="ce7" office:value-type="float" office:value="18.811" calcext:value-type="float">
            <text:p>18.811</text:p>
          </table:table-cell>
          <table:table-cell table:style-name="ce7" office:value-type="float" office:value="22.604" calcext:value-type="float">
            <text:p>22.60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2583" calcext:value-type="float">
            <text:p>122583</text:p>
          </table:table-cell>
          <table:table-cell table:style-name="ce8" office:value-type="float" office:value="1050992" calcext:value-type="float">
            <text:p>1050992</text:p>
          </table:table-cell>
          <table:table-cell table:style-name="ce8" office:value-type="float" office:value="0.8955" calcext:value-type="float">
            <text:p>0.895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29_georgia_TelfairCo_Snipesville_sorted</text:p>
          </table:table-cell>
          <table:table-cell table:style-name="ce7" office:value-type="float" office:value="118653" calcext:value-type="float">
            <text:p>118653</text:p>
          </table:table-cell>
          <table:table-cell table:style-name="ce7" office:value-type="float" office:value="2288452" calcext:value-type="float">
            <text:p>2288452</text:p>
          </table:table-cell>
          <table:table-cell table:style-name="ce7" office:value-type="float" office:value="19.287" calcext:value-type="float">
            <text:p>19.287</text:p>
          </table:table-cell>
          <table:table-cell table:style-name="ce7" office:value-type="float" office:value="24.203" calcext:value-type="float">
            <text:p>24.20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648" calcext:value-type="float">
            <text:p>137648</text:p>
          </table:table-cell>
          <table:table-cell table:style-name="ce8" office:value-type="float" office:value="1035927" calcext:value-type="float">
            <text:p>1035927</text:p>
          </table:table-cell>
          <table:table-cell table:style-name="ce8" office:value-type="float" office:value="0.8827" calcext:value-type="float">
            <text:p>0.882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11_K1_georgia_WheelerCo_LittleOcmulgee_sorted</text:p>
          </table:table-cell>
          <table:table-cell table:style-name="ce7" office:value-type="float" office:value="108466" calcext:value-type="float">
            <text:p>108466</text:p>
          </table:table-cell>
          <table:table-cell table:style-name="ce7" office:value-type="float" office:value="2315503" calcext:value-type="float">
            <text:p>2315503</text:p>
          </table:table-cell>
          <table:table-cell table:style-name="ce7" office:value-type="float" office:value="21.348" calcext:value-type="float">
            <text:p>21.348</text:p>
          </table:table-cell>
          <table:table-cell table:style-name="ce7" office:value-type="float" office:value="25.757" calcext:value-type="float">
            <text:p>25.75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8564" calcext:value-type="float">
            <text:p>128564</text:p>
          </table:table-cell>
          <table:table-cell table:style-name="ce8" office:value-type="float" office:value="1045011" calcext:value-type="float">
            <text:p>1045011</text:p>
          </table:table-cell>
          <table:table-cell table:style-name="ce8" office:value-type="float" office:value="0.8905" calcext:value-type="float">
            <text:p>0.890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93_georgia_TelfairCo_Snipesville_sorted</text:p>
          </table:table-cell>
          <table:table-cell table:style-name="ce7" office:value-type="float" office:value="127453" calcext:value-type="float">
            <text:p>127453</text:p>
          </table:table-cell>
          <table:table-cell table:style-name="ce7" office:value-type="float" office:value="2821207" calcext:value-type="float">
            <text:p>2821207</text:p>
          </table:table-cell>
          <table:table-cell table:style-name="ce7" office:value-type="float" office:value="22.135" calcext:value-type="float">
            <text:p>22.135</text:p>
          </table:table-cell>
          <table:table-cell table:style-name="ce7" office:value-type="float" office:value="28.794" calcext:value-type="float">
            <text:p>28.79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0932" calcext:value-type="float">
            <text:p>140932</text:p>
          </table:table-cell>
          <table:table-cell table:style-name="ce8" office:value-type="float" office:value="1032643" calcext:value-type="float">
            <text:p>1032643</text:p>
          </table:table-cell>
          <table:table-cell table:style-name="ce8" office:value-type="float" office:value="0.8799" calcext:value-type="float">
            <text:p>0.879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95_georgia_CoffeeCo_SappsStill_sorted</text:p>
          </table:table-cell>
          <table:table-cell table:style-name="ce7" office:value-type="float" office:value="124615" calcext:value-type="float">
            <text:p>124615</text:p>
          </table:table-cell>
          <table:table-cell table:style-name="ce7" office:value-type="float" office:value="2979995" calcext:value-type="float">
            <text:p>2979995</text:p>
          </table:table-cell>
          <table:table-cell table:style-name="ce7" office:value-type="float" office:value="23.914" calcext:value-type="float">
            <text:p>23.914</text:p>
          </table:table-cell>
          <table:table-cell table:style-name="ce7" office:value-type="float" office:value="30.838" calcext:value-type="float">
            <text:p>30.83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290" calcext:value-type="float">
            <text:p>139290</text:p>
          </table:table-cell>
          <table:table-cell table:style-name="ce8" office:value-type="float" office:value="1034285" calcext:value-type="float">
            <text:p>1034285</text:p>
          </table:table-cell>
          <table:table-cell table:style-name="ce8" office:value-type="float" office:value="0.8813" calcext:value-type="float">
            <text:p>0.881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44_georgia_WheelerCo_LumberCity_sorted</text:p>
          </table:table-cell>
          <table:table-cell table:style-name="ce7" office:value-type="float" office:value="125557" calcext:value-type="float">
            <text:p>125557</text:p>
          </table:table-cell>
          <table:table-cell table:style-name="ce7" office:value-type="float" office:value="3164737" calcext:value-type="float">
            <text:p>3164737</text:p>
          </table:table-cell>
          <table:table-cell table:style-name="ce7" office:value-type="float" office:value="25.206" calcext:value-type="float">
            <text:p>25.206</text:p>
          </table:table-cell>
          <table:table-cell table:style-name="ce7" office:value-type="float" office:value="32.66" calcext:value-type="float">
            <text:p>32.6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5668" calcext:value-type="float">
            <text:p>125668</text:p>
          </table:table-cell>
          <table:table-cell table:style-name="ce8" office:value-type="float" office:value="1047907" calcext:value-type="float">
            <text:p>1047907</text:p>
          </table:table-cell>
          <table:table-cell table:style-name="ce8" office:value-type="float" office:value="0.8929" calcext:value-type="float">
            <text:p>0.892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25_georgia_WheelerCo_LumberCity_sorted</text:p>
          </table:table-cell>
          <table:table-cell table:style-name="ce7" office:value-type="float" office:value="113076" calcext:value-type="float">
            <text:p>113076</text:p>
          </table:table-cell>
          <table:table-cell table:style-name="ce7" office:value-type="float" office:value="3006446" calcext:value-type="float">
            <text:p>3006446</text:p>
          </table:table-cell>
          <table:table-cell table:style-name="ce7" office:value-type="float" office:value="26.588" calcext:value-type="float">
            <text:p>26.588</text:p>
          </table:table-cell>
          <table:table-cell table:style-name="ce7" office:value-type="float" office:value="33.066" calcext:value-type="float">
            <text:p>33.06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3147" calcext:value-type="float">
            <text:p>113147</text:p>
          </table:table-cell>
          <table:table-cell table:style-name="ce8" office:value-type="float" office:value="1060428" calcext:value-type="float">
            <text:p>1060428</text:p>
          </table:table-cell>
          <table:table-cell table:style-name="ce8" office:value-type="float" office:value="0.9036" calcext:value-type="float">
            <text:p>0.903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16_georgia_WheelerCo_LumberCity_sorted</text:p>
          </table:table-cell>
          <table:table-cell table:style-name="ce7" office:value-type="float" office:value="127695" calcext:value-type="float">
            <text:p>127695</text:p>
          </table:table-cell>
          <table:table-cell table:style-name="ce7" office:value-type="float" office:value="3583028" calcext:value-type="float">
            <text:p>3583028</text:p>
          </table:table-cell>
          <table:table-cell table:style-name="ce7" office:value-type="float" office:value="28.059" calcext:value-type="float">
            <text:p>28.059</text:p>
          </table:table-cell>
          <table:table-cell table:style-name="ce7" office:value-type="float" office:value="36.081" calcext:value-type="float">
            <text:p>36.08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7746" calcext:value-type="float">
            <text:p>127746</text:p>
          </table:table-cell>
          <table:table-cell table:style-name="ce8" office:value-type="float" office:value="1045829" calcext:value-type="float">
            <text:p>1045829</text:p>
          </table:table-cell>
          <table:table-cell table:style-name="ce8" office:value-type="float" office:value="0.8911" calcext:value-type="float">
            <text:p>0.891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13_georgia_WheelerCo_LumberCity_sorted</text:p>
          </table:table-cell>
          <table:table-cell table:style-name="ce7" office:value-type="float" office:value="112062" calcext:value-type="float">
            <text:p>112062</text:p>
          </table:table-cell>
          <table:table-cell table:style-name="ce7" office:value-type="float" office:value="3478876" calcext:value-type="float">
            <text:p>3478876</text:p>
          </table:table-cell>
          <table:table-cell table:style-name="ce7" office:value-type="float" office:value="31.044" calcext:value-type="float">
            <text:p>31.044</text:p>
          </table:table-cell>
          <table:table-cell table:style-name="ce7" office:value-type="float" office:value="38.042" calcext:value-type="float">
            <text:p>38.04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1948" calcext:value-type="float">
            <text:p>121948</text:p>
          </table:table-cell>
          <table:table-cell table:style-name="ce8" office:value-type="float" office:value="1051627" calcext:value-type="float">
            <text:p>1051627</text:p>
          </table:table-cell>
          <table:table-cell table:style-name="ce8" office:value-type="float" office:value="0.8961" calcext:value-type="float">
            <text:p>0.896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3_605056639_OISPNorth_sorted</text:p>
          </table:table-cell>
          <table:table-cell table:style-name="ce7" office:value-type="float" office:value="127952" calcext:value-type="float">
            <text:p>127952</text:p>
          </table:table-cell>
          <table:table-cell table:style-name="ce7" office:value-type="float" office:value="4310514" calcext:value-type="float">
            <text:p>4310514</text:p>
          </table:table-cell>
          <table:table-cell table:style-name="ce7" office:value-type="float" office:value="33.689" calcext:value-type="float">
            <text:p>33.689</text:p>
          </table:table-cell>
          <table:table-cell table:style-name="ce7" office:value-type="float" office:value="42.31" calcext:value-type="float">
            <text:p>42.3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8163" calcext:value-type="float">
            <text:p>128163</text:p>
          </table:table-cell>
          <table:table-cell table:style-name="ce8" office:value-type="float" office:value="1045412" calcext:value-type="float">
            <text:p>1045412</text:p>
          </table:table-cell>
          <table:table-cell table:style-name="ce8" office:value-type="float" office:value="0.8908" calcext:value-type="float">
            <text:p>0.890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27_georgia_TelfairCo_McRaeHelena_sorted</text:p>
          </table:table-cell>
          <table:table-cell table:style-name="ce7" office:value-type="float" office:value="134840" calcext:value-type="float">
            <text:p>134840</text:p>
          </table:table-cell>
          <table:table-cell table:style-name="ce7" office:value-type="float" office:value="4535170" calcext:value-type="float">
            <text:p>4535170</text:p>
          </table:table-cell>
          <table:table-cell table:style-name="ce7" office:value-type="float" office:value="33.634" calcext:value-type="float">
            <text:p>33.634</text:p>
          </table:table-cell>
          <table:table-cell table:style-name="ce7" office:value-type="float" office:value="44.924" calcext:value-type="float">
            <text:p>44.92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5053" calcext:value-type="float">
            <text:p>135053</text:p>
          </table:table-cell>
          <table:table-cell table:style-name="ce8" office:value-type="float" office:value="1038522" calcext:value-type="float">
            <text:p>1038522</text:p>
          </table:table-cell>
          <table:table-cell table:style-name="ce8" office:value-type="float" office:value="0.8849" calcext:value-type="float">
            <text:p>0.884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98_georgia_CoffeeCo_Pridgen_sorted</text:p>
          </table:table-cell>
          <table:table-cell table:style-name="ce7" office:value-type="float" office:value="134597" calcext:value-type="float">
            <text:p>134597</text:p>
          </table:table-cell>
          <table:table-cell table:style-name="ce7" office:value-type="float" office:value="4727810" calcext:value-type="float">
            <text:p>4727810</text:p>
          </table:table-cell>
          <table:table-cell table:style-name="ce7" office:value-type="float" office:value="35.126" calcext:value-type="float">
            <text:p>35.126</text:p>
          </table:table-cell>
          <table:table-cell table:style-name="ce7" office:value-type="float" office:value="46.894" calcext:value-type="float">
            <text:p>46.89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4170" calcext:value-type="float">
            <text:p>144170</text:p>
          </table:table-cell>
          <table:table-cell table:style-name="ce8" office:value-type="float" office:value="1029405" calcext:value-type="float">
            <text:p>1029405</text:p>
          </table:table-cell>
          <table:table-cell table:style-name="ce8" office:value-type="float" office:value="0.8772" calcext:value-type="float">
            <text:p>0.877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06_georgia_WheelerCo_LumberCity_sorted</text:p>
          </table:table-cell>
          <table:table-cell table:style-name="ce7" office:value-type="float" office:value="137946" calcext:value-type="float">
            <text:p>137946</text:p>
          </table:table-cell>
          <table:table-cell table:style-name="ce7" office:value-type="float" office:value="4987985" calcext:value-type="float">
            <text:p>4987985</text:p>
          </table:table-cell>
          <table:table-cell table:style-name="ce7" office:value-type="float" office:value="36.159" calcext:value-type="float">
            <text:p>36.159</text:p>
          </table:table-cell>
          <table:table-cell table:style-name="ce7" office:value-type="float" office:value="48.616" calcext:value-type="float">
            <text:p>48.61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7554" calcext:value-type="float">
            <text:p>147554</text:p>
          </table:table-cell>
          <table:table-cell table:style-name="ce8" office:value-type="float" office:value="1026021" calcext:value-type="float">
            <text:p>1026021</text:p>
          </table:table-cell>
          <table:table-cell table:style-name="ce8" office:value-type="float" office:value="0.8743" calcext:value-type="float">
            <text:p>0.874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803_georgia_CoffeeCo_Pridgen_sorted</text:p>
          </table:table-cell>
          <table:table-cell table:style-name="ce7" office:value-type="float" office:value="131938" calcext:value-type="float">
            <text:p>131938</text:p>
          </table:table-cell>
          <table:table-cell table:style-name="ce7" office:value-type="float" office:value="4890001" calcext:value-type="float">
            <text:p>4890001</text:p>
          </table:table-cell>
          <table:table-cell table:style-name="ce7" office:value-type="float" office:value="37.063" calcext:value-type="float">
            <text:p>37.063</text:p>
          </table:table-cell>
          <table:table-cell table:style-name="ce7" office:value-type="float" office:value="48.753" calcext:value-type="float">
            <text:p>48.75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6055" calcext:value-type="float">
            <text:p>136055</text:p>
          </table:table-cell>
          <table:table-cell table:style-name="ce8" office:value-type="float" office:value="1037520" calcext:value-type="float">
            <text:p>1037520</text:p>
          </table:table-cell>
          <table:table-cell table:style-name="ce8" office:value-type="float" office:value="0.8841" calcext:value-type="float">
            <text:p>0.884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246_X1_georgia_JeffDavisCo_FlatTubWMA_sorted</text:p>
          </table:table-cell>
          <table:table-cell table:style-name="ce7" office:value-type="float" office:value="127152" calcext:value-type="float">
            <text:p>127152</text:p>
          </table:table-cell>
          <table:table-cell table:style-name="ce7" office:value-type="float" office:value="4894100" calcext:value-type="float">
            <text:p>4894100</text:p>
          </table:table-cell>
          <table:table-cell table:style-name="ce7" office:value-type="float" office:value="38.49" calcext:value-type="float">
            <text:p>38.49</text:p>
          </table:table-cell>
          <table:table-cell table:style-name="ce7" office:value-type="float" office:value="50.018" calcext:value-type="float">
            <text:p>50.01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6370" calcext:value-type="float">
            <text:p>146370</text:p>
          </table:table-cell>
          <table:table-cell table:style-name="ce8" office:value-type="float" office:value="1027205" calcext:value-type="float">
            <text:p>1027205</text:p>
          </table:table-cell>
          <table:table-cell table:style-name="ce8" office:value-type="float" office:value="0.8753" calcext:value-type="float">
            <text:p>0.875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JeffDavis</text:p>
          </table:table-cell>
          <table:table-cell table:style-name="ce10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C6_georgia_TelfairCo_sorted</text:p>
          </table:table-cell>
          <table:table-cell table:style-name="ce7" office:value-type="float" office:value="130894" calcext:value-type="float">
            <text:p>130894</text:p>
          </table:table-cell>
          <table:table-cell table:style-name="ce7" office:value-type="float" office:value="4857695" calcext:value-type="float">
            <text:p>4857695</text:p>
          </table:table-cell>
          <table:table-cell table:style-name="ce7" office:value-type="float" office:value="37.112" calcext:value-type="float">
            <text:p>37.112</text:p>
          </table:table-cell>
          <table:table-cell table:style-name="ce7" office:value-type="float" office:value="50.127" calcext:value-type="float">
            <text:p>50.12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4346" calcext:value-type="float">
            <text:p>144346</text:p>
          </table:table-cell>
          <table:table-cell table:style-name="ce8" office:value-type="float" office:value="1029229" calcext:value-type="float">
            <text:p>1029229</text:p>
          </table:table-cell>
          <table:table-cell table:style-name="ce8" office:value-type="float" office:value="0.877" calcext:value-type="float">
            <text:p>0.87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P5_georgia_TelfairCo_AlligoodTract_sorted</text:p>
          </table:table-cell>
          <table:table-cell table:style-name="ce7" office:value-type="float" office:value="112708" calcext:value-type="float">
            <text:p>112708</text:p>
          </table:table-cell>
          <table:table-cell table:style-name="ce7" office:value-type="float" office:value="4923815" calcext:value-type="float">
            <text:p>4923815</text:p>
          </table:table-cell>
          <table:table-cell table:style-name="ce7" office:value-type="float" office:value="43.686" calcext:value-type="float">
            <text:p>43.686</text:p>
          </table:table-cell>
          <table:table-cell table:style-name="ce7" office:value-type="float" office:value="53.199" calcext:value-type="float">
            <text:p>53.19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9916" calcext:value-type="float">
            <text:p>119916</text:p>
          </table:table-cell>
          <table:table-cell table:style-name="ce8" office:value-type="float" office:value="1053659" calcext:value-type="float">
            <text:p>1053659</text:p>
          </table:table-cell>
          <table:table-cell table:style-name="ce8" office:value-type="float" office:value="0.8978" calcext:value-type="float">
            <text:p>0.897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D9_georgia_Conecuh_sorted</text:p>
          </table:table-cell>
          <table:table-cell table:style-name="ce7" office:value-type="float" office:value="127443" calcext:value-type="float">
            <text:p>127443</text:p>
          </table:table-cell>
          <table:table-cell table:style-name="ce7" office:value-type="float" office:value="5732067" calcext:value-type="float">
            <text:p>5732067</text:p>
          </table:table-cell>
          <table:table-cell table:style-name="ce7" office:value-type="float" office:value="44.977" calcext:value-type="float">
            <text:p>44.977</text:p>
          </table:table-cell>
          <table:table-cell table:style-name="ce7" office:value-type="float" office:value="58.484" calcext:value-type="float">
            <text:p>58.48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4835" calcext:value-type="float">
            <text:p>144835</text:p>
          </table:table-cell>
          <table:table-cell table:style-name="ce8" office:value-type="float" office:value="1028740" calcext:value-type="float">
            <text:p>1028740</text:p>
          </table:table-cell>
          <table:table-cell table:style-name="ce8" office:value-type="float" office:value="0.8766" calcext:value-type="float">
            <text:p>0.876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D5_georgia_Conecuh_sorted</text:p>
          </table:table-cell>
          <table:table-cell table:style-name="ce7" office:value-type="float" office:value="116681" calcext:value-type="float">
            <text:p>116681</text:p>
          </table:table-cell>
          <table:table-cell table:style-name="ce7" office:value-type="float" office:value="5592674" calcext:value-type="float">
            <text:p>5592674</text:p>
          </table:table-cell>
          <table:table-cell table:style-name="ce7" office:value-type="float" office:value="47.931" calcext:value-type="float">
            <text:p>47.931</text:p>
          </table:table-cell>
          <table:table-cell table:style-name="ce7" office:value-type="float" office:value="58.816" calcext:value-type="float">
            <text:p>58.81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8693" calcext:value-type="float">
            <text:p>118693</text:p>
          </table:table-cell>
          <table:table-cell table:style-name="ce8" office:value-type="float" office:value="1054882" calcext:value-type="float">
            <text:p>1054882</text:p>
          </table:table-cell>
          <table:table-cell table:style-name="ce8" office:value-type="float" office:value="0.8989" calcext:value-type="float">
            <text:p>0.898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D3_georgia_Conecuh_sorted</text:p>
          </table:table-cell>
          <table:table-cell table:style-name="ce7" office:value-type="float" office:value="120716" calcext:value-type="float">
            <text:p>120716</text:p>
          </table:table-cell>
          <table:table-cell table:style-name="ce7" office:value-type="float" office:value="5863802" calcext:value-type="float">
            <text:p>5863802</text:p>
          </table:table-cell>
          <table:table-cell table:style-name="ce7" office:value-type="float" office:value="48.575" calcext:value-type="float">
            <text:p>48.575</text:p>
          </table:table-cell>
          <table:table-cell table:style-name="ce7" office:value-type="float" office:value="60.667" calcext:value-type="float">
            <text:p>60.66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8589" calcext:value-type="float">
            <text:p>138589</text:p>
          </table:table-cell>
          <table:table-cell table:style-name="ce8" office:value-type="float" office:value="1034986" calcext:value-type="float">
            <text:p>1034986</text:p>
          </table:table-cell>
          <table:table-cell table:style-name="ce8" office:value-type="float" office:value="0.8819" calcext:value-type="float">
            <text:p>0.881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87_georgia_CoffeeCo_SappsStill_sorted</text:p>
          </table:table-cell>
          <table:table-cell table:style-name="ce7" office:value-type="float" office:value="139384" calcext:value-type="float">
            <text:p>139384</text:p>
          </table:table-cell>
          <table:table-cell table:style-name="ce7" office:value-type="float" office:value="6742145" calcext:value-type="float">
            <text:p>6742145</text:p>
          </table:table-cell>
          <table:table-cell table:style-name="ce7" office:value-type="float" office:value="48.371" calcext:value-type="float">
            <text:p>48.371</text:p>
          </table:table-cell>
          <table:table-cell table:style-name="ce7" office:value-type="float" office:value="65.693" calcext:value-type="float">
            <text:p>65.69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5487" calcext:value-type="float">
            <text:p>145487</text:p>
          </table:table-cell>
          <table:table-cell table:style-name="ce8" office:value-type="float" office:value="1028088" calcext:value-type="float">
            <text:p>1028088</text:p>
          </table:table-cell>
          <table:table-cell table:style-name="ce8" office:value-type="float" office:value="0.876" calcext:value-type="float">
            <text:p>0.87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D4_georgia_Conecuh_sorted</text:p>
          </table:table-cell>
          <table:table-cell table:style-name="ce7" office:value-type="float" office:value="121800" calcext:value-type="float">
            <text:p>121800</text:p>
          </table:table-cell>
          <table:table-cell table:style-name="ce7" office:value-type="float" office:value="6489338" calcext:value-type="float">
            <text:p>6489338</text:p>
          </table:table-cell>
          <table:table-cell table:style-name="ce7" office:value-type="float" office:value="53.279" calcext:value-type="float">
            <text:p>53.279</text:p>
          </table:table-cell>
          <table:table-cell table:style-name="ce7" office:value-type="float" office:value="66.633" calcext:value-type="float">
            <text:p>66.63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2359" calcext:value-type="float">
            <text:p>122359</text:p>
          </table:table-cell>
          <table:table-cell table:style-name="ce8" office:value-type="float" office:value="1051216" calcext:value-type="float">
            <text:p>1051216</text:p>
          </table:table-cell>
          <table:table-cell table:style-name="ce8" office:value-type="float" office:value="0.8957" calcext:value-type="float">
            <text:p>0.895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808_georgia_TelfairCo_Jacksonville_sorted</text:p>
          </table:table-cell>
          <table:table-cell table:style-name="ce7" office:value-type="float" office:value="128535" calcext:value-type="float">
            <text:p>128535</text:p>
          </table:table-cell>
          <table:table-cell table:style-name="ce7" office:value-type="float" office:value="6896223" calcext:value-type="float">
            <text:p>6896223</text:p>
          </table:table-cell>
          <table:table-cell table:style-name="ce7" office:value-type="float" office:value="53.652" calcext:value-type="float">
            <text:p>53.652</text:p>
          </table:table-cell>
          <table:table-cell table:style-name="ce7" office:value-type="float" office:value="70.212" calcext:value-type="float">
            <text:p>70.21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183" calcext:value-type="float">
            <text:p>139183</text:p>
          </table:table-cell>
          <table:table-cell table:style-name="ce8" office:value-type="float" office:value="1034392" calcext:value-type="float">
            <text:p>1034392</text:p>
          </table:table-cell>
          <table:table-cell table:style-name="ce8" office:value-type="float" office:value="0.8814" calcext:value-type="float">
            <text:p>0.881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D1_georgia_Conecuh_sorted</text:p>
          </table:table-cell>
          <table:table-cell table:style-name="ce7" office:value-type="float" office:value="128987" calcext:value-type="float">
            <text:p>128987</text:p>
          </table:table-cell>
          <table:table-cell table:style-name="ce7" office:value-type="float" office:value="7173428" calcext:value-type="float">
            <text:p>7173428</text:p>
          </table:table-cell>
          <table:table-cell table:style-name="ce7" office:value-type="float" office:value="55.614" calcext:value-type="float">
            <text:p>55.614</text:p>
          </table:table-cell>
          <table:table-cell table:style-name="ce7" office:value-type="float" office:value="73.436" calcext:value-type="float">
            <text:p>73.43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922" calcext:value-type="float">
            <text:p>137922</text:p>
          </table:table-cell>
          <table:table-cell table:style-name="ce8" office:value-type="float" office:value="1035653" calcext:value-type="float">
            <text:p>1035653</text:p>
          </table:table-cell>
          <table:table-cell table:style-name="ce8" office:value-type="float" office:value="0.8825" calcext:value-type="float">
            <text:p>0.882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34_georgia_TelfairCo_Jacksonville_sorted</text:p>
          </table:table-cell>
          <table:table-cell table:style-name="ce7" office:value-type="float" office:value="148643" calcext:value-type="float">
            <text:p>148643</text:p>
          </table:table-cell>
          <table:table-cell table:style-name="ce7" office:value-type="float" office:value="7955083" calcext:value-type="float">
            <text:p>7955083</text:p>
          </table:table-cell>
          <table:table-cell table:style-name="ce7" office:value-type="float" office:value="53.518" calcext:value-type="float">
            <text:p>53.518</text:p>
          </table:table-cell>
          <table:table-cell table:style-name="ce7" office:value-type="float" office:value="75.689" calcext:value-type="float">
            <text:p>75.68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7203" calcext:value-type="float">
            <text:p>157203</text:p>
          </table:table-cell>
          <table:table-cell table:style-name="ce8" office:value-type="float" office:value="1016372" calcext:value-type="float">
            <text:p>1016372</text:p>
          </table:table-cell>
          <table:table-cell table:style-name="ce8" office:value-type="float" office:value="0.866" calcext:value-type="float">
            <text:p>0.86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I2_georgia_BroxtonRocksTNC_sorted</text:p>
          </table:table-cell>
          <table:table-cell table:style-name="ce7" office:value-type="float" office:value="119455" calcext:value-type="float">
            <text:p>119455</text:p>
          </table:table-cell>
          <table:table-cell table:style-name="ce7" office:value-type="float" office:value="7554851" calcext:value-type="float">
            <text:p>7554851</text:p>
          </table:table-cell>
          <table:table-cell table:style-name="ce7" office:value-type="float" office:value="63.244" calcext:value-type="float">
            <text:p>63.244</text:p>
          </table:table-cell>
          <table:table-cell table:style-name="ce7" office:value-type="float" office:value="78.676" calcext:value-type="float">
            <text:p>78.67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9478" calcext:value-type="float">
            <text:p>119478</text:p>
          </table:table-cell>
          <table:table-cell table:style-name="ce8" office:value-type="float" office:value="1054097" calcext:value-type="float">
            <text:p>1054097</text:p>
          </table:table-cell>
          <table:table-cell table:style-name="ce8" office:value-type="float" office:value="0.8982" calcext:value-type="float">
            <text:p>0.898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E2_georgia_GenCoffeeStatePark_sorted</text:p>
          </table:table-cell>
          <table:table-cell table:style-name="ce7" office:value-type="float" office:value="122398" calcext:value-type="float">
            <text:p>122398</text:p>
          </table:table-cell>
          <table:table-cell table:style-name="ce7" office:value-type="float" office:value="7729787" calcext:value-type="float">
            <text:p>7729787</text:p>
          </table:table-cell>
          <table:table-cell table:style-name="ce7" office:value-type="float" office:value="63.153" calcext:value-type="float">
            <text:p>63.153</text:p>
          </table:table-cell>
          <table:table-cell table:style-name="ce7" office:value-type="float" office:value="79.833" calcext:value-type="float">
            <text:p>79.83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7257" calcext:value-type="float">
            <text:p>127257</text:p>
          </table:table-cell>
          <table:table-cell table:style-name="ce8" office:value-type="float" office:value="1046318" calcext:value-type="float">
            <text:p>1046318</text:p>
          </table:table-cell>
          <table:table-cell table:style-name="ce8" office:value-type="float" office:value="0.8916" calcext:value-type="float">
            <text:p>0.891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830_georgia_TelfairCo_Snipesville_sorted</text:p>
          </table:table-cell>
          <table:table-cell table:style-name="ce7" office:value-type="float" office:value="144369" calcext:value-type="float">
            <text:p>144369</text:p>
          </table:table-cell>
          <table:table-cell table:style-name="ce7" office:value-type="float" office:value="10590916" calcext:value-type="float">
            <text:p>10590916</text:p>
          </table:table-cell>
          <table:table-cell table:style-name="ce7" office:value-type="float" office:value="73.36" calcext:value-type="float">
            <text:p>73.36</text:p>
          </table:table-cell>
          <table:table-cell table:style-name="ce7" office:value-type="float" office:value="101.692" calcext:value-type="float">
            <text:p>101.69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9444" calcext:value-type="float">
            <text:p>149444</text:p>
          </table:table-cell>
          <table:table-cell table:style-name="ce8" office:value-type="float" office:value="1024131" calcext:value-type="float">
            <text:p>1024131</text:p>
          </table:table-cell>
          <table:table-cell table:style-name="ce8" office:value-type="float" office:value="0.8727" calcext:value-type="float">
            <text:p>0.872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K5_georgia_WheelerCo_LittleOcmulgee_sorted</text:p>
          </table:table-cell>
          <table:table-cell table:style-name="ce7" office:value-type="float" office:value="133507" calcext:value-type="float">
            <text:p>133507</text:p>
          </table:table-cell>
          <table:table-cell table:style-name="ce7" office:value-type="float" office:value="10927929" calcext:value-type="float">
            <text:p>10927929</text:p>
          </table:table-cell>
          <table:table-cell table:style-name="ce7" office:value-type="float" office:value="81.853" calcext:value-type="float">
            <text:p>81.853</text:p>
          </table:table-cell>
          <table:table-cell table:style-name="ce7" office:value-type="float" office:value="107.705" calcext:value-type="float">
            <text:p>107.70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3637" calcext:value-type="float">
            <text:p>133637</text:p>
          </table:table-cell>
          <table:table-cell table:style-name="ce8" office:value-type="float" office:value="1039938" calcext:value-type="float">
            <text:p>1039938</text:p>
          </table:table-cell>
          <table:table-cell table:style-name="ce8" office:value-type="float" office:value="0.8861" calcext:value-type="float">
            <text:p>0.886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3_georgia_WheelerCo_LittleOcmulgee_sorted</text:p>
          </table:table-cell>
          <table:table-cell table:style-name="ce7" office:value-type="float" office:value="155180" calcext:value-type="float">
            <text:p>155180</text:p>
          </table:table-cell>
          <table:table-cell table:style-name="ce7" office:value-type="float" office:value="11546911" calcext:value-type="float">
            <text:p>11546911</text:p>
          </table:table-cell>
          <table:table-cell table:style-name="ce7" office:value-type="float" office:value="74.41" calcext:value-type="float">
            <text:p>74.41</text:p>
          </table:table-cell>
          <table:table-cell table:style-name="ce7" office:value-type="float" office:value="110.212" calcext:value-type="float">
            <text:p>110.21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4834" calcext:value-type="float">
            <text:p>164834</text:p>
          </table:table-cell>
          <table:table-cell table:style-name="ce8" office:value-type="float" office:value="1008741" calcext:value-type="float">
            <text:p>1008741</text:p>
          </table:table-cell>
          <table:table-cell table:style-name="ce8" office:value-type="float" office:value="0.8595" calcext:value-type="float">
            <text:p>0.859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5_georgia_WheelerCo_LittleOcmulgee_sorted</text:p>
          </table:table-cell>
          <table:table-cell table:style-name="ce7" office:value-type="float" office:value="127283" calcext:value-type="float">
            <text:p>127283</text:p>
          </table:table-cell>
          <table:table-cell table:style-name="ce7" office:value-type="float" office:value="10953679" calcext:value-type="float">
            <text:p>10953679</text:p>
          </table:table-cell>
          <table:table-cell table:style-name="ce7" office:value-type="float" office:value="86.058" calcext:value-type="float">
            <text:p>86.058</text:p>
          </table:table-cell>
          <table:table-cell table:style-name="ce7" office:value-type="float" office:value="111.125" calcext:value-type="float">
            <text:p>111.12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6534" calcext:value-type="float">
            <text:p>136534</text:p>
          </table:table-cell>
          <table:table-cell table:style-name="ce8" office:value-type="float" office:value="1037041" calcext:value-type="float">
            <text:p>1037041</text:p>
          </table:table-cell>
          <table:table-cell table:style-name="ce8" office:value-type="float" office:value="0.8837" calcext:value-type="float">
            <text:p>0.883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K3_georgia_WheelerCo_LittleOcmulgee_sorted</text:p>
          </table:table-cell>
          <table:table-cell table:style-name="ce7" office:value-type="float" office:value="137566" calcext:value-type="float">
            <text:p>137566</text:p>
          </table:table-cell>
          <table:table-cell table:style-name="ce7" office:value-type="float" office:value="12883418" calcext:value-type="float">
            <text:p>12883418</text:p>
          </table:table-cell>
          <table:table-cell table:style-name="ce7" office:value-type="float" office:value="93.653" calcext:value-type="float">
            <text:p>93.653</text:p>
          </table:table-cell>
          <table:table-cell table:style-name="ce7" office:value-type="float" office:value="127.41" calcext:value-type="float">
            <text:p>127.4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687" calcext:value-type="float">
            <text:p>137687</text:p>
          </table:table-cell>
          <table:table-cell table:style-name="ce8" office:value-type="float" office:value="1035888" calcext:value-type="float">
            <text:p>1035888</text:p>
          </table:table-cell>
          <table:table-cell table:style-name="ce8" office:value-type="float" office:value="0.8827" calcext:value-type="float">
            <text:p>0.882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D2_georgia_Conecuh_sorted</text:p>
          </table:table-cell>
          <table:table-cell table:style-name="ce7" office:value-type="float" office:value="150312" calcext:value-type="float">
            <text:p>150312</text:p>
          </table:table-cell>
          <table:table-cell table:style-name="ce7" office:value-type="float" office:value="13176652" calcext:value-type="float">
            <text:p>13176652</text:p>
          </table:table-cell>
          <table:table-cell table:style-name="ce7" office:value-type="float" office:value="87.662" calcext:value-type="float">
            <text:p>87.662</text:p>
          </table:table-cell>
          <table:table-cell table:style-name="ce7" office:value-type="float" office:value="128.57" calcext:value-type="float">
            <text:p>128.5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0613" calcext:value-type="float">
            <text:p>160613</text:p>
          </table:table-cell>
          <table:table-cell table:style-name="ce8" office:value-type="float" office:value="1012962" calcext:value-type="float">
            <text:p>1012962</text:p>
          </table:table-cell>
          <table:table-cell table:style-name="ce8" office:value-type="float" office:value="0.8631" calcext:value-type="float">
            <text:p>0.863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8_605790607_BroxtonRocksEast_sorted</text:p>
          </table:table-cell>
          <table:table-cell table:style-name="ce7" office:value-type="float" office:value="143272" calcext:value-type="float">
            <text:p>143272</text:p>
          </table:table-cell>
          <table:table-cell table:style-name="ce7" office:value-type="float" office:value="14391433" calcext:value-type="float">
            <text:p>14391433</text:p>
          </table:table-cell>
          <table:table-cell table:style-name="ce7" office:value-type="float" office:value="100.448" calcext:value-type="float">
            <text:p>100.448</text:p>
          </table:table-cell>
          <table:table-cell table:style-name="ce7" office:value-type="float" office:value="133.754" calcext:value-type="float">
            <text:p>133.75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7331" calcext:value-type="float">
            <text:p>147331</text:p>
          </table:table-cell>
          <table:table-cell table:style-name="ce8" office:value-type="float" office:value="1026244" calcext:value-type="float">
            <text:p>1026244</text:p>
          </table:table-cell>
          <table:table-cell table:style-name="ce8" office:value-type="float" office:value="0.8745" calcext:value-type="float">
            <text:p>0.874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Coffe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C2_georgia_TelfairCo_sorted</text:p>
          </table:table-cell>
          <table:table-cell table:style-name="ce7" office:value-type="float" office:value="141187" calcext:value-type="float">
            <text:p>141187</text:p>
          </table:table-cell>
          <table:table-cell table:style-name="ce7" office:value-type="float" office:value="13980619" calcext:value-type="float">
            <text:p>13980619</text:p>
          </table:table-cell>
          <table:table-cell table:style-name="ce7" office:value-type="float" office:value="99.022" calcext:value-type="float">
            <text:p>99.022</text:p>
          </table:table-cell>
          <table:table-cell table:style-name="ce7" office:value-type="float" office:value="136.208" calcext:value-type="float">
            <text:p>136.20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6769" calcext:value-type="float">
            <text:p>146769</text:p>
          </table:table-cell>
          <table:table-cell table:style-name="ce8" office:value-type="float" office:value="1026806" calcext:value-type="float">
            <text:p>1026806</text:p>
          </table:table-cell>
          <table:table-cell table:style-name="ce8" office:value-type="float" office:value="0.8749" calcext:value-type="float">
            <text:p>0.874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K6_georgia_WheelerCo_LittleOcmulgee_sorted</text:p>
          </table:table-cell>
          <table:table-cell table:style-name="ce7" office:value-type="float" office:value="137010" calcext:value-type="float">
            <text:p>137010</text:p>
          </table:table-cell>
          <table:table-cell table:style-name="ce7" office:value-type="float" office:value="13992112" calcext:value-type="float">
            <text:p>13992112</text:p>
          </table:table-cell>
          <table:table-cell table:style-name="ce7" office:value-type="float" office:value="102.125" calcext:value-type="float">
            <text:p>102.125</text:p>
          </table:table-cell>
          <table:table-cell table:style-name="ce7" office:value-type="float" office:value="138.198" calcext:value-type="float">
            <text:p>138.19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155" calcext:value-type="float">
            <text:p>137155</text:p>
          </table:table-cell>
          <table:table-cell table:style-name="ce8" office:value-type="float" office:value="1036420" calcext:value-type="float">
            <text:p>1036420</text:p>
          </table:table-cell>
          <table:table-cell table:style-name="ce8" office:value-type="float" office:value="0.8831" calcext:value-type="float">
            <text:p>0.883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Wheeler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6_076308773_OISPNorth_sorted</text:p>
          </table:table-cell>
          <table:table-cell table:style-name="ce7" office:value-type="float" office:value="150144" calcext:value-type="float">
            <text:p>150144</text:p>
          </table:table-cell>
          <table:table-cell table:style-name="ce7" office:value-type="float" office:value="19440225" calcext:value-type="float">
            <text:p>19440225</text:p>
          </table:table-cell>
          <table:table-cell table:style-name="ce7" office:value-type="float" office:value="129.477" calcext:value-type="float">
            <text:p>129.477</text:p>
          </table:table-cell>
          <table:table-cell table:style-name="ce7" office:value-type="float" office:value="178.262" calcext:value-type="float">
            <text:p>178.26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1344" calcext:value-type="float">
            <text:p>151344</text:p>
          </table:table-cell>
          <table:table-cell table:style-name="ce8" office:value-type="float" office:value="1022231" calcext:value-type="float">
            <text:p>1022231</text:p>
          </table:table-cell>
          <table:table-cell table:style-name="ce8" office:value-type="float" office:value="0.871" calcext:value-type="float">
            <text:p>0.87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3_605804613_MoodyForest_sorted</text:p>
          </table:table-cell>
          <table:table-cell table:style-name="ce7" office:value-type="float" office:value="150125" calcext:value-type="float">
            <text:p>150125</text:p>
          </table:table-cell>
          <table:table-cell table:style-name="ce7" office:value-type="float" office:value="21641187" calcext:value-type="float">
            <text:p>21641187</text:p>
          </table:table-cell>
          <table:table-cell table:style-name="ce7" office:value-type="float" office:value="144.154" calcext:value-type="float">
            <text:p>144.154</text:p>
          </table:table-cell>
          <table:table-cell table:style-name="ce7" office:value-type="float" office:value="197.836" calcext:value-type="float">
            <text:p>197.83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0345" calcext:value-type="float">
            <text:p>150345</text:p>
          </table:table-cell>
          <table:table-cell table:style-name="ce8" office:value-type="float" office:value="1023230" calcext:value-type="float">
            <text:p>1023230</text:p>
          </table:table-cell>
          <table:table-cell table:style-name="ce8" office:value-type="float" office:value="0.8719" calcext:value-type="float">
            <text:p>0.871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Appling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23_076321591_Gerogia_OISPNorth_sorted</text:p>
          </table:table-cell>
          <table:table-cell table:style-name="ce7" office:value-type="float" office:value="149879" calcext:value-type="float">
            <text:p>149879</text:p>
          </table:table-cell>
          <table:table-cell table:style-name="ce7" office:value-type="float" office:value="36789684" calcext:value-type="float">
            <text:p>36789684</text:p>
          </table:table-cell>
          <table:table-cell table:style-name="ce7" office:value-type="float" office:value="245.463" calcext:value-type="float">
            <text:p>245.463</text:p>
          </table:table-cell>
          <table:table-cell table:style-name="ce7" office:value-type="float" office:value="339.886" calcext:value-type="float">
            <text:p>339.88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3369" calcext:value-type="float">
            <text:p>153369</text:p>
          </table:table-cell>
          <table:table-cell table:style-name="ce8" office:value-type="float" office:value="1020206" calcext:value-type="float">
            <text:p>1020206</text:p>
          </table:table-cell>
          <table:table-cell table:style-name="ce8" office:value-type="float" office:value="0.8693" calcext:value-type="float">
            <text:p>0.869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61_607338834_OISPNorth_sorted</text:p>
          </table:table-cell>
          <table:table-cell table:style-name="ce7" office:value-type="float" office:value="149893" calcext:value-type="float">
            <text:p>149893</text:p>
          </table:table-cell>
          <table:table-cell table:style-name="ce7" office:value-type="float" office:value="38022922" calcext:value-type="float">
            <text:p>38022922</text:p>
          </table:table-cell>
          <table:table-cell table:style-name="ce7" office:value-type="float" office:value="253.667" calcext:value-type="float">
            <text:p>253.667</text:p>
          </table:table-cell>
          <table:table-cell table:style-name="ce7" office:value-type="float" office:value="349.379" calcext:value-type="float">
            <text:p>349.37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0091" calcext:value-type="float">
            <text:p>150091</text:p>
          </table:table-cell>
          <table:table-cell table:style-name="ce8" office:value-type="float" office:value="1023484" calcext:value-type="float">
            <text:p>1023484</text:p>
          </table:table-cell>
          <table:table-cell table:style-name="ce8" office:value-type="float" office:value="0.8721" calcext:value-type="float">
            <text:p>0.872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CGA</text:p>
          </table:table-cell>
          <table:table-cell table:style-name="ce10" office:value-type="string" calcext:value-type="string">
            <text:p>Telfai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2_georgia_BryanCo_FtStewart_sorted</text:p>
          </table:table-cell>
          <table:table-cell table:style-name="ce7" office:value-type="float" office:value="1411" calcext:value-type="float">
            <text:p>1411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1.157" calcext:value-type="float">
            <text:p>1.157</text:p>
          </table:table-cell>
          <table:table-cell table:style-name="ce7" office:value-type="float" office:value="1.163" calcext:value-type="float">
            <text:p>1.16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6466" calcext:value-type="float">
            <text:p>6466</text:p>
          </table:table-cell>
          <table:table-cell table:style-name="ce8" office:value-type="float" office:value="1167109" calcext:value-type="float">
            <text:p>1167109</text:p>
          </table:table-cell>
          <table:table-cell table:style-name="ce8" office:value-type="float" office:value="0.9945" calcext:value-type="float">
            <text:p>0.994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65_604085531_ReddingProperty_sorted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1321" calcext:value-type="float">
            <text:p>1321</text:p>
          </table:table-cell>
          <table:table-cell table:style-name="ce7" office:value-type="float" office:value="1.203" calcext:value-type="float">
            <text:p>1.203</text:p>
          </table:table-cell>
          <table:table-cell table:style-name="ce7" office:value-type="float" office:value="1.21" calcext:value-type="float">
            <text:p>1.2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7184" calcext:value-type="float">
            <text:p>87184</text:p>
          </table:table-cell>
          <table:table-cell table:style-name="ce8" office:value-type="float" office:value="1086391" calcext:value-type="float">
            <text:p>1086391</text:p>
          </table:table-cell>
          <table:table-cell table:style-name="ce8" office:value-type="float" office:value="0.9257" calcext:value-type="float">
            <text:p>0.925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Cand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5_605066065_LittleSatillaWMA_sorted</text:p>
          </table:table-cell>
          <table:table-cell table:style-name="ce7" office:value-type="float" office:value="1157" calcext:value-type="float">
            <text:p>1157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.218" calcext:value-type="float">
            <text:p>1.218</text:p>
          </table:table-cell>
          <table:table-cell table:style-name="ce7" office:value-type="float" office:value="1.212" calcext:value-type="float">
            <text:p>1.21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54386" calcext:value-type="float">
            <text:p>54386</text:p>
          </table:table-cell>
          <table:table-cell table:style-name="ce8" office:value-type="float" office:value="1119189" calcext:value-type="float">
            <text:p>1119189</text:p>
          </table:table-cell>
          <table:table-cell table:style-name="ce8" office:value-type="float" office:value="0.9537" calcext:value-type="float">
            <text:p>0.953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Wayn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3_georgia_BryanCo_FtStewart_sorted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489" calcext:value-type="float">
            <text:p>1489</text:p>
          </table:table-cell>
          <table:table-cell table:style-name="ce7" office:value-type="float" office:value="1.226" calcext:value-type="float">
            <text:p>1.226</text:p>
          </table:table-cell>
          <table:table-cell table:style-name="ce7" office:value-type="float" office:value="1.273" calcext:value-type="float">
            <text:p>1.27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35641" calcext:value-type="float">
            <text:p>35641</text:p>
          </table:table-cell>
          <table:table-cell table:style-name="ce8" office:value-type="float" office:value="1137934" calcext:value-type="float">
            <text:p>1137934</text:p>
          </table:table-cell>
          <table:table-cell table:style-name="ce8" office:value-type="float" office:value="0.9696" calcext:value-type="float">
            <text:p>0.969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1_605061043_PenholowaySwampWMA_sorted</text:p>
          </table:table-cell>
          <table:table-cell table:style-name="ce7" office:value-type="float" office:value="2065" calcext:value-type="float">
            <text:p>2065</text:p>
          </table:table-cell>
          <table:table-cell table:style-name="ce7" office:value-type="float" office:value="2602" calcext:value-type="float">
            <text:p>2602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79" calcext:value-type="float">
            <text:p>1.27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7123" calcext:value-type="float">
            <text:p>87123</text:p>
          </table:table-cell>
          <table:table-cell table:style-name="ce8" office:value-type="float" office:value="1086452" calcext:value-type="float">
            <text:p>1086452</text:p>
          </table:table-cell>
          <table:table-cell table:style-name="ce8" office:value-type="float" office:value="0.9258" calcext:value-type="float">
            <text:p>0.925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Wayne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R2_georgia_WayneCo_SansavillaWMA_sorted</text:p>
          </table:table-cell>
          <table:table-cell table:style-name="ce7" office:value-type="float" office:value="2331" calcext:value-type="float">
            <text:p>2331</text:p>
          </table:table-cell>
          <table:table-cell table:style-name="ce7" office:value-type="float" office:value="2926" calcext:value-type="float">
            <text:p>2926</text:p>
          </table:table-cell>
          <table:table-cell table:style-name="ce7" office:value-type="float" office:value="1.255" calcext:value-type="float">
            <text:p>1.255</text:p>
          </table:table-cell>
          <table:table-cell table:style-name="ce7" office:value-type="float" office:value="1.281" calcext:value-type="float">
            <text:p>1.28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5848" calcext:value-type="float">
            <text:p>85848</text:p>
          </table:table-cell>
          <table:table-cell table:style-name="ce8" office:value-type="float" office:value="1087727" calcext:value-type="float">
            <text:p>1087727</text:p>
          </table:table-cell>
          <table:table-cell table:style-name="ce8" office:value-type="float" office:value="0.9268" calcext:value-type="float">
            <text:p>0.926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Wayne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2_georgia_EvansCo_FtStewart_sorted</text:p>
          </table:table-cell>
          <table:table-cell table:style-name="ce7" office:value-type="float" office:value="1780" calcext:value-type="float">
            <text:p>1780</text:p>
          </table:table-cell>
          <table:table-cell table:style-name="ce7" office:value-type="float" office:value="2238" calcext:value-type="float">
            <text:p>2238</text:p>
          </table:table-cell>
          <table:table-cell table:style-name="ce7" office:value-type="float" office:value="1.257" calcext:value-type="float">
            <text:p>1.257</text:p>
          </table:table-cell>
          <table:table-cell table:style-name="ce7" office:value-type="float" office:value="1.306" calcext:value-type="float">
            <text:p>1.30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780" calcext:value-type="float">
            <text:p>1780</text:p>
          </table:table-cell>
          <table:table-cell table:style-name="ce8" office:value-type="float" office:value="1171795" calcext:value-type="float">
            <text:p>1171795</text:p>
          </table:table-cell>
          <table:table-cell table:style-name="ce8" office:value-type="float" office:value="0.9985" calcext:value-type="float">
            <text:p>0.998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3_604806280_FortStewart_sorted</text:p>
          </table:table-cell>
          <table:table-cell table:style-name="ce7" office:value-type="float" office:value="10432" calcext:value-type="float">
            <text:p>10432</text:p>
          </table:table-cell>
          <table:table-cell table:style-name="ce7" office:value-type="float" office:value="13892" calcext:value-type="float">
            <text:p>13892</text:p>
          </table:table-cell>
          <table:table-cell table:style-name="ce7" office:value-type="float" office:value="1.332" calcext:value-type="float">
            <text:p>1.332</text:p>
          </table:table-cell>
          <table:table-cell table:style-name="ce7" office:value-type="float" office:value="1.345" calcext:value-type="float">
            <text:p>1.34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9420" calcext:value-type="float">
            <text:p>89420</text:p>
          </table:table-cell>
          <table:table-cell table:style-name="ce8" office:value-type="float" office:value="1084155" calcext:value-type="float">
            <text:p>1084155</text:p>
          </table:table-cell>
          <table:table-cell table:style-name="ce8" office:value-type="float" office:value="0.9238" calcext:value-type="float">
            <text:p>0.923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1_605806268_CanoocheeSandhillsWMA_sorted</text:p>
          </table:table-cell>
          <table:table-cell table:style-name="ce7" office:value-type="float" office:value="1091" calcext:value-type="float">
            <text:p>1091</text:p>
          </table:table-cell>
          <table:table-cell table:style-name="ce7" office:value-type="float" office:value="1513" calcext:value-type="float">
            <text:p>1513</text:p>
          </table:table-cell>
          <table:table-cell table:style-name="ce7" office:value-type="float" office:value="1.387" calcext:value-type="float">
            <text:p>1.387</text:p>
          </table:table-cell>
          <table:table-cell table:style-name="ce7" office:value-type="float" office:value="1.388" calcext:value-type="float">
            <text:p>1.38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20146" calcext:value-type="float">
            <text:p>20146</text:p>
          </table:table-cell>
          <table:table-cell table:style-name="ce8" office:value-type="float" office:value="1153429" calcext:value-type="float">
            <text:p>1153429</text:p>
          </table:table-cell>
          <table:table-cell table:style-name="ce8" office:value-type="float" office:value="0.9828" calcext:value-type="float">
            <text:p>0.982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5_georgia_BryanCo_FtStewart_sorted</text:p>
          </table:table-cell>
          <table:table-cell table:style-name="ce7" office:value-type="float" office:value="9431" calcext:value-type="float">
            <text:p>9431</text:p>
          </table:table-cell>
          <table:table-cell table:style-name="ce7" office:value-type="float" office:value="12425" calcext:value-type="float">
            <text:p>12425</text:p>
          </table:table-cell>
          <table:table-cell table:style-name="ce7" office:value-type="float" office:value="1.317" calcext:value-type="float">
            <text:p>1.317</text:p>
          </table:table-cell>
          <table:table-cell table:style-name="ce7" office:value-type="float" office:value="1.399" calcext:value-type="float">
            <text:p>1.39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713" calcext:value-type="float">
            <text:p>9713</text:p>
          </table:table-cell>
          <table:table-cell table:style-name="ce8" office:value-type="float" office:value="1163862" calcext:value-type="float">
            <text:p>1163862</text:p>
          </table:table-cell>
          <table:table-cell table:style-name="ce8" office:value-type="float" office:value="0.9917" calcext:value-type="float">
            <text:p>0.991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6_605806841_GriffinRidgeWMA_sorted</text:p>
          </table:table-cell>
          <table:table-cell table:style-name="ce7" office:value-type="float" office:value="7229" calcext:value-type="float">
            <text:p>7229</text:p>
          </table:table-cell>
          <table:table-cell table:style-name="ce7" office:value-type="float" office:value="10586" calcext:value-type="float">
            <text:p>10586</text:p>
          </table:table-cell>
          <table:table-cell table:style-name="ce7" office:value-type="float" office:value="1.464" calcext:value-type="float">
            <text:p>1.464</text:p>
          </table:table-cell>
          <table:table-cell table:style-name="ce7" office:value-type="float" office:value="1.477" calcext:value-type="float">
            <text:p>1.47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2987" calcext:value-type="float">
            <text:p>102987</text:p>
          </table:table-cell>
          <table:table-cell table:style-name="ce8" office:value-type="float" office:value="1070588" calcext:value-type="float">
            <text:p>1070588</text:p>
          </table:table-cell>
          <table:table-cell table:style-name="ce8" office:value-type="float" office:value="0.9122" calcext:value-type="float">
            <text:p>0.912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5_076288633_CanoocheeSandhillsWMA_sorted</text:p>
          </table:table-cell>
          <table:table-cell table:style-name="ce7" office:value-type="float" office:value="17122" calcext:value-type="float">
            <text:p>17122</text:p>
          </table:table-cell>
          <table:table-cell table:style-name="ce7" office:value-type="float" office:value="25828" calcext:value-type="float">
            <text:p>25828</text:p>
          </table:table-cell>
          <table:table-cell table:style-name="ce7" office:value-type="float" office:value="1.508" calcext:value-type="float">
            <text:p>1.508</text:p>
          </table:table-cell>
          <table:table-cell table:style-name="ce7" office:value-type="float" office:value="1.526" calcext:value-type="float">
            <text:p>1.52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7615" calcext:value-type="float">
            <text:p>17615</text:p>
          </table:table-cell>
          <table:table-cell table:style-name="ce8" office:value-type="float" office:value="1155960" calcext:value-type="float">
            <text:p>1155960</text:p>
          </table:table-cell>
          <table:table-cell table:style-name="ce8" office:value-type="float" office:value="0.985" calcext:value-type="float">
            <text:p>0.98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7_605797314_ReddingProperty_sorted</text:p>
          </table:table-cell>
          <table:table-cell table:style-name="ce7" office:value-type="float" office:value="39524" calcext:value-type="float">
            <text:p>39524</text:p>
          </table:table-cell>
          <table:table-cell table:style-name="ce7" office:value-type="float" office:value="87371" calcext:value-type="float">
            <text:p>87371</text:p>
          </table:table-cell>
          <table:table-cell table:style-name="ce7" office:value-type="float" office:value="2.211" calcext:value-type="float">
            <text:p>2.211</text:p>
          </table:table-cell>
          <table:table-cell table:style-name="ce7" office:value-type="float" office:value="2.275" calcext:value-type="float">
            <text:p>2.27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0788" calcext:value-type="float">
            <text:p>100788</text:p>
          </table:table-cell>
          <table:table-cell table:style-name="ce8" office:value-type="float" office:value="1072787" calcext:value-type="float">
            <text:p>1072787</text:p>
          </table:table-cell>
          <table:table-cell table:style-name="ce8" office:value-type="float" office:value="0.9141" calcext:value-type="float">
            <text:p>0.914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Cand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2_009278266_FortStewart_sorted</text:p>
          </table:table-cell>
          <table:table-cell table:style-name="ce7" office:value-type="float" office:value="41886" calcext:value-type="float">
            <text:p>41886</text:p>
          </table:table-cell>
          <table:table-cell table:style-name="ce7" office:value-type="float" office:value="93516" calcext:value-type="float">
            <text:p>93516</text:p>
          </table:table-cell>
          <table:table-cell table:style-name="ce7" office:value-type="float" office:value="2.233" calcext:value-type="float">
            <text:p>2.233</text:p>
          </table:table-cell>
          <table:table-cell table:style-name="ce7" office:value-type="float" office:value="2.301" calcext:value-type="float">
            <text:p>2.30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0225" calcext:value-type="float">
            <text:p>80225</text:p>
          </table:table-cell>
          <table:table-cell table:style-name="ce8" office:value-type="float" office:value="1093350" calcext:value-type="float">
            <text:p>1093350</text:p>
          </table:table-cell>
          <table:table-cell table:style-name="ce8" office:value-type="float" office:value="0.9316" calcext:value-type="float">
            <text:p>0.931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2_606105813_CanoocheeSandhillsWMANorth_sorted</text:p>
          </table:table-cell>
          <table:table-cell table:style-name="ce7" office:value-type="float" office:value="41049" calcext:value-type="float">
            <text:p>41049</text:p>
          </table:table-cell>
          <table:table-cell table:style-name="ce7" office:value-type="float" office:value="91455" calcext:value-type="float">
            <text:p>91455</text:p>
          </table:table-cell>
          <table:table-cell table:style-name="ce7" office:value-type="float" office:value="2.228" calcext:value-type="float">
            <text:p>2.228</text:p>
          </table:table-cell>
          <table:table-cell table:style-name="ce7" office:value-type="float" office:value="2.303" calcext:value-type="float">
            <text:p>2.30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63190" calcext:value-type="float">
            <text:p>63190</text:p>
          </table:table-cell>
          <table:table-cell table:style-name="ce8" office:value-type="float" office:value="1110385" calcext:value-type="float">
            <text:p>1110385</text:p>
          </table:table-cell>
          <table:table-cell table:style-name="ce8" office:value-type="float" office:value="0.9462" calcext:value-type="float">
            <text:p>0.946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84_georgia_EvansCo_sorted</text:p>
          </table:table-cell>
          <table:table-cell table:style-name="ce7" office:value-type="float" office:value="36035" calcext:value-type="float">
            <text:p>36035</text:p>
          </table:table-cell>
          <table:table-cell table:style-name="ce7" office:value-type="float" office:value="86712" calcext:value-type="float">
            <text:p>86712</text:p>
          </table:table-cell>
          <table:table-cell table:style-name="ce7" office:value-type="float" office:value="2.406" calcext:value-type="float">
            <text:p>2.406</text:p>
          </table:table-cell>
          <table:table-cell table:style-name="ce7" office:value-type="float" office:value="2.533" calcext:value-type="float">
            <text:p>2.53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5926" calcext:value-type="float">
            <text:p>105926</text:p>
          </table:table-cell>
          <table:table-cell table:style-name="ce8" office:value-type="float" office:value="1067649" calcext:value-type="float">
            <text:p>1067649</text:p>
          </table:table-cell>
          <table:table-cell table:style-name="ce8" office:value-type="float" office:value="0.9097" calcext:value-type="float">
            <text:p>0.909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7_604067081_ReddingProperty_sorted</text:p>
          </table:table-cell>
          <table:table-cell table:style-name="ce7" office:value-type="float" office:value="49457" calcext:value-type="float">
            <text:p>49457</text:p>
          </table:table-cell>
          <table:table-cell table:style-name="ce7" office:value-type="float" office:value="126562" calcext:value-type="float">
            <text:p>126562</text:p>
          </table:table-cell>
          <table:table-cell table:style-name="ce7" office:value-type="float" office:value="2.559" calcext:value-type="float">
            <text:p>2.559</text:p>
          </table:table-cell>
          <table:table-cell table:style-name="ce7" office:value-type="float" office:value="2.676" calcext:value-type="float">
            <text:p>2.67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50216" calcext:value-type="float">
            <text:p>50216</text:p>
          </table:table-cell>
          <table:table-cell table:style-name="ce8" office:value-type="float" office:value="1123359" calcext:value-type="float">
            <text:p>1123359</text:p>
          </table:table-cell>
          <table:table-cell table:style-name="ce8" office:value-type="float" office:value="0.9572" calcext:value-type="float">
            <text:p>0.957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Cand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9_603635074_CanoocheeSandhillsWMA_sorted</text:p>
          </table:table-cell>
          <table:table-cell table:style-name="ce7" office:value-type="float" office:value="55207" calcext:value-type="float">
            <text:p>55207</text:p>
          </table:table-cell>
          <table:table-cell table:style-name="ce7" office:value-type="float" office:value="165432" calcext:value-type="float">
            <text:p>165432</text:p>
          </table:table-cell>
          <table:table-cell table:style-name="ce7" office:value-type="float" office:value="2.997" calcext:value-type="float">
            <text:p>2.997</text:p>
          </table:table-cell>
          <table:table-cell table:style-name="ce7" office:value-type="float" office:value="3.145" calcext:value-type="float">
            <text:p>3.14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7443" calcext:value-type="float">
            <text:p>117443</text:p>
          </table:table-cell>
          <table:table-cell table:style-name="ce8" office:value-type="float" office:value="1056132" calcext:value-type="float">
            <text:p>1056132</text:p>
          </table:table-cell>
          <table:table-cell table:style-name="ce8" office:value-type="float" office:value="0.8999" calcext:value-type="float">
            <text:p>0.899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83_georgia_EvansCo_Daisy_sorted</text:p>
          </table:table-cell>
          <table:table-cell table:style-name="ce7" office:value-type="float" office:value="96008" calcext:value-type="float">
            <text:p>96008</text:p>
          </table:table-cell>
          <table:table-cell table:style-name="ce7" office:value-type="float" office:value="675381" calcext:value-type="float">
            <text:p>675381</text:p>
          </table:table-cell>
          <table:table-cell table:style-name="ce7" office:value-type="float" office:value="7.035" calcext:value-type="float">
            <text:p>7.035</text:p>
          </table:table-cell>
          <table:table-cell table:style-name="ce7" office:value-type="float" office:value="8.641" calcext:value-type="float">
            <text:p>8.64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9263" calcext:value-type="float">
            <text:p>129263</text:p>
          </table:table-cell>
          <table:table-cell table:style-name="ce8" office:value-type="float" office:value="1044312" calcext:value-type="float">
            <text:p>1044312</text:p>
          </table:table-cell>
          <table:table-cell table:style-name="ce8" office:value-type="float" office:value="0.8899" calcext:value-type="float">
            <text:p>0.889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876_georgia_FortStewart_Willie_sorted</text:p>
          </table:table-cell>
          <table:table-cell table:style-name="ce7" office:value-type="float" office:value="103129" calcext:value-type="float">
            <text:p>103129</text:p>
          </table:table-cell>
          <table:table-cell table:style-name="ce7" office:value-type="float" office:value="1213416" calcext:value-type="float">
            <text:p>1213416</text:p>
          </table:table-cell>
          <table:table-cell table:style-name="ce7" office:value-type="float" office:value="11.766" calcext:value-type="float">
            <text:p>11.766</text:p>
          </table:table-cell>
          <table:table-cell table:style-name="ce7" office:value-type="float" office:value="14.002" calcext:value-type="float">
            <text:p>14.00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2539" calcext:value-type="float">
            <text:p>122539</text:p>
          </table:table-cell>
          <table:table-cell table:style-name="ce8" office:value-type="float" office:value="1051036" calcext:value-type="float">
            <text:p>1051036</text:p>
          </table:table-cell>
          <table:table-cell table:style-name="ce8" office:value-type="float" office:value="0.8956" calcext:value-type="float">
            <text:p>0.895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H1_georgia_EvansCo_WarnellCanoochee_sorted</text:p>
          </table:table-cell>
          <table:table-cell table:style-name="ce7" office:value-type="float" office:value="81116" calcext:value-type="float">
            <text:p>81116</text:p>
          </table:table-cell>
          <table:table-cell table:style-name="ce7" office:value-type="float" office:value="1040894" calcext:value-type="float">
            <text:p>1040894</text:p>
          </table:table-cell>
          <table:table-cell table:style-name="ce7" office:value-type="float" office:value="12.832" calcext:value-type="float">
            <text:p>12.832</text:p>
          </table:table-cell>
          <table:table-cell table:style-name="ce7" office:value-type="float" office:value="14.088" calcext:value-type="float">
            <text:p>14.08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6284" calcext:value-type="float">
            <text:p>106284</text:p>
          </table:table-cell>
          <table:table-cell table:style-name="ce8" office:value-type="float" office:value="1067291" calcext:value-type="float">
            <text:p>1067291</text:p>
          </table:table-cell>
          <table:table-cell table:style-name="ce8" office:value-type="float" office:value="0.9094" calcext:value-type="float">
            <text:p>0.909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3_605066603_ReddingProperty_sorted</text:p>
          </table:table-cell>
          <table:table-cell table:style-name="ce7" office:value-type="float" office:value="100535" calcext:value-type="float">
            <text:p>100535</text:p>
          </table:table-cell>
          <table:table-cell table:style-name="ce7" office:value-type="float" office:value="1288857" calcext:value-type="float">
            <text:p>1288857</text:p>
          </table:table-cell>
          <table:table-cell table:style-name="ce7" office:value-type="float" office:value="12.82" calcext:value-type="float">
            <text:p>12.82</text:p>
          </table:table-cell>
          <table:table-cell table:style-name="ce7" office:value-type="float" office:value="14.846" calcext:value-type="float">
            <text:p>14.84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5331" calcext:value-type="float">
            <text:p>105331</text:p>
          </table:table-cell>
          <table:table-cell table:style-name="ce8" office:value-type="float" office:value="1068244" calcext:value-type="float">
            <text:p>1068244</text:p>
          </table:table-cell>
          <table:table-cell table:style-name="ce8" office:value-type="float" office:value="0.9102" calcext:value-type="float">
            <text:p>0.910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Candl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89_Q1_georgia_BryanCo_FtStewart_sorted</text:p>
          </table:table-cell>
          <table:table-cell table:style-name="ce7" office:value-type="float" office:value="98512" calcext:value-type="float">
            <text:p>98512</text:p>
          </table:table-cell>
          <table:table-cell table:style-name="ce7" office:value-type="float" office:value="1390040" calcext:value-type="float">
            <text:p>1390040</text:p>
          </table:table-cell>
          <table:table-cell table:style-name="ce7" office:value-type="float" office:value="14.11" calcext:value-type="float">
            <text:p>14.11</text:p>
          </table:table-cell>
          <table:table-cell table:style-name="ce7" office:value-type="float" office:value="16.497" calcext:value-type="float">
            <text:p>16.49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7407" calcext:value-type="float">
            <text:p>117407</text:p>
          </table:table-cell>
          <table:table-cell table:style-name="ce8" office:value-type="float" office:value="1056168" calcext:value-type="float">
            <text:p>1056168</text:p>
          </table:table-cell>
          <table:table-cell table:style-name="ce8" office:value-type="float" office:value="0.9" calcext:value-type="float">
            <text:p>0.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67_georgia_BryanCo_Southward_sorted</text:p>
          </table:table-cell>
          <table:table-cell table:style-name="ce7" office:value-type="float" office:value="91787" calcext:value-type="float">
            <text:p>91787</text:p>
          </table:table-cell>
          <table:table-cell table:style-name="ce7" office:value-type="float" office:value="1360971" calcext:value-type="float">
            <text:p>1360971</text:p>
          </table:table-cell>
          <table:table-cell table:style-name="ce7" office:value-type="float" office:value="14.827" calcext:value-type="float">
            <text:p>14.827</text:p>
          </table:table-cell>
          <table:table-cell table:style-name="ce7" office:value-type="float" office:value="17.04" calcext:value-type="float">
            <text:p>17.0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6071" calcext:value-type="float">
            <text:p>126071</text:p>
          </table:table-cell>
          <table:table-cell table:style-name="ce8" office:value-type="float" office:value="1047504" calcext:value-type="float">
            <text:p>1047504</text:p>
          </table:table-cell>
          <table:table-cell table:style-name="ce8" office:value-type="float" office:value="0.8926" calcext:value-type="float">
            <text:p>0.892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G5_georgia_EvansCo_Canoochee_sorted</text:p>
          </table:table-cell>
          <table:table-cell table:style-name="ce7" office:value-type="float" office:value="89175" calcext:value-type="float">
            <text:p>89175</text:p>
          </table:table-cell>
          <table:table-cell table:style-name="ce7" office:value-type="float" office:value="1597461" calcext:value-type="float">
            <text:p>1597461</text:p>
          </table:table-cell>
          <table:table-cell table:style-name="ce7" office:value-type="float" office:value="17.914" calcext:value-type="float">
            <text:p>17.914</text:p>
          </table:table-cell>
          <table:table-cell table:style-name="ce7" office:value-type="float" office:value="20.132" calcext:value-type="float">
            <text:p>20.13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5137" calcext:value-type="float">
            <text:p>95137</text:p>
          </table:table-cell>
          <table:table-cell table:style-name="ce8" office:value-type="float" office:value="1078438" calcext:value-type="float">
            <text:p>1078438</text:p>
          </table:table-cell>
          <table:table-cell table:style-name="ce8" office:value-type="float" office:value="0.9189" calcext:value-type="float">
            <text:p>0.918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35_georgia_BryanCo_Southward_sorted</text:p>
          </table:table-cell>
          <table:table-cell table:style-name="ce7" office:value-type="float" office:value="113053" calcext:value-type="float">
            <text:p>113053</text:p>
          </table:table-cell>
          <table:table-cell table:style-name="ce7" office:value-type="float" office:value="1972755" calcext:value-type="float">
            <text:p>1972755</text:p>
          </table:table-cell>
          <table:table-cell table:style-name="ce7" office:value-type="float" office:value="17.45" calcext:value-type="float">
            <text:p>17.45</text:p>
          </table:table-cell>
          <table:table-cell table:style-name="ce7" office:value-type="float" office:value="21.657" calcext:value-type="float">
            <text:p>21.65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3703" calcext:value-type="float">
            <text:p>133703</text:p>
          </table:table-cell>
          <table:table-cell table:style-name="ce8" office:value-type="float" office:value="1039872" calcext:value-type="float">
            <text:p>1039872</text:p>
          </table:table-cell>
          <table:table-cell table:style-name="ce8" office:value-type="float" office:value="0.8861" calcext:value-type="float">
            <text:p>0.886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4_georgia_EvansCo_FtStewart_sorted</text:p>
          </table:table-cell>
          <table:table-cell table:style-name="ce7" office:value-type="float" office:value="99816" calcext:value-type="float">
            <text:p>99816</text:p>
          </table:table-cell>
          <table:table-cell table:style-name="ce7" office:value-type="float" office:value="2227221" calcext:value-type="float">
            <text:p>2227221</text:p>
          </table:table-cell>
          <table:table-cell table:style-name="ce7" office:value-type="float" office:value="22.313" calcext:value-type="float">
            <text:p>22.313</text:p>
          </table:table-cell>
          <table:table-cell table:style-name="ce7" office:value-type="float" office:value="25.854" calcext:value-type="float">
            <text:p>25.85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9816" calcext:value-type="float">
            <text:p>99816</text:p>
          </table:table-cell>
          <table:table-cell table:style-name="ce8" office:value-type="float" office:value="1073759" calcext:value-type="float">
            <text:p>1073759</text:p>
          </table:table-cell>
          <table:table-cell table:style-name="ce8" office:value-type="float" office:value="0.9149" calcext:value-type="float">
            <text:p>0.914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68_georgia_EvansCo_Daisy_sorted</text:p>
          </table:table-cell>
          <table:table-cell table:style-name="ce7" office:value-type="float" office:value="119025" calcext:value-type="float">
            <text:p>119025</text:p>
          </table:table-cell>
          <table:table-cell table:style-name="ce7" office:value-type="float" office:value="2679284" calcext:value-type="float">
            <text:p>2679284</text:p>
          </table:table-cell>
          <table:table-cell table:style-name="ce7" office:value-type="float" office:value="22.51" calcext:value-type="float">
            <text:p>22.51</text:p>
          </table:table-cell>
          <table:table-cell table:style-name="ce7" office:value-type="float" office:value="28.285" calcext:value-type="float">
            <text:p>28.28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9114" calcext:value-type="float">
            <text:p>129114</text:p>
          </table:table-cell>
          <table:table-cell table:style-name="ce8" office:value-type="float" office:value="1044461" calcext:value-type="float">
            <text:p>1044461</text:p>
          </table:table-cell>
          <table:table-cell table:style-name="ce8" office:value-type="float" office:value="0.89" calcext:value-type="float">
            <text:p>0.8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B8_georgia_BryanCo_FtStewart_sorted</text:p>
          </table:table-cell>
          <table:table-cell table:style-name="ce7" office:value-type="float" office:value="100833" calcext:value-type="float">
            <text:p>100833</text:p>
          </table:table-cell>
          <table:table-cell table:style-name="ce7" office:value-type="float" office:value="2885460" calcext:value-type="float">
            <text:p>2885460</text:p>
          </table:table-cell>
          <table:table-cell table:style-name="ce7" office:value-type="float" office:value="28.616" calcext:value-type="float">
            <text:p>28.616</text:p>
          </table:table-cell>
          <table:table-cell table:style-name="ce7" office:value-type="float" office:value="33.242" calcext:value-type="float">
            <text:p>33.24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0924" calcext:value-type="float">
            <text:p>100924</text:p>
          </table:table-cell>
          <table:table-cell table:style-name="ce8" office:value-type="float" office:value="1072651" calcext:value-type="float">
            <text:p>1072651</text:p>
          </table:table-cell>
          <table:table-cell table:style-name="ce8" office:value-type="float" office:value="0.914" calcext:value-type="float">
            <text:p>0.91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5_604806826_FortStewart_sorted</text:p>
          </table:table-cell>
          <table:table-cell table:style-name="ce7" office:value-type="float" office:value="124841" calcext:value-type="float">
            <text:p>124841</text:p>
          </table:table-cell>
          <table:table-cell table:style-name="ce7" office:value-type="float" office:value="3714094" calcext:value-type="float">
            <text:p>3714094</text:p>
          </table:table-cell>
          <table:table-cell table:style-name="ce7" office:value-type="float" office:value="29.751" calcext:value-type="float">
            <text:p>29.751</text:p>
          </table:table-cell>
          <table:table-cell table:style-name="ce7" office:value-type="float" office:value="36.799" calcext:value-type="float">
            <text:p>36.79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4895" calcext:value-type="float">
            <text:p>124895</text:p>
          </table:table-cell>
          <table:table-cell table:style-name="ce8" office:value-type="float" office:value="1048680" calcext:value-type="float">
            <text:p>1048680</text:p>
          </table:table-cell>
          <table:table-cell table:style-name="ce8" office:value-type="float" office:value="0.8936" calcext:value-type="float">
            <text:p>0.893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70_georgia_WayneCo_Akin_sorted</text:p>
          </table:table-cell>
          <table:table-cell table:style-name="ce7" office:value-type="float" office:value="125641" calcext:value-type="float">
            <text:p>125641</text:p>
          </table:table-cell>
          <table:table-cell table:style-name="ce7" office:value-type="float" office:value="3785891" calcext:value-type="float">
            <text:p>3785891</text:p>
          </table:table-cell>
          <table:table-cell table:style-name="ce7" office:value-type="float" office:value="30.133" calcext:value-type="float">
            <text:p>30.133</text:p>
          </table:table-cell>
          <table:table-cell table:style-name="ce7" office:value-type="float" office:value="39.035" calcext:value-type="float">
            <text:p>39.03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1630" calcext:value-type="float">
            <text:p>141630</text:p>
          </table:table-cell>
          <table:table-cell table:style-name="ce8" office:value-type="float" office:value="1031945" calcext:value-type="float">
            <text:p>1031945</text:p>
          </table:table-cell>
          <table:table-cell table:style-name="ce8" office:value-type="float" office:value="0.8793" calcext:value-type="float">
            <text:p>0.879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Wayne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10_georgia_BryanCo_FtStewart_sorted</text:p>
          </table:table-cell>
          <table:table-cell table:style-name="ce7" office:value-type="float" office:value="109405" calcext:value-type="float">
            <text:p>109405</text:p>
          </table:table-cell>
          <table:table-cell table:style-name="ce7" office:value-type="float" office:value="4249303" calcext:value-type="float">
            <text:p>4249303</text:p>
          </table:table-cell>
          <table:table-cell table:style-name="ce7" office:value-type="float" office:value="38.84" calcext:value-type="float">
            <text:p>38.84</text:p>
          </table:table-cell>
          <table:table-cell table:style-name="ce7" office:value-type="float" office:value="46.522" calcext:value-type="float">
            <text:p>46.52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6514" calcext:value-type="float">
            <text:p>126514</text:p>
          </table:table-cell>
          <table:table-cell table:style-name="ce8" office:value-type="float" office:value="1047061" calcext:value-type="float">
            <text:p>1047061</text:p>
          </table:table-cell>
          <table:table-cell table:style-name="ce8" office:value-type="float" office:value="0.8922" calcext:value-type="float">
            <text:p>0.892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871_georgia_EvansCo_Daisy_sorted</text:p>
          </table:table-cell>
          <table:table-cell table:style-name="ce7" office:value-type="float" office:value="123095" calcext:value-type="float">
            <text:p>123095</text:p>
          </table:table-cell>
          <table:table-cell table:style-name="ce7" office:value-type="float" office:value="4763235" calcext:value-type="float">
            <text:p>4763235</text:p>
          </table:table-cell>
          <table:table-cell table:style-name="ce7" office:value-type="float" office:value="38.696" calcext:value-type="float">
            <text:p>38.696</text:p>
          </table:table-cell>
          <table:table-cell table:style-name="ce7" office:value-type="float" office:value="49.428" calcext:value-type="float">
            <text:p>49.42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5908" calcext:value-type="float">
            <text:p>135908</text:p>
          </table:table-cell>
          <table:table-cell table:style-name="ce8" office:value-type="float" office:value="1037667" calcext:value-type="float">
            <text:p>1037667</text:p>
          </table:table-cell>
          <table:table-cell table:style-name="ce8" office:value-type="float" office:value="0.8842" calcext:value-type="float">
            <text:p>0.884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7_georgia_BryanCo_FtStewart_sorted</text:p>
          </table:table-cell>
          <table:table-cell table:style-name="ce7" office:value-type="float" office:value="115519" calcext:value-type="float">
            <text:p>115519</text:p>
          </table:table-cell>
          <table:table-cell table:style-name="ce7" office:value-type="float" office:value="4927004" calcext:value-type="float">
            <text:p>4927004</text:p>
          </table:table-cell>
          <table:table-cell table:style-name="ce7" office:value-type="float" office:value="42.651" calcext:value-type="float">
            <text:p>42.651</text:p>
          </table:table-cell>
          <table:table-cell table:style-name="ce7" office:value-type="float" office:value="52.55" calcext:value-type="float">
            <text:p>52.5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4694" calcext:value-type="float">
            <text:p>134694</text:p>
          </table:table-cell>
          <table:table-cell table:style-name="ce8" office:value-type="float" office:value="1038881" calcext:value-type="float">
            <text:p>1038881</text:p>
          </table:table-cell>
          <table:table-cell table:style-name="ce8" office:value-type="float" office:value="0.8852" calcext:value-type="float">
            <text:p>0.885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75_georgia_LongCo_Tibet_sorted</text:p>
          </table:table-cell>
          <table:table-cell table:style-name="ce7" office:value-type="float" office:value="134994" calcext:value-type="float">
            <text:p>134994</text:p>
          </table:table-cell>
          <table:table-cell table:style-name="ce7" office:value-type="float" office:value="5312019" calcext:value-type="float">
            <text:p>5312019</text:p>
          </table:table-cell>
          <table:table-cell table:style-name="ce7" office:value-type="float" office:value="39.35" calcext:value-type="float">
            <text:p>39.35</text:p>
          </table:table-cell>
          <table:table-cell table:style-name="ce7" office:value-type="float" office:value="52.725" calcext:value-type="float">
            <text:p>52.72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5078" calcext:value-type="float">
            <text:p>135078</text:p>
          </table:table-cell>
          <table:table-cell table:style-name="ce8" office:value-type="float" office:value="1038497" calcext:value-type="float">
            <text:p>1038497</text:p>
          </table:table-cell>
          <table:table-cell table:style-name="ce8" office:value-type="float" office:value="0.8849" calcext:value-type="float">
            <text:p>0.884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S8_georgia_LongCo_FIAFRC_sorted</text:p>
          </table:table-cell>
          <table:table-cell table:style-name="ce7" office:value-type="float" office:value="118325" calcext:value-type="float">
            <text:p>118325</text:p>
          </table:table-cell>
          <table:table-cell table:style-name="ce7" office:value-type="float" office:value="5337622" calcext:value-type="float">
            <text:p>5337622</text:p>
          </table:table-cell>
          <table:table-cell table:style-name="ce7" office:value-type="float" office:value="45.11" calcext:value-type="float">
            <text:p>45.11</text:p>
          </table:table-cell>
          <table:table-cell table:style-name="ce7" office:value-type="float" office:value="56.722" calcext:value-type="float">
            <text:p>56.72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5972" calcext:value-type="float">
            <text:p>125972</text:p>
          </table:table-cell>
          <table:table-cell table:style-name="ce8" office:value-type="float" office:value="1047603" calcext:value-type="float">
            <text:p>1047603</text:p>
          </table:table-cell>
          <table:table-cell table:style-name="ce8" office:value-type="float" office:value="0.8927" calcext:value-type="float">
            <text:p>0.892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5_georgia_EvansCo_FtStewart_sorted</text:p>
          </table:table-cell>
          <table:table-cell table:style-name="ce7" office:value-type="float" office:value="116241" calcext:value-type="float">
            <text:p>116241</text:p>
          </table:table-cell>
          <table:table-cell table:style-name="ce7" office:value-type="float" office:value="6266282" calcext:value-type="float">
            <text:p>6266282</text:p>
          </table:table-cell>
          <table:table-cell table:style-name="ce7" office:value-type="float" office:value="53.908" calcext:value-type="float">
            <text:p>53.908</text:p>
          </table:table-cell>
          <table:table-cell table:style-name="ce7" office:value-type="float" office:value="66.264" calcext:value-type="float">
            <text:p>66.26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6241" calcext:value-type="float">
            <text:p>116241</text:p>
          </table:table-cell>
          <table:table-cell table:style-name="ce8" office:value-type="float" office:value="1057334" calcext:value-type="float">
            <text:p>1057334</text:p>
          </table:table-cell>
          <table:table-cell table:style-name="ce8" office:value-type="float" office:value="0.901" calcext:value-type="float">
            <text:p>0.90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65_georgia_EvansCo_Daisy_sorted</text:p>
          </table:table-cell>
          <table:table-cell table:style-name="ce7" office:value-type="float" office:value="146655" calcext:value-type="float">
            <text:p>146655</text:p>
          </table:table-cell>
          <table:table-cell table:style-name="ce7" office:value-type="float" office:value="7818526" calcext:value-type="float">
            <text:p>7818526</text:p>
          </table:table-cell>
          <table:table-cell table:style-name="ce7" office:value-type="float" office:value="53.312" calcext:value-type="float">
            <text:p>53.312</text:p>
          </table:table-cell>
          <table:table-cell table:style-name="ce7" office:value-type="float" office:value="75.623" calcext:value-type="float">
            <text:p>75.62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2843" calcext:value-type="float">
            <text:p>152843</text:p>
          </table:table-cell>
          <table:table-cell table:style-name="ce8" office:value-type="float" office:value="1020732" calcext:value-type="float">
            <text:p>1020732</text:p>
          </table:table-cell>
          <table:table-cell table:style-name="ce8" office:value-type="float" office:value="0.8698" calcext:value-type="float">
            <text:p>0.869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765_georgia_BryanCo_Southward_sorted</text:p>
          </table:table-cell>
          <table:table-cell table:style-name="ce7" office:value-type="float" office:value="140230" calcext:value-type="float">
            <text:p>140230</text:p>
          </table:table-cell>
          <table:table-cell table:style-name="ce7" office:value-type="float" office:value="7748036" calcext:value-type="float">
            <text:p>7748036</text:p>
          </table:table-cell>
          <table:table-cell table:style-name="ce7" office:value-type="float" office:value="55.252" calcext:value-type="float">
            <text:p>55.252</text:p>
          </table:table-cell>
          <table:table-cell table:style-name="ce7" office:value-type="float" office:value="75.956" calcext:value-type="float">
            <text:p>75.95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8913" calcext:value-type="float">
            <text:p>148913</text:p>
          </table:table-cell>
          <table:table-cell table:style-name="ce8" office:value-type="float" office:value="1024662" calcext:value-type="float">
            <text:p>1024662</text:p>
          </table:table-cell>
          <table:table-cell table:style-name="ce8" office:value-type="float" office:value="0.8731" calcext:value-type="float">
            <text:p>0.873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51_georgia_EvansCo_Daisy_sorted</text:p>
          </table:table-cell>
          <table:table-cell table:style-name="ce7" office:value-type="float" office:value="131836" calcext:value-type="float">
            <text:p>131836</text:p>
          </table:table-cell>
          <table:table-cell table:style-name="ce7" office:value-type="float" office:value="7798593" calcext:value-type="float">
            <text:p>7798593</text:p>
          </table:table-cell>
          <table:table-cell table:style-name="ce7" office:value-type="float" office:value="59.154" calcext:value-type="float">
            <text:p>59.154</text:p>
          </table:table-cell>
          <table:table-cell table:style-name="ce7" office:value-type="float" office:value="78.472" calcext:value-type="float">
            <text:p>78.47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2566" calcext:value-type="float">
            <text:p>142566</text:p>
          </table:table-cell>
          <table:table-cell table:style-name="ce8" office:value-type="float" office:value="1031009" calcext:value-type="float">
            <text:p>1031009</text:p>
          </table:table-cell>
          <table:table-cell table:style-name="ce8" office:value-type="float" office:value="0.8785" calcext:value-type="float">
            <text:p>0.878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1_georgia_EvansCo_FtStewart_sorted</text:p>
          </table:table-cell>
          <table:table-cell table:style-name="ce7" office:value-type="float" office:value="134897" calcext:value-type="float">
            <text:p>134897</text:p>
          </table:table-cell>
          <table:table-cell table:style-name="ce7" office:value-type="float" office:value="8070696" calcext:value-type="float">
            <text:p>8070696</text:p>
          </table:table-cell>
          <table:table-cell table:style-name="ce7" office:value-type="float" office:value="59.829" calcext:value-type="float">
            <text:p>59.829</text:p>
          </table:table-cell>
          <table:table-cell table:style-name="ce7" office:value-type="float" office:value="80.707" calcext:value-type="float">
            <text:p>80.70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4897" calcext:value-type="float">
            <text:p>134897</text:p>
          </table:table-cell>
          <table:table-cell table:style-name="ce8" office:value-type="float" office:value="1038678" calcext:value-type="float">
            <text:p>1038678</text:p>
          </table:table-cell>
          <table:table-cell table:style-name="ce8" office:value-type="float" office:value="0.8851" calcext:value-type="float">
            <text:p>0.885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H4_georgia_EvansCo_WarnellCanoochee_sorted</text:p>
          </table:table-cell>
          <table:table-cell table:style-name="ce7" office:value-type="float" office:value="124184" calcext:value-type="float">
            <text:p>124184</text:p>
          </table:table-cell>
          <table:table-cell table:style-name="ce7" office:value-type="float" office:value="8211726" calcext:value-type="float">
            <text:p>8211726</text:p>
          </table:table-cell>
          <table:table-cell table:style-name="ce7" office:value-type="float" office:value="66.125" calcext:value-type="float">
            <text:p>66.125</text:p>
          </table:table-cell>
          <table:table-cell table:style-name="ce7" office:value-type="float" office:value="83.752" calcext:value-type="float">
            <text:p>83.75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250" calcext:value-type="float">
            <text:p>139250</text:p>
          </table:table-cell>
          <table:table-cell table:style-name="ce8" office:value-type="float" office:value="1034325" calcext:value-type="float">
            <text:p>1034325</text:p>
          </table:table-cell>
          <table:table-cell table:style-name="ce8" office:value-type="float" office:value="0.8813" calcext:value-type="float">
            <text:p>0.881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S4_georgia_LongCo_FIAFRC_sorted</text:p>
          </table:table-cell>
          <table:table-cell table:style-name="ce7" office:value-type="float" office:value="137851" calcext:value-type="float">
            <text:p>137851</text:p>
          </table:table-cell>
          <table:table-cell table:style-name="ce7" office:value-type="float" office:value="8515948" calcext:value-type="float">
            <text:p>8515948</text:p>
          </table:table-cell>
          <table:table-cell table:style-name="ce7" office:value-type="float" office:value="61.776" calcext:value-type="float">
            <text:p>61.776</text:p>
          </table:table-cell>
          <table:table-cell table:style-name="ce7" office:value-type="float" office:value="84.956" calcext:value-type="float">
            <text:p>84.95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8253" calcext:value-type="float">
            <text:p>138253</text:p>
          </table:table-cell>
          <table:table-cell table:style-name="ce8" office:value-type="float" office:value="1035322" calcext:value-type="float">
            <text:p>1035322</text:p>
          </table:table-cell>
          <table:table-cell table:style-name="ce8" office:value-type="float" office:value="0.8822" calcext:value-type="float">
            <text:p>0.882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55_georgia_EvansCo_Daisy_sorted</text:p>
          </table:table-cell>
          <table:table-cell table:style-name="ce7" office:value-type="float" office:value="145576" calcext:value-type="float">
            <text:p>145576</text:p>
          </table:table-cell>
          <table:table-cell table:style-name="ce7" office:value-type="float" office:value="8968535" calcext:value-type="float">
            <text:p>8968535</text:p>
          </table:table-cell>
          <table:table-cell table:style-name="ce7" office:value-type="float" office:value="61.607" calcext:value-type="float">
            <text:p>61.607</text:p>
          </table:table-cell>
          <table:table-cell table:style-name="ce7" office:value-type="float" office:value="86.022" calcext:value-type="float">
            <text:p>86.02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8347" calcext:value-type="float">
            <text:p>148347</text:p>
          </table:table-cell>
          <table:table-cell table:style-name="ce8" office:value-type="float" office:value="1025228" calcext:value-type="float">
            <text:p>1025228</text:p>
          </table:table-cell>
          <table:table-cell table:style-name="ce8" office:value-type="float" office:value="0.8736" calcext:value-type="float">
            <text:p>0.873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54_georgia_EvansCo_Daisy_sorted</text:p>
          </table:table-cell>
          <table:table-cell table:style-name="ce7" office:value-type="float" office:value="143361" calcext:value-type="float">
            <text:p>143361</text:p>
          </table:table-cell>
          <table:table-cell table:style-name="ce7" office:value-type="float" office:value="8934988" calcext:value-type="float">
            <text:p>8934988</text:p>
          </table:table-cell>
          <table:table-cell table:style-name="ce7" office:value-type="float" office:value="62.325" calcext:value-type="float">
            <text:p>62.325</text:p>
          </table:table-cell>
          <table:table-cell table:style-name="ce7" office:value-type="float" office:value="87.377" calcext:value-type="float">
            <text:p>87.37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9023" calcext:value-type="float">
            <text:p>149023</text:p>
          </table:table-cell>
          <table:table-cell table:style-name="ce8" office:value-type="float" office:value="1024552" calcext:value-type="float">
            <text:p>1024552</text:p>
          </table:table-cell>
          <table:table-cell table:style-name="ce8" office:value-type="float" office:value="0.873" calcext:value-type="float">
            <text:p>0.87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0_605359320_CanoocheeSandhillsWMA_sorted</text:p>
          </table:table-cell>
          <table:table-cell table:style-name="ce7" office:value-type="float" office:value="139857" calcext:value-type="float">
            <text:p>139857</text:p>
          </table:table-cell>
          <table:table-cell table:style-name="ce7" office:value-type="float" office:value="9392142" calcext:value-type="float">
            <text:p>9392142</text:p>
          </table:table-cell>
          <table:table-cell table:style-name="ce7" office:value-type="float" office:value="67.155" calcext:value-type="float">
            <text:p>67.155</text:p>
          </table:table-cell>
          <table:table-cell table:style-name="ce7" office:value-type="float" office:value="87.632" calcext:value-type="float">
            <text:p>87.63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5722" calcext:value-type="float">
            <text:p>145722</text:p>
          </table:table-cell>
          <table:table-cell table:style-name="ce8" office:value-type="float" office:value="1027853" calcext:value-type="float">
            <text:p>1027853</text:p>
          </table:table-cell>
          <table:table-cell table:style-name="ce8" office:value-type="float" office:value="0.8758" calcext:value-type="float">
            <text:p>0.875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N4_georgia_WayneCo_LittleSatillaWMA_sorted</text:p>
          </table:table-cell>
          <table:table-cell table:style-name="ce7" office:value-type="float" office:value="126664" calcext:value-type="float">
            <text:p>126664</text:p>
          </table:table-cell>
          <table:table-cell table:style-name="ce7" office:value-type="float" office:value="8812820" calcext:value-type="float">
            <text:p>8812820</text:p>
          </table:table-cell>
          <table:table-cell table:style-name="ce7" office:value-type="float" office:value="69.576" calcext:value-type="float">
            <text:p>69.576</text:p>
          </table:table-cell>
          <table:table-cell table:style-name="ce7" office:value-type="float" office:value="89.587" calcext:value-type="float">
            <text:p>89.58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4420" calcext:value-type="float">
            <text:p>134420</text:p>
          </table:table-cell>
          <table:table-cell table:style-name="ce8" office:value-type="float" office:value="1039155" calcext:value-type="float">
            <text:p>1039155</text:p>
          </table:table-cell>
          <table:table-cell table:style-name="ce8" office:value-type="float" office:value="0.8855" calcext:value-type="float">
            <text:p>0.885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Wayne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S1_georgia_LongCo_FIAFRC_sorted</text:p>
          </table:table-cell>
          <table:table-cell table:style-name="ce7" office:value-type="float" office:value="132011" calcext:value-type="float">
            <text:p>132011</text:p>
          </table:table-cell>
          <table:table-cell table:style-name="ce7" office:value-type="float" office:value="9898173" calcext:value-type="float">
            <text:p>9898173</text:p>
          </table:table-cell>
          <table:table-cell table:style-name="ce7" office:value-type="float" office:value="74.98" calcext:value-type="float">
            <text:p>74.98</text:p>
          </table:table-cell>
          <table:table-cell table:style-name="ce7" office:value-type="float" office:value="98.681" calcext:value-type="float">
            <text:p>98.68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630" calcext:value-type="float">
            <text:p>137630</text:p>
          </table:table-cell>
          <table:table-cell table:style-name="ce8" office:value-type="float" office:value="1035945" calcext:value-type="float">
            <text:p>1035945</text:p>
          </table:table-cell>
          <table:table-cell table:style-name="ce8" office:value-type="float" office:value="0.8827" calcext:value-type="float">
            <text:p>0.882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G9_georgia_EvansCo_SandsSiteCanoochee_sorted</text:p>
          </table:table-cell>
          <table:table-cell table:style-name="ce7" office:value-type="float" office:value="132458" calcext:value-type="float">
            <text:p>132458</text:p>
          </table:table-cell>
          <table:table-cell table:style-name="ce7" office:value-type="float" office:value="11567466" calcext:value-type="float">
            <text:p>11567466</text:p>
          </table:table-cell>
          <table:table-cell table:style-name="ce7" office:value-type="float" office:value="87.329" calcext:value-type="float">
            <text:p>87.329</text:p>
          </table:table-cell>
          <table:table-cell table:style-name="ce7" office:value-type="float" office:value="114.941" calcext:value-type="float">
            <text:p>114.94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2793" calcext:value-type="float">
            <text:p>132793</text:p>
          </table:table-cell>
          <table:table-cell table:style-name="ce8" office:value-type="float" office:value="1040782" calcext:value-type="float">
            <text:p>1040782</text:p>
          </table:table-cell>
          <table:table-cell table:style-name="ce8" office:value-type="float" office:value="0.8868" calcext:value-type="float">
            <text:p>0.886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6_georgia_BryanCo_FtStewart_sorted</text:p>
          </table:table-cell>
          <table:table-cell table:style-name="ce7" office:value-type="float" office:value="130936" calcext:value-type="float">
            <text:p>130936</text:p>
          </table:table-cell>
          <table:table-cell table:style-name="ce7" office:value-type="float" office:value="11903346" calcext:value-type="float">
            <text:p>11903346</text:p>
          </table:table-cell>
          <table:table-cell table:style-name="ce7" office:value-type="float" office:value="90.91" calcext:value-type="float">
            <text:p>90.91</text:p>
          </table:table-cell>
          <table:table-cell table:style-name="ce7" office:value-type="float" office:value="118.696" calcext:value-type="float">
            <text:p>118.69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3110" calcext:value-type="float">
            <text:p>133110</text:p>
          </table:table-cell>
          <table:table-cell table:style-name="ce8" office:value-type="float" office:value="1040465" calcext:value-type="float">
            <text:p>1040465</text:p>
          </table:table-cell>
          <table:table-cell table:style-name="ce8" office:value-type="float" office:value="0.8866" calcext:value-type="float">
            <text:p>0.886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Q4_georgia_BryanCo_FtStewart_sorted</text:p>
          </table:table-cell>
          <table:table-cell table:style-name="ce7" office:value-type="float" office:value="133033" calcext:value-type="float">
            <text:p>133033</text:p>
          </table:table-cell>
          <table:table-cell table:style-name="ce7" office:value-type="float" office:value="12006747" calcext:value-type="float">
            <text:p>12006747</text:p>
          </table:table-cell>
          <table:table-cell table:style-name="ce7" office:value-type="float" office:value="90.254" calcext:value-type="float">
            <text:p>90.254</text:p>
          </table:table-cell>
          <table:table-cell table:style-name="ce7" office:value-type="float" office:value="120.009" calcext:value-type="float">
            <text:p>120.00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293" calcext:value-type="float">
            <text:p>139293</text:p>
          </table:table-cell>
          <table:table-cell table:style-name="ce8" office:value-type="float" office:value="1034282" calcext:value-type="float">
            <text:p>1034282</text:p>
          </table:table-cell>
          <table:table-cell table:style-name="ce8" office:value-type="float" office:value="0.8813" calcext:value-type="float">
            <text:p>0.881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46_georgia_Hahira_sorted</text:p>
          </table:table-cell>
          <table:table-cell table:style-name="ce7" office:value-type="float" office:value="156174" calcext:value-type="float">
            <text:p>156174</text:p>
          </table:table-cell>
          <table:table-cell table:style-name="ce7" office:value-type="float" office:value="13749744" calcext:value-type="float">
            <text:p>13749744</text:p>
          </table:table-cell>
          <table:table-cell table:style-name="ce7" office:value-type="float" office:value="88.041" calcext:value-type="float">
            <text:p>88.041</text:p>
          </table:table-cell>
          <table:table-cell table:style-name="ce7" office:value-type="float" office:value="130.197" calcext:value-type="float">
            <text:p>130.19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0090" calcext:value-type="float">
            <text:p>160090</text:p>
          </table:table-cell>
          <table:table-cell table:style-name="ce8" office:value-type="float" office:value="1013485" calcext:value-type="float">
            <text:p>1013485</text:p>
          </table:table-cell>
          <table:table-cell table:style-name="ce8" office:value-type="float" office:value="0.8636" calcext:value-type="float">
            <text:p>0.863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H5_georgia_EvansCo_WarnellCanoochee_sorted</text:p>
          </table:table-cell>
          <table:table-cell table:style-name="ce7" office:value-type="float" office:value="134148" calcext:value-type="float">
            <text:p>134148</text:p>
          </table:table-cell>
          <table:table-cell table:style-name="ce7" office:value-type="float" office:value="13957055" calcext:value-type="float">
            <text:p>13957055</text:p>
          </table:table-cell>
          <table:table-cell table:style-name="ce7" office:value-type="float" office:value="104.042" calcext:value-type="float">
            <text:p>104.042</text:p>
          </table:table-cell>
          <table:table-cell table:style-name="ce7" office:value-type="float" office:value="138.847" calcext:value-type="float">
            <text:p>138.84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4231" calcext:value-type="float">
            <text:p>134231</text:p>
          </table:table-cell>
          <table:table-cell table:style-name="ce8" office:value-type="float" office:value="1039344" calcext:value-type="float">
            <text:p>1039344</text:p>
          </table:table-cell>
          <table:table-cell table:style-name="ce8" office:value-type="float" office:value="0.8856" calcext:value-type="float">
            <text:p>0.885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G4_georgia_EvansCo_Canoochee_sorted</text:p>
          </table:table-cell>
          <table:table-cell table:style-name="ce7" office:value-type="float" office:value="144032" calcext:value-type="float">
            <text:p>144032</text:p>
          </table:table-cell>
          <table:table-cell table:style-name="ce7" office:value-type="float" office:value="15519880" calcext:value-type="float">
            <text:p>15519880</text:p>
          </table:table-cell>
          <table:table-cell table:style-name="ce7" office:value-type="float" office:value="107.753" calcext:value-type="float">
            <text:p>107.753</text:p>
          </table:table-cell>
          <table:table-cell table:style-name="ce7" office:value-type="float" office:value="151.478" calcext:value-type="float">
            <text:p>151.47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1813" calcext:value-type="float">
            <text:p>151813</text:p>
          </table:table-cell>
          <table:table-cell table:style-name="ce8" office:value-type="float" office:value="1021762" calcext:value-type="float">
            <text:p>1021762</text:p>
          </table:table-cell>
          <table:table-cell table:style-name="ce8" office:value-type="float" office:value="0.8706" calcext:value-type="float">
            <text:p>0.870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7_845338285_FortStewart_sorted</text:p>
          </table:table-cell>
          <table:table-cell table:style-name="ce7" office:value-type="float" office:value="148639" calcext:value-type="float">
            <text:p>148639</text:p>
          </table:table-cell>
          <table:table-cell table:style-name="ce7" office:value-type="float" office:value="18549581" calcext:value-type="float">
            <text:p>18549581</text:p>
          </table:table-cell>
          <table:table-cell table:style-name="ce7" office:value-type="float" office:value="124.796" calcext:value-type="float">
            <text:p>124.796</text:p>
          </table:table-cell>
          <table:table-cell table:style-name="ce7" office:value-type="float" office:value="170.239" calcext:value-type="float">
            <text:p>170.23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2557" calcext:value-type="float">
            <text:p>152557</text:p>
          </table:table-cell>
          <table:table-cell table:style-name="ce8" office:value-type="float" office:value="1021018" calcext:value-type="float">
            <text:p>1021018</text:p>
          </table:table-cell>
          <table:table-cell table:style-name="ce8" office:value-type="float" office:value="0.87" calcext:value-type="float">
            <text:p>0.8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66_georgia_BryanCo_sorted</text:p>
          </table:table-cell>
          <table:table-cell table:style-name="ce7" office:value-type="float" office:value="149946" calcext:value-type="float">
            <text:p>149946</text:p>
          </table:table-cell>
          <table:table-cell table:style-name="ce7" office:value-type="float" office:value="19549928" calcext:value-type="float">
            <text:p>19549928</text:p>
          </table:table-cell>
          <table:table-cell table:style-name="ce7" office:value-type="float" office:value="130.38" calcext:value-type="float">
            <text:p>130.38</text:p>
          </table:table-cell>
          <table:table-cell table:style-name="ce7" office:value-type="float" office:value="188.504" calcext:value-type="float">
            <text:p>188.50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2963" calcext:value-type="float">
            <text:p>152963</text:p>
          </table:table-cell>
          <table:table-cell table:style-name="ce8" office:value-type="float" office:value="1020612" calcext:value-type="float">
            <text:p>1020612</text:p>
          </table:table-cell>
          <table:table-cell table:style-name="ce8" office:value-type="float" office:value="0.8697" calcext:value-type="float">
            <text:p>0.869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6_georgia_EvansCo_FtStewart_sorted</text:p>
          </table:table-cell>
          <table:table-cell table:style-name="ce7" office:value-type="float" office:value="156316" calcext:value-type="float">
            <text:p>156316</text:p>
          </table:table-cell>
          <table:table-cell table:style-name="ce7" office:value-type="float" office:value="20179239" calcext:value-type="float">
            <text:p>20179239</text:p>
          </table:table-cell>
          <table:table-cell table:style-name="ce7" office:value-type="float" office:value="129.093" calcext:value-type="float">
            <text:p>129.093</text:p>
          </table:table-cell>
          <table:table-cell table:style-name="ce7" office:value-type="float" office:value="190.343" calcext:value-type="float">
            <text:p>190.34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6316" calcext:value-type="float">
            <text:p>156316</text:p>
          </table:table-cell>
          <table:table-cell table:style-name="ce8" office:value-type="float" office:value="1017259" calcext:value-type="float">
            <text:p>1017259</text:p>
          </table:table-cell>
          <table:table-cell table:style-name="ce8" office:value-type="float" office:value="0.8668" calcext:value-type="float">
            <text:p>0.866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Evans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B4_georgia_BryanCo_FtStewart_sorted</text:p>
          </table:table-cell>
          <table:table-cell table:style-name="ce7" office:value-type="float" office:value="159329" calcext:value-type="float">
            <text:p>159329</text:p>
          </table:table-cell>
          <table:table-cell table:style-name="ce7" office:value-type="float" office:value="19999318" calcext:value-type="float">
            <text:p>19999318</text:p>
          </table:table-cell>
          <table:table-cell table:style-name="ce7" office:value-type="float" office:value="125.522" calcext:value-type="float">
            <text:p>125.522</text:p>
          </table:table-cell>
          <table:table-cell table:style-name="ce7" office:value-type="float" office:value="190.524" calcext:value-type="float">
            <text:p>190.52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9483" calcext:value-type="float">
            <text:p>159483</text:p>
          </table:table-cell>
          <table:table-cell table:style-name="ce8" office:value-type="float" office:value="1014092" calcext:value-type="float">
            <text:p>1014092</text:p>
          </table:table-cell>
          <table:table-cell table:style-name="ce8" office:value-type="float" office:value="0.8641" calcext:value-type="float">
            <text:p>0.864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9_georgia_BryanCo_FtStewart_sorted</text:p>
          </table:table-cell>
          <table:table-cell table:style-name="ce7" office:value-type="float" office:value="145086" calcext:value-type="float">
            <text:p>145086</text:p>
          </table:table-cell>
          <table:table-cell table:style-name="ce7" office:value-type="float" office:value="20581862" calcext:value-type="float">
            <text:p>20581862</text:p>
          </table:table-cell>
          <table:table-cell table:style-name="ce7" office:value-type="float" office:value="141.86" calcext:value-type="float">
            <text:p>141.86</text:p>
          </table:table-cell>
          <table:table-cell table:style-name="ce7" office:value-type="float" office:value="197.689" calcext:value-type="float">
            <text:p>197.68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6227" calcext:value-type="float">
            <text:p>146227</text:p>
          </table:table-cell>
          <table:table-cell table:style-name="ce8" office:value-type="float" office:value="1027348" calcext:value-type="float">
            <text:p>1027348</text:p>
          </table:table-cell>
          <table:table-cell table:style-name="ce8" office:value-type="float" office:value="0.8754" calcext:value-type="float">
            <text:p>0.875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62_georgia_BryanCo_sorted</text:p>
          </table:table-cell>
          <table:table-cell table:style-name="ce7" office:value-type="float" office:value="178950" calcext:value-type="float">
            <text:p>178950</text:p>
          </table:table-cell>
          <table:table-cell table:style-name="ce7" office:value-type="float" office:value="27540456" calcext:value-type="float">
            <text:p>27540456</text:p>
          </table:table-cell>
          <table:table-cell table:style-name="ce7" office:value-type="float" office:value="153.9" calcext:value-type="float">
            <text:p>153.9</text:p>
          </table:table-cell>
          <table:table-cell table:style-name="ce7" office:value-type="float" office:value="257.608" calcext:value-type="float">
            <text:p>257.60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84110" calcext:value-type="float">
            <text:p>184110</text:p>
          </table:table-cell>
          <table:table-cell table:style-name="ce8" office:value-type="float" office:value="989465" calcext:value-type="float">
            <text:p>989465</text:p>
          </table:table-cell>
          <table:table-cell table:style-name="ce8" office:value-type="float" office:value="0.8431" calcext:value-type="float">
            <text:p>0.843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EGA</text:p>
          </table:table-cell>
          <table:table-cell table:style-name="ce10" office:value-type="string" calcext:value-type="string">
            <text:p>Bryan</text:p>
          </table:table-cell>
          <table:table-cell table:style-name="ce10" office:value-type="string" calcext:value-type="string">
            <text:p>Old</text:p>
          </table:table-cell>
          <table:table-cell table:style-name="ce10"/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215_S86_L3D87_P4_sorted</text:p>
          </table:table-cell>
          <table:table-cell table:style-name="ce7" office:value-type="float" office:value="4911" calcext:value-type="float">
            <text:p>4911</text:p>
          </table:table-cell>
          <table:table-cell table:style-name="ce7" office:value-type="float" office:value="5444" calcext:value-type="float">
            <text:p>5444</text:p>
          </table:table-cell>
          <table:table-cell table:style-name="ce7" office:value-type="float" office:value="1.109" calcext:value-type="float">
            <text:p>1.109</text:p>
          </table:table-cell>
          <table:table-cell table:style-name="ce7" office:value-type="float" office:value="1.161" calcext:value-type="float">
            <text:p>1.16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5772" calcext:value-type="float">
            <text:p>95772</text:p>
          </table:table-cell>
          <table:table-cell table:style-name="ce8" office:value-type="float" office:value="1077803" calcext:value-type="float">
            <text:p>1077803</text:p>
          </table:table-cell>
          <table:table-cell table:style-name="ce8" office:value-type="float" office:value="0.9184" calcext:value-type="float">
            <text:p>0.9184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25_S25_L2D23_G7_sorted</text:p>
          </table:table-cell>
          <table:table-cell table:style-name="ce7" office:value-type="float" office:value="20947" calcext:value-type="float">
            <text:p>20947</text:p>
          </table:table-cell>
          <table:table-cell table:style-name="ce7" office:value-type="float" office:value="32015" calcext:value-type="float">
            <text:p>32015</text:p>
          </table:table-cell>
          <table:table-cell table:style-name="ce7" office:value-type="float" office:value="1.528" calcext:value-type="float">
            <text:p>1.528</text:p>
          </table:table-cell>
          <table:table-cell table:style-name="ce7" office:value-type="float" office:value="1.701" calcext:value-type="float">
            <text:p>1.70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0890" calcext:value-type="float">
            <text:p>110890</text:p>
          </table:table-cell>
          <table:table-cell table:style-name="ce8" office:value-type="float" office:value="1062685" calcext:value-type="float">
            <text:p>1062685</text:p>
          </table:table-cell>
          <table:table-cell table:style-name="ce8" office:value-type="float" office:value="0.9055" calcext:value-type="float">
            <text:p>0.9055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26_S25_L2D23_G7_sorted</text:p>
          </table:table-cell>
          <table:table-cell table:style-name="ce7" office:value-type="float" office:value="31048" calcext:value-type="float">
            <text:p>31048</text:p>
          </table:table-cell>
          <table:table-cell table:style-name="ce7" office:value-type="float" office:value="63955" calcext:value-type="float">
            <text:p>63955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77" calcext:value-type="float">
            <text:p>2.17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3963" calcext:value-type="float">
            <text:p>83963</text:p>
          </table:table-cell>
          <table:table-cell table:style-name="ce8" office:value-type="float" office:value="1089612" calcext:value-type="float">
            <text:p>1089612</text:p>
          </table:table-cell>
          <table:table-cell table:style-name="ce8" office:value-type="float" office:value="0.9285" calcext:value-type="float">
            <text:p>0.9285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413_S36_P2D3_B9_sorted</text:p>
          </table:table-cell>
          <table:table-cell table:style-name="ce7" office:value-type="float" office:value="33246" calcext:value-type="float">
            <text:p>33246</text:p>
          </table:table-cell>
          <table:table-cell table:style-name="ce7" office:value-type="float" office:value="70194" calcext:value-type="float">
            <text:p>70194</text:p>
          </table:table-cell>
          <table:table-cell table:style-name="ce7" office:value-type="float" office:value="2.111" calcext:value-type="float">
            <text:p>2.111</text:p>
          </table:table-cell>
          <table:table-cell table:style-name="ce7" office:value-type="float" office:value="2.271" calcext:value-type="float">
            <text:p>2.27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4605" calcext:value-type="float">
            <text:p>84605</text:p>
          </table:table-cell>
          <table:table-cell table:style-name="ce8" office:value-type="float" office:value="1088970" calcext:value-type="float">
            <text:p>1088970</text:p>
          </table:table-cell>
          <table:table-cell table:style-name="ce8" office:value-type="float" office:value="0.9279" calcext:value-type="float">
            <text:p>0.9279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225_S24_K4D29_N6_sorted</text:p>
          </table:table-cell>
          <table:table-cell table:style-name="ce7" office:value-type="float" office:value="48627" calcext:value-type="float">
            <text:p>48627</text:p>
          </table:table-cell>
          <table:table-cell table:style-name="ce7" office:value-type="float" office:value="147308" calcext:value-type="float">
            <text:p>147308</text:p>
          </table:table-cell>
          <table:table-cell table:style-name="ce7" office:value-type="float" office:value="3.029" calcext:value-type="float">
            <text:p>3.029</text:p>
          </table:table-cell>
          <table:table-cell table:style-name="ce7" office:value-type="float" office:value="3.192" calcext:value-type="float">
            <text:p>3.19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1320" calcext:value-type="float">
            <text:p>101320</text:p>
          </table:table-cell>
          <table:table-cell table:style-name="ce8" office:value-type="float" office:value="1072255" calcext:value-type="float">
            <text:p>1072255</text:p>
          </table:table-cell>
          <table:table-cell table:style-name="ce8" office:value-type="float" office:value="0.9137" calcext:value-type="float">
            <text:p>0.9137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56_S71_U8D64_T4_sorted</text:p>
          </table:table-cell>
          <table:table-cell table:style-name="ce7" office:value-type="float" office:value="57927" calcext:value-type="float">
            <text:p>57927</text:p>
          </table:table-cell>
          <table:table-cell table:style-name="ce7" office:value-type="float" office:value="214486" calcext:value-type="float">
            <text:p>214486</text:p>
          </table:table-cell>
          <table:table-cell table:style-name="ce7" office:value-type="float" office:value="3.703" calcext:value-type="float">
            <text:p>3.703</text:p>
          </table:table-cell>
          <table:table-cell table:style-name="ce7" office:value-type="float" office:value="3.947" calcext:value-type="float">
            <text:p>3.94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64188" calcext:value-type="float">
            <text:p>64188</text:p>
          </table:table-cell>
          <table:table-cell table:style-name="ce8" office:value-type="float" office:value="1109387" calcext:value-type="float">
            <text:p>1109387</text:p>
          </table:table-cell>
          <table:table-cell table:style-name="ce8" office:value-type="float" office:value="0.9453" calcext:value-type="float">
            <text:p>0.9453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37_S89_Q1D11_K1_sorted</text:p>
          </table:table-cell>
          <table:table-cell table:style-name="ce7" office:value-type="float" office:value="76924" calcext:value-type="float">
            <text:p>76924</text:p>
          </table:table-cell>
          <table:table-cell table:style-name="ce7" office:value-type="float" office:value="519944" calcext:value-type="float">
            <text:p>519944</text:p>
          </table:table-cell>
          <table:table-cell table:style-name="ce7" office:value-type="float" office:value="6.759" calcext:value-type="float">
            <text:p>6.759</text:p>
          </table:table-cell>
          <table:table-cell table:style-name="ce7" office:value-type="float" office:value="7.579" calcext:value-type="float">
            <text:p>7.57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1115" calcext:value-type="float">
            <text:p>121115</text:p>
          </table:table-cell>
          <table:table-cell table:style-name="ce8" office:value-type="float" office:value="1052460" calcext:value-type="float">
            <text:p>1052460</text:p>
          </table:table-cell>
          <table:table-cell table:style-name="ce8" office:value-type="float" office:value="0.8968" calcext:value-type="float">
            <text:p>0.8968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27_S25_L2D23_G7_sorted</text:p>
          </table:table-cell>
          <table:table-cell table:style-name="ce7" office:value-type="float" office:value="77636" calcext:value-type="float">
            <text:p>77636</text:p>
          </table:table-cell>
          <table:table-cell table:style-name="ce7" office:value-type="float" office:value="544107" calcext:value-type="float">
            <text:p>544107</text:p>
          </table:table-cell>
          <table:table-cell table:style-name="ce7" office:value-type="float" office:value="7.008" calcext:value-type="float">
            <text:p>7.008</text:p>
          </table:table-cell>
          <table:table-cell table:style-name="ce7" office:value-type="float" office:value="7.791" calcext:value-type="float">
            <text:p>7.79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5794" calcext:value-type="float">
            <text:p>125794</text:p>
          </table:table-cell>
          <table:table-cell table:style-name="ce8" office:value-type="float" office:value="1047781" calcext:value-type="float">
            <text:p>1047781</text:p>
          </table:table-cell>
          <table:table-cell table:style-name="ce8" office:value-type="float" office:value="0.8928" calcext:value-type="float">
            <text:p>0.8928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38_S36_P2D29_N6_sorted</text:p>
          </table:table-cell>
          <table:table-cell table:style-name="ce7" office:value-type="float" office:value="88801" calcext:value-type="float">
            <text:p>88801</text:p>
          </table:table-cell>
          <table:table-cell table:style-name="ce7" office:value-type="float" office:value="591583" calcext:value-type="float">
            <text:p>591583</text:p>
          </table:table-cell>
          <table:table-cell table:style-name="ce7" office:value-type="float" office:value="6.662" calcext:value-type="float">
            <text:p>6.662</text:p>
          </table:table-cell>
          <table:table-cell table:style-name="ce7" office:value-type="float" office:value="8.014" calcext:value-type="float">
            <text:p>8.01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4101" calcext:value-type="float">
            <text:p>124101</text:p>
          </table:table-cell>
          <table:table-cell table:style-name="ce8" office:value-type="float" office:value="1049474" calcext:value-type="float">
            <text:p>1049474</text:p>
          </table:table-cell>
          <table:table-cell table:style-name="ce8" office:value-type="float" office:value="0.8943" calcext:value-type="float">
            <text:p>0.8943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165_S18_A10X_D23_G7_sorted</text:p>
          </table:table-cell>
          <table:table-cell table:style-name="ce7" office:value-type="float" office:value="82043" calcext:value-type="float">
            <text:p>82043</text:p>
          </table:table-cell>
          <table:table-cell table:style-name="ce7" office:value-type="float" office:value="582135" calcext:value-type="float">
            <text:p>582135</text:p>
          </table:table-cell>
          <table:table-cell table:style-name="ce7" office:value-type="float" office:value="7.095" calcext:value-type="float">
            <text:p>7.095</text:p>
          </table:table-cell>
          <table:table-cell table:style-name="ce7" office:value-type="float" office:value="8.072" calcext:value-type="float">
            <text:p>8.07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0313" calcext:value-type="float">
            <text:p>120313</text:p>
          </table:table-cell>
          <table:table-cell table:style-name="ce8" office:value-type="float" office:value="1053262" calcext:value-type="float">
            <text:p>1053262</text:p>
          </table:table-cell>
          <table:table-cell table:style-name="ce8" office:value-type="float" office:value="0.8975" calcext:value-type="float">
            <text:p>0.8975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/>
          <table:table-cell table:style-name="ce1"/>
          <table:table-cell table:number-columns-repeated="1003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55_S71_U8D64_T4_sorted</text:p>
          </table:table-cell>
          <table:table-cell table:style-name="ce7" office:value-type="float" office:value="87442" calcext:value-type="float">
            <text:p>87442</text:p>
          </table:table-cell>
          <table:table-cell table:style-name="ce7" office:value-type="float" office:value="691994" calcext:value-type="float">
            <text:p>691994</text:p>
          </table:table-cell>
          <table:table-cell table:style-name="ce7" office:value-type="float" office:value="7.914" calcext:value-type="float">
            <text:p>7.914</text:p>
          </table:table-cell>
          <table:table-cell table:style-name="ce7" office:value-type="float" office:value="9.028" calcext:value-type="float">
            <text:p>9.02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8462" calcext:value-type="float">
            <text:p>88462</text:p>
          </table:table-cell>
          <table:table-cell table:style-name="ce8" office:value-type="float" office:value="1085113" calcext:value-type="float">
            <text:p>1085113</text:p>
          </table:table-cell>
          <table:table-cell table:style-name="ce8" office:value-type="float" office:value="0.9246" calcext:value-type="float">
            <text:p>0.9246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254_S31_O2D68_U2_sorted</text:p>
          </table:table-cell>
          <table:table-cell table:style-name="ce7" office:value-type="float" office:value="89769" calcext:value-type="float">
            <text:p>89769</text:p>
          </table:table-cell>
          <table:table-cell table:style-name="ce7" office:value-type="float" office:value="737478" calcext:value-type="float">
            <text:p>737478</text:p>
          </table:table-cell>
          <table:table-cell table:style-name="ce7" office:value-type="float" office:value="8.215" calcext:value-type="float">
            <text:p>8.215</text:p>
          </table:table-cell>
          <table:table-cell table:style-name="ce7" office:value-type="float" office:value="9.559" calcext:value-type="float">
            <text:p>9.55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2928" calcext:value-type="float">
            <text:p>132928</text:p>
          </table:table-cell>
          <table:table-cell table:style-name="ce8" office:value-type="float" office:value="1040647" calcext:value-type="float">
            <text:p>1040647</text:p>
          </table:table-cell>
          <table:table-cell table:style-name="ce8" office:value-type="float" office:value="0.8867" calcext:value-type="float">
            <text:p>0.8867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39_S35_P1D134_T3_sorted</text:p>
          </table:table-cell>
          <table:table-cell table:style-name="ce7" office:value-type="float" office:value="87173" calcext:value-type="float">
            <text:p>87173</text:p>
          </table:table-cell>
          <table:table-cell table:style-name="ce7" office:value-type="float" office:value="770476" calcext:value-type="float">
            <text:p>770476</text:p>
          </table:table-cell>
          <table:table-cell table:style-name="ce7" office:value-type="float" office:value="8.838" calcext:value-type="float">
            <text:p>8.838</text:p>
          </table:table-cell>
          <table:table-cell table:style-name="ce7" office:value-type="float" office:value="10.125" calcext:value-type="float">
            <text:p>10.12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5866" calcext:value-type="float">
            <text:p>105866</text:p>
          </table:table-cell>
          <table:table-cell table:style-name="ce8" office:value-type="float" office:value="1067709" calcext:value-type="float">
            <text:p>1067709</text:p>
          </table:table-cell>
          <table:table-cell table:style-name="ce8" office:value-type="float" office:value="0.9098" calcext:value-type="float">
            <text:p>0.9098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47_S35_P1D134_T3_sorted</text:p>
          </table:table-cell>
          <table:table-cell table:style-name="ce7" office:value-type="float" office:value="106919" calcext:value-type="float">
            <text:p>106919</text:p>
          </table:table-cell>
          <table:table-cell table:style-name="ce7" office:value-type="float" office:value="1554562" calcext:value-type="float">
            <text:p>1554562</text:p>
          </table:table-cell>
          <table:table-cell table:style-name="ce7" office:value-type="float" office:value="14.54" calcext:value-type="float">
            <text:p>14.54</text:p>
          </table:table-cell>
          <table:table-cell table:style-name="ce7" office:value-type="float" office:value="17.99" calcext:value-type="float">
            <text:p>17.9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7179" calcext:value-type="float">
            <text:p>107179</text:p>
          </table:table-cell>
          <table:table-cell table:style-name="ce8" office:value-type="float" office:value="1066396" calcext:value-type="float">
            <text:p>1066396</text:p>
          </table:table-cell>
          <table:table-cell table:style-name="ce8" office:value-type="float" office:value="0.9087" calcext:value-type="float">
            <text:p>0.9087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161_S18_A10XD23_G7_sorted</text:p>
          </table:table-cell>
          <table:table-cell table:style-name="ce7" office:value-type="float" office:value="106501" calcext:value-type="float">
            <text:p>106501</text:p>
          </table:table-cell>
          <table:table-cell table:style-name="ce7" office:value-type="float" office:value="1600090" calcext:value-type="float">
            <text:p>1600090</text:p>
          </table:table-cell>
          <table:table-cell table:style-name="ce7" office:value-type="float" office:value="15.024" calcext:value-type="float">
            <text:p>15.024</text:p>
          </table:table-cell>
          <table:table-cell table:style-name="ce7" office:value-type="float" office:value="18.509" calcext:value-type="float">
            <text:p>18.50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6738" calcext:value-type="float">
            <text:p>126738</text:p>
          </table:table-cell>
          <table:table-cell table:style-name="ce8" office:value-type="float" office:value="1046837" calcext:value-type="float">
            <text:p>1046837</text:p>
          </table:table-cell>
          <table:table-cell table:style-name="ce8" office:value-type="float" office:value="0.892" calcext:value-type="float">
            <text:p>0.892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30_S25_L2D23_G7_sorted</text:p>
          </table:table-cell>
          <table:table-cell table:style-name="ce7" office:value-type="float" office:value="108056" calcext:value-type="float">
            <text:p>108056</text:p>
          </table:table-cell>
          <table:table-cell table:style-name="ce7" office:value-type="float" office:value="1672791" calcext:value-type="float">
            <text:p>1672791</text:p>
          </table:table-cell>
          <table:table-cell table:style-name="ce7" office:value-type="float" office:value="15.481" calcext:value-type="float">
            <text:p>15.481</text:p>
          </table:table-cell>
          <table:table-cell table:style-name="ce7" office:value-type="float" office:value="18.83" calcext:value-type="float">
            <text:p>18.8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734" calcext:value-type="float">
            <text:p>139734</text:p>
          </table:table-cell>
          <table:table-cell table:style-name="ce8" office:value-type="float" office:value="1033841" calcext:value-type="float">
            <text:p>1033841</text:p>
          </table:table-cell>
          <table:table-cell table:style-name="ce8" office:value-type="float" office:value="0.8809" calcext:value-type="float">
            <text:p>0.8809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402_S27_L7D64_T4_sorted</text:p>
          </table:table-cell>
          <table:table-cell table:style-name="ce7" office:value-type="float" office:value="105799" calcext:value-type="float">
            <text:p>105799</text:p>
          </table:table-cell>
          <table:table-cell table:style-name="ce7" office:value-type="float" office:value="2218950" calcext:value-type="float">
            <text:p>2218950</text:p>
          </table:table-cell>
          <table:table-cell table:style-name="ce7" office:value-type="float" office:value="20.973" calcext:value-type="float">
            <text:p>20.973</text:p>
          </table:table-cell>
          <table:table-cell table:style-name="ce7" office:value-type="float" office:value="25.022" calcext:value-type="float">
            <text:p>25.02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1928" calcext:value-type="float">
            <text:p>111928</text:p>
          </table:table-cell>
          <table:table-cell table:style-name="ce8" office:value-type="float" office:value="1061647" calcext:value-type="float">
            <text:p>1061647</text:p>
          </table:table-cell>
          <table:table-cell table:style-name="ce8" office:value-type="float" office:value="0.9046" calcext:value-type="float">
            <text:p>0.9046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54_S71_U8D64_T4_sorted</text:p>
          </table:table-cell>
          <table:table-cell table:style-name="ce7" office:value-type="float" office:value="116475" calcext:value-type="float">
            <text:p>116475</text:p>
          </table:table-cell>
          <table:table-cell table:style-name="ce7" office:value-type="float" office:value="2499838" calcext:value-type="float">
            <text:p>2499838</text:p>
          </table:table-cell>
          <table:table-cell table:style-name="ce7" office:value-type="float" office:value="21.462" calcext:value-type="float">
            <text:p>21.462</text:p>
          </table:table-cell>
          <table:table-cell table:style-name="ce7" office:value-type="float" office:value="26.965" calcext:value-type="float">
            <text:p>26.96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1740" calcext:value-type="float">
            <text:p>121740</text:p>
          </table:table-cell>
          <table:table-cell table:style-name="ce8" office:value-type="float" office:value="1051835" calcext:value-type="float">
            <text:p>1051835</text:p>
          </table:table-cell>
          <table:table-cell table:style-name="ce8" office:value-type="float" office:value="0.8963" calcext:value-type="float">
            <text:p>0.8963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173_S18_A10XD3_B9_sorted</text:p>
          </table:table-cell>
          <table:table-cell table:style-name="ce7" office:value-type="float" office:value="122742" calcext:value-type="float">
            <text:p>122742</text:p>
          </table:table-cell>
          <table:table-cell table:style-name="ce7" office:value-type="float" office:value="2565478" calcext:value-type="float">
            <text:p>2565478</text:p>
          </table:table-cell>
          <table:table-cell table:style-name="ce7" office:value-type="float" office:value="20.901" calcext:value-type="float">
            <text:p>20.901</text:p>
          </table:table-cell>
          <table:table-cell table:style-name="ce7" office:value-type="float" office:value="27.287" calcext:value-type="float">
            <text:p>27.28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8154" calcext:value-type="float">
            <text:p>138154</text:p>
          </table:table-cell>
          <table:table-cell table:style-name="ce8" office:value-type="float" office:value="1035421" calcext:value-type="float">
            <text:p>1035421</text:p>
          </table:table-cell>
          <table:table-cell table:style-name="ce8" office:value-type="float" office:value="0.8823" calcext:value-type="float">
            <text:p>0.8823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53_S71_U8D64_T4_sorted</text:p>
          </table:table-cell>
          <table:table-cell table:style-name="ce7" office:value-type="float" office:value="123110" calcext:value-type="float">
            <text:p>123110</text:p>
          </table:table-cell>
          <table:table-cell table:style-name="ce7" office:value-type="float" office:value="2574451" calcext:value-type="float">
            <text:p>2574451</text:p>
          </table:table-cell>
          <table:table-cell table:style-name="ce7" office:value-type="float" office:value="20.912" calcext:value-type="float">
            <text:p>20.912</text:p>
          </table:table-cell>
          <table:table-cell table:style-name="ce7" office:value-type="float" office:value="27.756" calcext:value-type="float">
            <text:p>27.75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4648" calcext:value-type="float">
            <text:p>124648</text:p>
          </table:table-cell>
          <table:table-cell table:style-name="ce8" office:value-type="float" office:value="1048927" calcext:value-type="float">
            <text:p>1048927</text:p>
          </table:table-cell>
          <table:table-cell table:style-name="ce8" office:value-type="float" office:value="0.8938" calcext:value-type="float">
            <text:p>0.8938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414_S36_P2D3_B9_sorted</text:p>
          </table:table-cell>
          <table:table-cell table:style-name="ce7" office:value-type="float" office:value="107824" calcext:value-type="float">
            <text:p>107824</text:p>
          </table:table-cell>
          <table:table-cell table:style-name="ce7" office:value-type="float" office:value="2631064" calcext:value-type="float">
            <text:p>2631064</text:p>
          </table:table-cell>
          <table:table-cell table:style-name="ce7" office:value-type="float" office:value="24.401" calcext:value-type="float">
            <text:p>24.401</text:p>
          </table:table-cell>
          <table:table-cell table:style-name="ce7" office:value-type="float" office:value="29.148" calcext:value-type="float">
            <text:p>29.14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9447" calcext:value-type="float">
            <text:p>119447</text:p>
          </table:table-cell>
          <table:table-cell table:style-name="ce8" office:value-type="float" office:value="1054128" calcext:value-type="float">
            <text:p>1054128</text:p>
          </table:table-cell>
          <table:table-cell table:style-name="ce8" office:value-type="float" office:value="0.8982" calcext:value-type="float">
            <text:p>0.8982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405_S27_L7D29_N6_sorted</text:p>
          </table:table-cell>
          <table:table-cell table:style-name="ce7" office:value-type="float" office:value="133422" calcext:value-type="float">
            <text:p>133422</text:p>
          </table:table-cell>
          <table:table-cell table:style-name="ce7" office:value-type="float" office:value="3478933" calcext:value-type="float">
            <text:p>3478933</text:p>
          </table:table-cell>
          <table:table-cell table:style-name="ce7" office:value-type="float" office:value="26.075" calcext:value-type="float">
            <text:p>26.075</text:p>
          </table:table-cell>
          <table:table-cell table:style-name="ce7" office:value-type="float" office:value="35.862" calcext:value-type="float">
            <text:p>35.86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8264" calcext:value-type="float">
            <text:p>138264</text:p>
          </table:table-cell>
          <table:table-cell table:style-name="ce8" office:value-type="float" office:value="1035311" calcext:value-type="float">
            <text:p>1035311</text:p>
          </table:table-cell>
          <table:table-cell table:style-name="ce8" office:value-type="float" office:value="0.8822" calcext:value-type="float">
            <text:p>0.8822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411_S36_P2D3_B9_sorted</text:p>
          </table:table-cell>
          <table:table-cell table:style-name="ce7" office:value-type="float" office:value="119779" calcext:value-type="float">
            <text:p>119779</text:p>
          </table:table-cell>
          <table:table-cell table:style-name="ce7" office:value-type="float" office:value="3654977" calcext:value-type="float">
            <text:p>3654977</text:p>
          </table:table-cell>
          <table:table-cell table:style-name="ce7" office:value-type="float" office:value="30.514" calcext:value-type="float">
            <text:p>30.514</text:p>
          </table:table-cell>
          <table:table-cell table:style-name="ce7" office:value-type="float" office:value="38.401" calcext:value-type="float">
            <text:p>38.40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1630" calcext:value-type="float">
            <text:p>131630</text:p>
          </table:table-cell>
          <table:table-cell table:style-name="ce8" office:value-type="float" office:value="1041945" calcext:value-type="float">
            <text:p>1041945</text:p>
          </table:table-cell>
          <table:table-cell table:style-name="ce8" office:value-type="float" office:value="0.8878" calcext:value-type="float">
            <text:p>0.8878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406_S27_L7D29_N6_sorted</text:p>
          </table:table-cell>
          <table:table-cell table:style-name="ce7" office:value-type="float" office:value="124019" calcext:value-type="float">
            <text:p>124019</text:p>
          </table:table-cell>
          <table:table-cell table:style-name="ce7" office:value-type="float" office:value="4048720" calcext:value-type="float">
            <text:p>4048720</text:p>
          </table:table-cell>
          <table:table-cell table:style-name="ce7" office:value-type="float" office:value="32.646" calcext:value-type="float">
            <text:p>32.646</text:p>
          </table:table-cell>
          <table:table-cell table:style-name="ce7" office:value-type="float" office:value="41.982" calcext:value-type="float">
            <text:p>41.98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5102" calcext:value-type="float">
            <text:p>135102</text:p>
          </table:table-cell>
          <table:table-cell table:style-name="ce8" office:value-type="float" office:value="1038473" calcext:value-type="float">
            <text:p>1038473</text:p>
          </table:table-cell>
          <table:table-cell table:style-name="ce8" office:value-type="float" office:value="0.8849" calcext:value-type="float">
            <text:p>0.8849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400_S27_L7D64_T4_sorted</text:p>
          </table:table-cell>
          <table:table-cell table:style-name="ce7" office:value-type="float" office:value="130098" calcext:value-type="float">
            <text:p>130098</text:p>
          </table:table-cell>
          <table:table-cell table:style-name="ce7" office:value-type="float" office:value="4195793" calcext:value-type="float">
            <text:p>4195793</text:p>
          </table:table-cell>
          <table:table-cell table:style-name="ce7" office:value-type="float" office:value="32.251" calcext:value-type="float">
            <text:p>32.251</text:p>
          </table:table-cell>
          <table:table-cell table:style-name="ce7" office:value-type="float" office:value="43.673" calcext:value-type="float">
            <text:p>43.67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3036" calcext:value-type="float">
            <text:p>133036</text:p>
          </table:table-cell>
          <table:table-cell table:style-name="ce8" office:value-type="float" office:value="1040539" calcext:value-type="float">
            <text:p>1040539</text:p>
          </table:table-cell>
          <table:table-cell table:style-name="ce8" office:value-type="float" office:value="0.8866" calcext:value-type="float">
            <text:p>0.8866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42_S35_P1D134_T3_sorted</text:p>
          </table:table-cell>
          <table:table-cell table:style-name="ce7" office:value-type="float" office:value="134357" calcext:value-type="float">
            <text:p>134357</text:p>
          </table:table-cell>
          <table:table-cell table:style-name="ce7" office:value-type="float" office:value="4445602" calcext:value-type="float">
            <text:p>4445602</text:p>
          </table:table-cell>
          <table:table-cell table:style-name="ce7" office:value-type="float" office:value="33.088" calcext:value-type="float">
            <text:p>33.088</text:p>
          </table:table-cell>
          <table:table-cell table:style-name="ce7" office:value-type="float" office:value="44.674" calcext:value-type="float">
            <text:p>44.67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6964" calcext:value-type="float">
            <text:p>136964</text:p>
          </table:table-cell>
          <table:table-cell table:style-name="ce8" office:value-type="float" office:value="1036611" calcext:value-type="float">
            <text:p>1036611</text:p>
          </table:table-cell>
          <table:table-cell table:style-name="ce8" office:value-type="float" office:value="0.8833" calcext:value-type="float">
            <text:p>0.8833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344_S35_P1D134_T3_sorted</text:p>
          </table:table-cell>
          <table:table-cell table:style-name="ce7" office:value-type="float" office:value="131344" calcext:value-type="float">
            <text:p>131344</text:p>
          </table:table-cell>
          <table:table-cell table:style-name="ce7" office:value-type="float" office:value="5495909" calcext:value-type="float">
            <text:p>5495909</text:p>
          </table:table-cell>
          <table:table-cell table:style-name="ce7" office:value-type="float" office:value="41.844" calcext:value-type="float">
            <text:p>41.844</text:p>
          </table:table-cell>
          <table:table-cell table:style-name="ce7" office:value-type="float" office:value="55.011" calcext:value-type="float">
            <text:p>55.01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899" calcext:value-type="float">
            <text:p>137899</text:p>
          </table:table-cell>
          <table:table-cell table:style-name="ce8" office:value-type="float" office:value="1035676" calcext:value-type="float">
            <text:p>1035676</text:p>
          </table:table-cell>
          <table:table-cell table:style-name="ce8" office:value-type="float" office:value="0.8825" calcext:value-type="float">
            <text:p>0.8825</text:p>
          </table:table-cell>
          <table:table-cell table:number-columns-repeated="2" table:style-name="ce10" office:value-type="string" calcext:value-type="string">
            <text:p>OCIC</text:p>
          </table:table-cell>
          <table:table-cell table:style-name="ce10" table:number-columns-repeated="2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82_florida_PlacidLakes_sorted</text:p>
          </table:table-cell>
          <table:table-cell table:style-name="ce7" office:value-type="float" office:value="48069" calcext:value-type="float">
            <text:p>48069</text:p>
          </table:table-cell>
          <table:table-cell table:style-name="ce7" office:value-type="float" office:value="149266" calcext:value-type="float">
            <text:p>149266</text:p>
          </table:table-cell>
          <table:table-cell table:style-name="ce7" office:value-type="float" office:value="3.105" calcext:value-type="float">
            <text:p>3.105</text:p>
          </table:table-cell>
          <table:table-cell table:style-name="ce7" office:value-type="float" office:value="3.27" calcext:value-type="float">
            <text:p>3.2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8507" calcext:value-type="float">
            <text:p>108507</text:p>
          </table:table-cell>
          <table:table-cell table:style-name="ce8" office:value-type="float" office:value="1065068" calcext:value-type="float">
            <text:p>1065068</text:p>
          </table:table-cell>
          <table:table-cell table:style-name="ce8" office:value-type="float" office:value="0.9075" calcext:value-type="float">
            <text:p>0.9075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13_florida_HighlandsCo_PlacidLakes_sorted</text:p>
          </table:table-cell>
          <table:table-cell table:style-name="ce7" office:value-type="float" office:value="74229" calcext:value-type="float">
            <text:p>74229</text:p>
          </table:table-cell>
          <table:table-cell table:style-name="ce7" office:value-type="float" office:value="411133" calcext:value-type="float">
            <text:p>411133</text:p>
          </table:table-cell>
          <table:table-cell table:style-name="ce7" office:value-type="float" office:value="5.539" calcext:value-type="float">
            <text:p>5.539</text:p>
          </table:table-cell>
          <table:table-cell table:style-name="ce7" office:value-type="float" office:value="6.275" calcext:value-type="float">
            <text:p>6.27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7165" calcext:value-type="float">
            <text:p>127165</text:p>
          </table:table-cell>
          <table:table-cell table:style-name="ce8" office:value-type="float" office:value="1046410" calcext:value-type="float">
            <text:p>1046410</text:p>
          </table:table-cell>
          <table:table-cell table:style-name="ce8" office:value-type="float" office:value="0.8916" calcext:value-type="float">
            <text:p>0.8916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492_florida_HighlandsCo_Archbold_sorted</text:p>
          </table:table-cell>
          <table:table-cell table:style-name="ce7" office:value-type="float" office:value="94172" calcext:value-type="float">
            <text:p>94172</text:p>
          </table:table-cell>
          <table:table-cell table:style-name="ce7" office:value-type="float" office:value="930423" calcext:value-type="float">
            <text:p>930423</text:p>
          </table:table-cell>
          <table:table-cell table:style-name="ce7" office:value-type="float" office:value="9.88" calcext:value-type="float">
            <text:p>9.88</text:p>
          </table:table-cell>
          <table:table-cell table:style-name="ce7" office:value-type="float" office:value="11.518" calcext:value-type="float">
            <text:p>11.51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1450" calcext:value-type="float">
            <text:p>131450</text:p>
          </table:table-cell>
          <table:table-cell table:style-name="ce8" office:value-type="float" office:value="1042125" calcext:value-type="float">
            <text:p>1042125</text:p>
          </table:table-cell>
          <table:table-cell table:style-name="ce8" office:value-type="float" office:value="0.888" calcext:value-type="float">
            <text:p>0.888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17_florida_CaptivaCo_CaptivaIsland_sorted</text:p>
          </table:table-cell>
          <table:table-cell table:style-name="ce7" office:value-type="float" office:value="127552" calcext:value-type="float">
            <text:p>127552</text:p>
          </table:table-cell>
          <table:table-cell table:style-name="ce7" office:value-type="float" office:value="3196346" calcext:value-type="float">
            <text:p>3196346</text:p>
          </table:table-cell>
          <table:table-cell table:style-name="ce7" office:value-type="float" office:value="25.059" calcext:value-type="float">
            <text:p>25.059</text:p>
          </table:table-cell>
          <table:table-cell table:style-name="ce7" office:value-type="float" office:value="32.777" calcext:value-type="float">
            <text:p>32.77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1941" calcext:value-type="float">
            <text:p>131941</text:p>
          </table:table-cell>
          <table:table-cell table:style-name="ce8" office:value-type="float" office:value="1041634" calcext:value-type="float">
            <text:p>1041634</text:p>
          </table:table-cell>
          <table:table-cell table:style-name="ce8" office:value-type="float" office:value="0.8876" calcext:value-type="float">
            <text:p>0.8876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Captiva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98_florida_HighlandsCo_LakeJuneinWinter_sorted</text:p>
          </table:table-cell>
          <table:table-cell table:style-name="ce7" office:value-type="float" office:value="127374" calcext:value-type="float">
            <text:p>127374</text:p>
          </table:table-cell>
          <table:table-cell table:style-name="ce7" office:value-type="float" office:value="3377847" calcext:value-type="float">
            <text:p>3377847</text:p>
          </table:table-cell>
          <table:table-cell table:style-name="ce7" office:value-type="float" office:value="26.519" calcext:value-type="float">
            <text:p>26.519</text:p>
          </table:table-cell>
          <table:table-cell table:style-name="ce7" office:value-type="float" office:value="34.797" calcext:value-type="float">
            <text:p>34.79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2961" calcext:value-type="float">
            <text:p>132961</text:p>
          </table:table-cell>
          <table:table-cell table:style-name="ce8" office:value-type="float" office:value="1040614" calcext:value-type="float">
            <text:p>1040614</text:p>
          </table:table-cell>
          <table:table-cell table:style-name="ce8" office:value-type="float" office:value="0.8867" calcext:value-type="float">
            <text:p>0.8867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14_florida_IndianRiverCo_Fellsmere_sorted</text:p>
          </table:table-cell>
          <table:table-cell table:style-name="ce7" office:value-type="float" office:value="118905" calcext:value-type="float">
            <text:p>118905</text:p>
          </table:table-cell>
          <table:table-cell table:style-name="ce7" office:value-type="float" office:value="3427692" calcext:value-type="float">
            <text:p>3427692</text:p>
          </table:table-cell>
          <table:table-cell table:style-name="ce7" office:value-type="float" office:value="28.827" calcext:value-type="float">
            <text:p>28.827</text:p>
          </table:table-cell>
          <table:table-cell table:style-name="ce7" office:value-type="float" office:value="36.779" calcext:value-type="float">
            <text:p>36.77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599" calcext:value-type="float">
            <text:p>137599</text:p>
          </table:table-cell>
          <table:table-cell table:style-name="ce8" office:value-type="float" office:value="1035976" calcext:value-type="float">
            <text:p>1035976</text:p>
          </table:table-cell>
          <table:table-cell table:style-name="ce8" office:value-type="float" office:value="0.8828" calcext:value-type="float">
            <text:p>0.8828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IndianRiver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35_florida_HighlandsCo_Archbold_sorted</text:p>
          </table:table-cell>
          <table:table-cell table:style-name="ce7" office:value-type="float" office:value="129669" calcext:value-type="float">
            <text:p>129669</text:p>
          </table:table-cell>
          <table:table-cell table:style-name="ce7" office:value-type="float" office:value="3641844" calcext:value-type="float">
            <text:p>3641844</text:p>
          </table:table-cell>
          <table:table-cell table:style-name="ce7" office:value-type="float" office:value="28.086" calcext:value-type="float">
            <text:p>28.086</text:p>
          </table:table-cell>
          <table:table-cell table:style-name="ce7" office:value-type="float" office:value="36.945" calcext:value-type="float">
            <text:p>36.94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6996" calcext:value-type="float">
            <text:p>136996</text:p>
          </table:table-cell>
          <table:table-cell table:style-name="ce8" office:value-type="float" office:value="1036579" calcext:value-type="float">
            <text:p>1036579</text:p>
          </table:table-cell>
          <table:table-cell table:style-name="ce8" office:value-type="float" office:value="0.8833" calcext:value-type="float">
            <text:p>0.8833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17_florida_MartinCo_IndianTown_sorted</text:p>
          </table:table-cell>
          <table:table-cell table:style-name="ce7" office:value-type="float" office:value="125580" calcext:value-type="float">
            <text:p>125580</text:p>
          </table:table-cell>
          <table:table-cell table:style-name="ce7" office:value-type="float" office:value="3613978" calcext:value-type="float">
            <text:p>3613978</text:p>
          </table:table-cell>
          <table:table-cell table:style-name="ce7" office:value-type="float" office:value="28.778" calcext:value-type="float">
            <text:p>28.778</text:p>
          </table:table-cell>
          <table:table-cell table:style-name="ce7" office:value-type="float" office:value="37.365" calcext:value-type="float">
            <text:p>37.36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5145" calcext:value-type="float">
            <text:p>145145</text:p>
          </table:table-cell>
          <table:table-cell table:style-name="ce8" office:value-type="float" office:value="1028430" calcext:value-type="float">
            <text:p>1028430</text:p>
          </table:table-cell>
          <table:table-cell table:style-name="ce8" office:value-type="float" office:value="0.8763" calcext:value-type="float">
            <text:p>0.8763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Martin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93_florida_HighlandsCo_PlacidLakes_sorted</text:p>
          </table:table-cell>
          <table:table-cell table:style-name="ce7" office:value-type="float" office:value="127929" calcext:value-type="float">
            <text:p>127929</text:p>
          </table:table-cell>
          <table:table-cell table:style-name="ce7" office:value-type="float" office:value="3813814" calcext:value-type="float">
            <text:p>3813814</text:p>
          </table:table-cell>
          <table:table-cell table:style-name="ce7" office:value-type="float" office:value="29.812" calcext:value-type="float">
            <text:p>29.812</text:p>
          </table:table-cell>
          <table:table-cell table:style-name="ce7" office:value-type="float" office:value="38.867" calcext:value-type="float">
            <text:p>38.86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248" calcext:value-type="float">
            <text:p>139248</text:p>
          </table:table-cell>
          <table:table-cell table:style-name="ce8" office:value-type="float" office:value="1034327" calcext:value-type="float">
            <text:p>1034327</text:p>
          </table:table-cell>
          <table:table-cell table:style-name="ce8" office:value-type="float" office:value="0.8813" calcext:value-type="float">
            <text:p>0.8813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20_florida_HighlandsCo_LakePlacid_sorted</text:p>
          </table:table-cell>
          <table:table-cell table:style-name="ce7" office:value-type="float" office:value="127906" calcext:value-type="float">
            <text:p>127906</text:p>
          </table:table-cell>
          <table:table-cell table:style-name="ce7" office:value-type="float" office:value="3947585" calcext:value-type="float">
            <text:p>3947585</text:p>
          </table:table-cell>
          <table:table-cell table:style-name="ce7" office:value-type="float" office:value="30.863" calcext:value-type="float">
            <text:p>30.863</text:p>
          </table:table-cell>
          <table:table-cell table:style-name="ce7" office:value-type="float" office:value="40.151" calcext:value-type="float">
            <text:p>40.15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3085" calcext:value-type="float">
            <text:p>133085</text:p>
          </table:table-cell>
          <table:table-cell table:style-name="ce8" office:value-type="float" office:value="1040490" calcext:value-type="float">
            <text:p>1040490</text:p>
          </table:table-cell>
          <table:table-cell table:style-name="ce8" office:value-type="float" office:value="0.8866" calcext:value-type="float">
            <text:p>0.8866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03_florida_HighlandsCo_SebringGrassyCreek_sorted</text:p>
          </table:table-cell>
          <table:table-cell table:style-name="ce7" office:value-type="float" office:value="138728" calcext:value-type="float">
            <text:p>138728</text:p>
          </table:table-cell>
          <table:table-cell table:style-name="ce7" office:value-type="float" office:value="4082625" calcext:value-type="float">
            <text:p>4082625</text:p>
          </table:table-cell>
          <table:table-cell table:style-name="ce7" office:value-type="float" office:value="29.429" calcext:value-type="float">
            <text:p>29.429</text:p>
          </table:table-cell>
          <table:table-cell table:style-name="ce7" office:value-type="float" office:value="40.876" calcext:value-type="float">
            <text:p>40.87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8539" calcext:value-type="float">
            <text:p>148539</text:p>
          </table:table-cell>
          <table:table-cell table:style-name="ce8" office:value-type="float" office:value="1025036" calcext:value-type="float">
            <text:p>1025036</text:p>
          </table:table-cell>
          <table:table-cell table:style-name="ce8" office:value-type="float" office:value="0.8734" calcext:value-type="float">
            <text:p>0.8734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88_florida_HighlandsCo_Venus_sorted</text:p>
          </table:table-cell>
          <table:table-cell table:style-name="ce7" office:value-type="float" office:value="124062" calcext:value-type="float">
            <text:p>124062</text:p>
          </table:table-cell>
          <table:table-cell table:style-name="ce7" office:value-type="float" office:value="3991405" calcext:value-type="float">
            <text:p>3991405</text:p>
          </table:table-cell>
          <table:table-cell table:style-name="ce7" office:value-type="float" office:value="32.173" calcext:value-type="float">
            <text:p>32.173</text:p>
          </table:table-cell>
          <table:table-cell table:style-name="ce7" office:value-type="float" office:value="41.362" calcext:value-type="float">
            <text:p>41.36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107" calcext:value-type="float">
            <text:p>137107</text:p>
          </table:table-cell>
          <table:table-cell table:style-name="ce8" office:value-type="float" office:value="1036468" calcext:value-type="float">
            <text:p>1036468</text:p>
          </table:table-cell>
          <table:table-cell table:style-name="ce8" office:value-type="float" office:value="0.8832" calcext:value-type="float">
            <text:p>0.8832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85_florida_HighlandsCo_LakeWalesRidgeLPScrub_sorted</text:p>
          </table:table-cell>
          <table:table-cell table:style-name="ce7" office:value-type="float" office:value="133653" calcext:value-type="float">
            <text:p>133653</text:p>
          </table:table-cell>
          <table:table-cell table:style-name="ce7" office:value-type="float" office:value="4674378" calcext:value-type="float">
            <text:p>4674378</text:p>
          </table:table-cell>
          <table:table-cell table:style-name="ce7" office:value-type="float" office:value="34.974" calcext:value-type="float">
            <text:p>34.974</text:p>
          </table:table-cell>
          <table:table-cell table:style-name="ce7" office:value-type="float" office:value="46.784" calcext:value-type="float">
            <text:p>46.78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3137" calcext:value-type="float">
            <text:p>143137</text:p>
          </table:table-cell>
          <table:table-cell table:style-name="ce8" office:value-type="float" office:value="1030438" calcext:value-type="float">
            <text:p>1030438</text:p>
          </table:table-cell>
          <table:table-cell table:style-name="ce8" office:value-type="float" office:value="0.878" calcext:value-type="float">
            <text:p>0.878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79_florida_CaptivaCo_CaptivaIsland_sorted</text:p>
          </table:table-cell>
          <table:table-cell table:style-name="ce7" office:value-type="float" office:value="130667" calcext:value-type="float">
            <text:p>130667</text:p>
          </table:table-cell>
          <table:table-cell table:style-name="ce7" office:value-type="float" office:value="4936505" calcext:value-type="float">
            <text:p>4936505</text:p>
          </table:table-cell>
          <table:table-cell table:style-name="ce7" office:value-type="float" office:value="37.779" calcext:value-type="float">
            <text:p>37.779</text:p>
          </table:table-cell>
          <table:table-cell table:style-name="ce7" office:value-type="float" office:value="49.857" calcext:value-type="float">
            <text:p>49.85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482" calcext:value-type="float">
            <text:p>137482</text:p>
          </table:table-cell>
          <table:table-cell table:style-name="ce8" office:value-type="float" office:value="1036093" calcext:value-type="float">
            <text:p>1036093</text:p>
          </table:table-cell>
          <table:table-cell table:style-name="ce8" office:value-type="float" office:value="0.8829" calcext:value-type="float">
            <text:p>0.8829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Captiva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15_florida_Montura_OkaloacoocheeSlough_sorted</text:p>
          </table:table-cell>
          <table:table-cell table:style-name="ce7" office:value-type="float" office:value="127190" calcext:value-type="float">
            <text:p>127190</text:p>
          </table:table-cell>
          <table:table-cell table:style-name="ce7" office:value-type="float" office:value="5087710" calcext:value-type="float">
            <text:p>5087710</text:p>
          </table:table-cell>
          <table:table-cell table:style-name="ce7" office:value-type="float" office:value="40.001" calcext:value-type="float">
            <text:p>40.001</text:p>
          </table:table-cell>
          <table:table-cell table:style-name="ce7" office:value-type="float" office:value="52.073" calcext:value-type="float">
            <text:p>52.07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8315" calcext:value-type="float">
            <text:p>138315</text:p>
          </table:table-cell>
          <table:table-cell table:style-name="ce8" office:value-type="float" office:value="1035260" calcext:value-type="float">
            <text:p>1035260</text:p>
          </table:table-cell>
          <table:table-cell table:style-name="ce8" office:value-type="float" office:value="0.8821" calcext:value-type="float">
            <text:p>0.8821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Montura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05_florida_HighlandsCo_Archbold_sorted</text:p>
          </table:table-cell>
          <table:table-cell table:style-name="ce7" office:value-type="float" office:value="140227" calcext:value-type="float">
            <text:p>140227</text:p>
          </table:table-cell>
          <table:table-cell table:style-name="ce7" office:value-type="float" office:value="5923616" calcext:value-type="float">
            <text:p>5923616</text:p>
          </table:table-cell>
          <table:table-cell table:style-name="ce7" office:value-type="float" office:value="42.243" calcext:value-type="float">
            <text:p>42.243</text:p>
          </table:table-cell>
          <table:table-cell table:style-name="ce7" office:value-type="float" office:value="58.494" calcext:value-type="float">
            <text:p>58.49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9640" calcext:value-type="float">
            <text:p>149640</text:p>
          </table:table-cell>
          <table:table-cell table:style-name="ce8" office:value-type="float" office:value="1023935" calcext:value-type="float">
            <text:p>1023935</text:p>
          </table:table-cell>
          <table:table-cell table:style-name="ce8" office:value-type="float" office:value="0.8725" calcext:value-type="float">
            <text:p>0.8725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40_florida_HighlandsCo_LakeIstokpoga_sorted</text:p>
          </table:table-cell>
          <table:table-cell table:style-name="ce7" office:value-type="float" office:value="135615" calcext:value-type="float">
            <text:p>135615</text:p>
          </table:table-cell>
          <table:table-cell table:style-name="ce7" office:value-type="float" office:value="6379306" calcext:value-type="float">
            <text:p>6379306</text:p>
          </table:table-cell>
          <table:table-cell table:style-name="ce7" office:value-type="float" office:value="47.04" calcext:value-type="float">
            <text:p>47.04</text:p>
          </table:table-cell>
          <table:table-cell table:style-name="ce7" office:value-type="float" office:value="64.013" calcext:value-type="float">
            <text:p>64.01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5750" calcext:value-type="float">
            <text:p>145750</text:p>
          </table:table-cell>
          <table:table-cell table:style-name="ce8" office:value-type="float" office:value="1027825" calcext:value-type="float">
            <text:p>1027825</text:p>
          </table:table-cell>
          <table:table-cell table:style-name="ce8" office:value-type="float" office:value="0.8758" calcext:value-type="float">
            <text:p>0.8758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37_florida_HighlandsCo_Venus_sorted</text:p>
          </table:table-cell>
          <table:table-cell table:style-name="ce7" office:value-type="float" office:value="124402" calcext:value-type="float">
            <text:p>124402</text:p>
          </table:table-cell>
          <table:table-cell table:style-name="ce7" office:value-type="float" office:value="6240275" calcext:value-type="float">
            <text:p>6240275</text:p>
          </table:table-cell>
          <table:table-cell table:style-name="ce7" office:value-type="float" office:value="50.162" calcext:value-type="float">
            <text:p>50.162</text:p>
          </table:table-cell>
          <table:table-cell table:style-name="ce7" office:value-type="float" office:value="64.745" calcext:value-type="float">
            <text:p>64.74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7179" calcext:value-type="float">
            <text:p>137179</text:p>
          </table:table-cell>
          <table:table-cell table:style-name="ce8" office:value-type="float" office:value="1036396" calcext:value-type="float">
            <text:p>1036396</text:p>
          </table:table-cell>
          <table:table-cell table:style-name="ce8" office:value-type="float" office:value="0.8831" calcext:value-type="float">
            <text:p>0.8831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15_Fuller_PetTrade_sorted</text:p>
          </table:table-cell>
          <table:table-cell table:style-name="ce7" office:value-type="float" office:value="143706" calcext:value-type="float">
            <text:p>143706</text:p>
          </table:table-cell>
          <table:table-cell table:style-name="ce7" office:value-type="float" office:value="6781525" calcext:value-type="float">
            <text:p>6781525</text:p>
          </table:table-cell>
          <table:table-cell table:style-name="ce7" office:value-type="float" office:value="47.19" calcext:value-type="float">
            <text:p>47.19</text:p>
          </table:table-cell>
          <table:table-cell table:style-name="ce7" office:value-type="float" office:value="66.579" calcext:value-type="float">
            <text:p>66.57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9701" calcext:value-type="float">
            <text:p>149701</text:p>
          </table:table-cell>
          <table:table-cell table:style-name="ce8" office:value-type="float" office:value="1023874" calcext:value-type="float">
            <text:p>1023874</text:p>
          </table:table-cell>
          <table:table-cell table:style-name="ce8" office:value-type="float" office:value="0.8724" calcext:value-type="float">
            <text:p>0.8724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PetTrade</text:p>
          </table:table-cell>
          <table:table-cell table:style-name="ce10"/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495_florida_HighlandsCo_Archbold_sorted</text:p>
          </table:table-cell>
          <table:table-cell table:style-name="ce7" office:value-type="float" office:value="146593" calcext:value-type="float">
            <text:p>146593</text:p>
          </table:table-cell>
          <table:table-cell table:style-name="ce7" office:value-type="float" office:value="6815653" calcext:value-type="float">
            <text:p>6815653</text:p>
          </table:table-cell>
          <table:table-cell table:style-name="ce7" office:value-type="float" office:value="46.494" calcext:value-type="float">
            <text:p>46.494</text:p>
          </table:table-cell>
          <table:table-cell table:style-name="ce7" office:value-type="float" office:value="66.601" calcext:value-type="float">
            <text:p>66.60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3923" calcext:value-type="float">
            <text:p>153923</text:p>
          </table:table-cell>
          <table:table-cell table:style-name="ce8" office:value-type="float" office:value="1019652" calcext:value-type="float">
            <text:p>1019652</text:p>
          </table:table-cell>
          <table:table-cell table:style-name="ce8" office:value-type="float" office:value="0.8688" calcext:value-type="float">
            <text:p>0.8688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23_florida_HighlandsCo_LakeWalesRidge_sorted</text:p>
          </table:table-cell>
          <table:table-cell table:style-name="ce7" office:value-type="float" office:value="137669" calcext:value-type="float">
            <text:p>137669</text:p>
          </table:table-cell>
          <table:table-cell table:style-name="ce7" office:value-type="float" office:value="6771091" calcext:value-type="float">
            <text:p>6771091</text:p>
          </table:table-cell>
          <table:table-cell table:style-name="ce7" office:value-type="float" office:value="49.184" calcext:value-type="float">
            <text:p>49.184</text:p>
          </table:table-cell>
          <table:table-cell table:style-name="ce7" office:value-type="float" office:value="66.932" calcext:value-type="float">
            <text:p>66.93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4688" calcext:value-type="float">
            <text:p>144688</text:p>
          </table:table-cell>
          <table:table-cell table:style-name="ce8" office:value-type="float" office:value="1028887" calcext:value-type="float">
            <text:p>1028887</text:p>
          </table:table-cell>
          <table:table-cell table:style-name="ce8" office:value-type="float" office:value="0.8767" calcext:value-type="float">
            <text:p>0.8767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01_florida_Archbold_sorted</text:p>
          </table:table-cell>
          <table:table-cell table:style-name="ce7" office:value-type="float" office:value="132857" calcext:value-type="float">
            <text:p>132857</text:p>
          </table:table-cell>
          <table:table-cell table:style-name="ce7" office:value-type="float" office:value="6590907" calcext:value-type="float">
            <text:p>6590907</text:p>
          </table:table-cell>
          <table:table-cell table:style-name="ce7" office:value-type="float" office:value="49.609" calcext:value-type="float">
            <text:p>49.609</text:p>
          </table:table-cell>
          <table:table-cell table:style-name="ce7" office:value-type="float" office:value="66.944" calcext:value-type="float">
            <text:p>66.94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0192" calcext:value-type="float">
            <text:p>140192</text:p>
          </table:table-cell>
          <table:table-cell table:style-name="ce8" office:value-type="float" office:value="1033383" calcext:value-type="float">
            <text:p>1033383</text:p>
          </table:table-cell>
          <table:table-cell table:style-name="ce8" office:value-type="float" office:value="0.8805" calcext:value-type="float">
            <text:p>0.8805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13_florida_HighlandsCo_HighlandsHammock_sorted</text:p>
          </table:table-cell>
          <table:table-cell table:style-name="ce7" office:value-type="float" office:value="138037" calcext:value-type="float">
            <text:p>138037</text:p>
          </table:table-cell>
          <table:table-cell table:style-name="ce7" office:value-type="float" office:value="6859762" calcext:value-type="float">
            <text:p>6859762</text:p>
          </table:table-cell>
          <table:table-cell table:style-name="ce7" office:value-type="float" office:value="49.695" calcext:value-type="float">
            <text:p>49.695</text:p>
          </table:table-cell>
          <table:table-cell table:style-name="ce7" office:value-type="float" office:value="68.409" calcext:value-type="float">
            <text:p>68.40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48673" calcext:value-type="float">
            <text:p>148673</text:p>
          </table:table-cell>
          <table:table-cell table:style-name="ce8" office:value-type="float" office:value="1024902" calcext:value-type="float">
            <text:p>1024902</text:p>
          </table:table-cell>
          <table:table-cell table:style-name="ce8" office:value-type="float" office:value="0.8733" calcext:value-type="float">
            <text:p>0.8733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06_florida_HighlandsCo_Venus_sorted</text:p>
          </table:table-cell>
          <table:table-cell table:style-name="ce7" office:value-type="float" office:value="133448" calcext:value-type="float">
            <text:p>133448</text:p>
          </table:table-cell>
          <table:table-cell table:style-name="ce7" office:value-type="float" office:value="6885546" calcext:value-type="float">
            <text:p>6885546</text:p>
          </table:table-cell>
          <table:table-cell table:style-name="ce7" office:value-type="float" office:value="51.597" calcext:value-type="float">
            <text:p>51.597</text:p>
          </table:table-cell>
          <table:table-cell table:style-name="ce7" office:value-type="float" office:value="68.761" calcext:value-type="float">
            <text:p>68.76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801" calcext:value-type="float">
            <text:p>139801</text:p>
          </table:table-cell>
          <table:table-cell table:style-name="ce8" office:value-type="float" office:value="1033774" calcext:value-type="float">
            <text:p>1033774</text:p>
          </table:table-cell>
          <table:table-cell table:style-name="ce8" office:value-type="float" office:value="0.8809" calcext:value-type="float">
            <text:p>0.8809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22_florida_HighlandsCo_LakeJuneinWinter_sorted</text:p>
          </table:table-cell>
          <table:table-cell table:style-name="ce7" office:value-type="float" office:value="145284" calcext:value-type="float">
            <text:p>145284</text:p>
          </table:table-cell>
          <table:table-cell table:style-name="ce7" office:value-type="float" office:value="8604869" calcext:value-type="float">
            <text:p>8604869</text:p>
          </table:table-cell>
          <table:table-cell table:style-name="ce7" office:value-type="float" office:value="59.228" calcext:value-type="float">
            <text:p>59.228</text:p>
          </table:table-cell>
          <table:table-cell table:style-name="ce7" office:value-type="float" office:value="83.883" calcext:value-type="float">
            <text:p>83.88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1310" calcext:value-type="float">
            <text:p>151310</text:p>
          </table:table-cell>
          <table:table-cell table:style-name="ce8" office:value-type="float" office:value="1022265" calcext:value-type="float">
            <text:p>1022265</text:p>
          </table:table-cell>
          <table:table-cell table:style-name="ce8" office:value-type="float" office:value="0.8711" calcext:value-type="float">
            <text:p>0.8711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26_florida_MiamiDadeCo_NearTurkeyPoint_sorted</text:p>
          </table:table-cell>
          <table:table-cell table:style-name="ce7" office:value-type="float" office:value="138114" calcext:value-type="float">
            <text:p>138114</text:p>
          </table:table-cell>
          <table:table-cell table:style-name="ce7" office:value-type="float" office:value="8519382" calcext:value-type="float">
            <text:p>8519382</text:p>
          </table:table-cell>
          <table:table-cell table:style-name="ce7" office:value-type="float" office:value="61.684" calcext:value-type="float">
            <text:p>61.684</text:p>
          </table:table-cell>
          <table:table-cell table:style-name="ce7" office:value-type="float" office:value="84.946" calcext:value-type="float">
            <text:p>84.94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1957" calcext:value-type="float">
            <text:p>151957</text:p>
          </table:table-cell>
          <table:table-cell table:style-name="ce8" office:value-type="float" office:value="1021618" calcext:value-type="float">
            <text:p>1021618</text:p>
          </table:table-cell>
          <table:table-cell table:style-name="ce8" office:value-type="float" office:value="0.8705" calcext:value-type="float">
            <text:p>0.8705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MiamiDade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11_florida_HighlandsCo_PlacidLakes_sorted</text:p>
          </table:table-cell>
          <table:table-cell table:style-name="ce7" office:value-type="float" office:value="147866" calcext:value-type="float">
            <text:p>147866</text:p>
          </table:table-cell>
          <table:table-cell table:style-name="ce7" office:value-type="float" office:value="9096805" calcext:value-type="float">
            <text:p>9096805</text:p>
          </table:table-cell>
          <table:table-cell table:style-name="ce7" office:value-type="float" office:value="61.521" calcext:value-type="float">
            <text:p>61.521</text:p>
          </table:table-cell>
          <table:table-cell table:style-name="ce7" office:value-type="float" office:value="87.888" calcext:value-type="float">
            <text:p>87.88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6618" calcext:value-type="float">
            <text:p>156618</text:p>
          </table:table-cell>
          <table:table-cell table:style-name="ce8" office:value-type="float" office:value="1016957" calcext:value-type="float">
            <text:p>1016957</text:p>
          </table:table-cell>
          <table:table-cell table:style-name="ce8" office:value-type="float" office:value="0.8665" calcext:value-type="float">
            <text:p>0.8665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66_florida_HighlandsCo_PlacidLakes_sorted</text:p>
          </table:table-cell>
          <table:table-cell table:style-name="ce7" office:value-type="float" office:value="149121" calcext:value-type="float">
            <text:p>149121</text:p>
          </table:table-cell>
          <table:table-cell table:style-name="ce7" office:value-type="float" office:value="10511751" calcext:value-type="float">
            <text:p>10511751</text:p>
          </table:table-cell>
          <table:table-cell table:style-name="ce7" office:value-type="float" office:value="70.491" calcext:value-type="float">
            <text:p>70.491</text:p>
          </table:table-cell>
          <table:table-cell table:style-name="ce7" office:value-type="float" office:value="101.711" calcext:value-type="float">
            <text:p>101.71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2427" calcext:value-type="float">
            <text:p>152427</text:p>
          </table:table-cell>
          <table:table-cell table:style-name="ce8" office:value-type="float" office:value="1021148" calcext:value-type="float">
            <text:p>1021148</text:p>
          </table:table-cell>
          <table:table-cell table:style-name="ce8" office:value-type="float" office:value="0.8701" calcext:value-type="float">
            <text:p>0.8701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636_florida_HighlandsCo_Venus_sorted</text:p>
          </table:table-cell>
          <table:table-cell table:style-name="ce7" office:value-type="float" office:value="141525" calcext:value-type="float">
            <text:p>141525</text:p>
          </table:table-cell>
          <table:table-cell table:style-name="ce7" office:value-type="float" office:value="11157364" calcext:value-type="float">
            <text:p>11157364</text:p>
          </table:table-cell>
          <table:table-cell table:style-name="ce7" office:value-type="float" office:value="78.837" calcext:value-type="float">
            <text:p>78.837</text:p>
          </table:table-cell>
          <table:table-cell table:style-name="ce7" office:value-type="float" office:value="109.387" calcext:value-type="float">
            <text:p>109.38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0455" calcext:value-type="float">
            <text:p>150455</text:p>
          </table:table-cell>
          <table:table-cell table:style-name="ce8" office:value-type="float" office:value="1023120" calcext:value-type="float">
            <text:p>1023120</text:p>
          </table:table-cell>
          <table:table-cell table:style-name="ce8" office:value-type="float" office:value="0.8718" calcext:value-type="float">
            <text:p>0.8718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AUHT-5581_florida_HighlandsCo_LakeWalesRidgeOrangeBlossom_sorted</text:p>
          </table:table-cell>
          <table:table-cell table:style-name="ce7" office:value-type="float" office:value="161397" calcext:value-type="float">
            <text:p>161397</text:p>
          </table:table-cell>
          <table:table-cell table:style-name="ce7" office:value-type="float" office:value="15079537" calcext:value-type="float">
            <text:p>15079537</text:p>
          </table:table-cell>
          <table:table-cell table:style-name="ce7" office:value-type="float" office:value="93.431" calcext:value-type="float">
            <text:p>93.431</text:p>
          </table:table-cell>
          <table:table-cell table:style-name="ce7" office:value-type="float" office:value="141.525" calcext:value-type="float">
            <text:p>141.52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1607" calcext:value-type="float">
            <text:p>161607</text:p>
          </table:table-cell>
          <table:table-cell table:style-name="ce8" office:value-type="float" office:value="1011968" calcext:value-type="float">
            <text:p>1011968</text:p>
          </table:table-cell>
          <table:table-cell table:style-name="ce8" office:value-type="float" office:value="0.8623" calcext:value-type="float">
            <text:p>0.8623</text:p>
          </table:table-cell>
          <table:table-cell table:style-name="ce10" office:value-type="string" calcext:value-type="string">
            <text:p>Gulf</text:p>
          </table:table-cell>
          <table:table-cell table:style-name="ce10" office:value-type="string" calcext:value-type="string">
            <text:p>SFL</text:p>
          </table:table-cell>
          <table:table-cell table:style-name="ce10" office:value-type="string" calcext:value-type="string">
            <text:p>Highland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9_605808542_GaskinsProperty_sorted</text:p>
          </table:table-cell>
          <table:table-cell table:style-name="ce7" office:value-type="float" office:value="4788" calcext:value-type="float">
            <text:p>4788</text:p>
          </table:table-cell>
          <table:table-cell table:style-name="ce7" office:value-type="float" office:value="5960" calcext:value-type="float">
            <text:p>5960</text:p>
          </table:table-cell>
          <table:table-cell table:style-name="ce7" office:value-type="float" office:value="1.245" calcext:value-type="float">
            <text:p>1.245</text:p>
          </table:table-cell>
          <table:table-cell table:style-name="ce7" office:value-type="float" office:value="1.256" calcext:value-type="float">
            <text:p>1.25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0253" calcext:value-type="float">
            <text:p>90253</text:p>
          </table:table-cell>
          <table:table-cell table:style-name="ce8" office:value-type="float" office:value="1083322" calcext:value-type="float">
            <text:p>1083322</text:p>
          </table:table-cell>
          <table:table-cell table:style-name="ce8" office:value-type="float" office:value="0.9231" calcext:value-type="float">
            <text:p>0.923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0_605063287_WingateProperty_sorted</text:p>
          </table:table-cell>
          <table:table-cell table:style-name="ce7" office:value-type="float" office:value="4147" calcext:value-type="float">
            <text:p>4147</text:p>
          </table:table-cell>
          <table:table-cell table:style-name="ce7" office:value-type="float" office:value="5916" calcext:value-type="float">
            <text:p>5916</text:p>
          </table:table-cell>
          <table:table-cell table:style-name="ce7" office:value-type="float" office:value="1.427" calcext:value-type="float">
            <text:p>1.427</text:p>
          </table:table-cell>
          <table:table-cell table:style-name="ce7" office:value-type="float" office:value="1.439" calcext:value-type="float">
            <text:p>1.43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77721" calcext:value-type="float">
            <text:p>77721</text:p>
          </table:table-cell>
          <table:table-cell table:style-name="ce8" office:value-type="float" office:value="1095854" calcext:value-type="float">
            <text:p>1095854</text:p>
          </table:table-cell>
          <table:table-cell table:style-name="ce8" office:value-type="float" office:value="0.9338" calcext:value-type="float">
            <text:p>0.933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5_605801081_AlapahaRiverRanchNorth_sorted</text:p>
          </table:table-cell>
          <table:table-cell table:style-name="ce7" office:value-type="float" office:value="5408" calcext:value-type="float">
            <text:p>5408</text:p>
          </table:table-cell>
          <table:table-cell table:style-name="ce7" office:value-type="float" office:value="7801" calcext:value-type="float">
            <text:p>7801</text:p>
          </table:table-cell>
          <table:table-cell table:style-name="ce7" office:value-type="float" office:value="1.442" calcext:value-type="float">
            <text:p>1.442</text:p>
          </table:table-cell>
          <table:table-cell table:style-name="ce7" office:value-type="float" office:value="1.454" calcext:value-type="float">
            <text:p>1.45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2490" calcext:value-type="float">
            <text:p>92490</text:p>
          </table:table-cell>
          <table:table-cell table:style-name="ce8" office:value-type="float" office:value="1081085" calcext:value-type="float">
            <text:p>1081085</text:p>
          </table:table-cell>
          <table:table-cell table:style-name="ce8" office:value-type="float" office:value="0.9212" calcext:value-type="float">
            <text:p>0.921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2_605796008_GaskinsProperty_sorted</text:p>
          </table:table-cell>
          <table:table-cell table:style-name="ce7" office:value-type="float" office:value="15731" calcext:value-type="float">
            <text:p>15731</text:p>
          </table:table-cell>
          <table:table-cell table:style-name="ce7" office:value-type="float" office:value="22676" calcext:value-type="float">
            <text:p>22676</text:p>
          </table:table-cell>
          <table:table-cell table:style-name="ce7" office:value-type="float" office:value="1.441" calcext:value-type="float">
            <text:p>1.441</text:p>
          </table:table-cell>
          <table:table-cell table:style-name="ce7" office:value-type="float" office:value="1.468" calcext:value-type="float">
            <text:p>1.46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7314" calcext:value-type="float">
            <text:p>107314</text:p>
          </table:table-cell>
          <table:table-cell table:style-name="ce8" office:value-type="float" office:value="1066261" calcext:value-type="float">
            <text:p>1066261</text:p>
          </table:table-cell>
          <table:table-cell table:style-name="ce8" office:value-type="float" office:value="0.9086" calcext:value-type="float">
            <text:p>0.908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2_605787638_GaskinsProperty_sorted</text:p>
          </table:table-cell>
          <table:table-cell table:style-name="ce7" office:value-type="float" office:value="16961" calcext:value-type="float">
            <text:p>16961</text:p>
          </table:table-cell>
          <table:table-cell table:style-name="ce7" office:value-type="float" office:value="27802" calcext:value-type="float">
            <text:p>27802</text:p>
          </table:table-cell>
          <table:table-cell table:style-name="ce7" office:value-type="float" office:value="1.639" calcext:value-type="float">
            <text:p>1.639</text:p>
          </table:table-cell>
          <table:table-cell table:style-name="ce7" office:value-type="float" office:value="1.668" calcext:value-type="float">
            <text:p>1.66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7892" calcext:value-type="float">
            <text:p>17892</text:p>
          </table:table-cell>
          <table:table-cell table:style-name="ce8" office:value-type="float" office:value="1155683" calcext:value-type="float">
            <text:p>1155683</text:p>
          </table:table-cell>
          <table:table-cell table:style-name="ce8" office:value-type="float" office:value="0.9848" calcext:value-type="float">
            <text:p>0.984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1_605051629_WingateProperty_sorted</text:p>
          </table:table-cell>
          <table:table-cell table:style-name="ce7" office:value-type="float" office:value="22512" calcext:value-type="float">
            <text:p>22512</text:p>
          </table:table-cell>
          <table:table-cell table:style-name="ce7" office:value-type="float" office:value="37200" calcext:value-type="float">
            <text:p>37200</text:p>
          </table:table-cell>
          <table:table-cell table:style-name="ce7" office:value-type="float" office:value="1.652" calcext:value-type="float">
            <text:p>1.652</text:p>
          </table:table-cell>
          <table:table-cell table:style-name="ce7" office:value-type="float" office:value="1.685" calcext:value-type="float">
            <text:p>1.68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7594" calcext:value-type="float">
            <text:p>87594</text:p>
          </table:table-cell>
          <table:table-cell table:style-name="ce8" office:value-type="float" office:value="1085981" calcext:value-type="float">
            <text:p>1085981</text:p>
          </table:table-cell>
          <table:table-cell table:style-name="ce8" office:value-type="float" office:value="0.9254" calcext:value-type="float">
            <text:p>0.925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9_607338019_AlapahaRiverRanchNorth_sorted</text:p>
          </table:table-cell>
          <table:table-cell table:style-name="ce7" office:value-type="float" office:value="32940" calcext:value-type="float">
            <text:p>32940</text:p>
          </table:table-cell>
          <table:table-cell table:style-name="ce7" office:value-type="float" office:value="59556" calcext:value-type="float">
            <text:p>59556</text:p>
          </table:table-cell>
          <table:table-cell table:style-name="ce7" office:value-type="float" office:value="1.808" calcext:value-type="float">
            <text:p>1.808</text:p>
          </table:table-cell>
          <table:table-cell table:style-name="ce7" office:value-type="float" office:value="1.827" calcext:value-type="float">
            <text:p>1.82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4286" calcext:value-type="float">
            <text:p>104286</text:p>
          </table:table-cell>
          <table:table-cell table:style-name="ce8" office:value-type="float" office:value="1069289" calcext:value-type="float">
            <text:p>1069289</text:p>
          </table:table-cell>
          <table:table-cell table:style-name="ce8" office:value-type="float" office:value="0.9111" calcext:value-type="float">
            <text:p>0.911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39_607338093_Langdale_sorted</text:p>
          </table:table-cell>
          <table:table-cell table:style-name="ce7" office:value-type="float" office:value="64126" calcext:value-type="float">
            <text:p>64126</text:p>
          </table:table-cell>
          <table:table-cell table:style-name="ce7" office:value-type="float" office:value="250152" calcext:value-type="float">
            <text:p>250152</text:p>
          </table:table-cell>
          <table:table-cell table:style-name="ce7" office:value-type="float" office:value="3.901" calcext:value-type="float">
            <text:p>3.901</text:p>
          </table:table-cell>
          <table:table-cell table:style-name="ce7" office:value-type="float" office:value="4.148" calcext:value-type="float">
            <text:p>4.14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2748" calcext:value-type="float">
            <text:p>102748</text:p>
          </table:table-cell>
          <table:table-cell table:style-name="ce8" office:value-type="float" office:value="1070827" calcext:value-type="float">
            <text:p>1070827</text:p>
          </table:table-cell>
          <table:table-cell table:style-name="ce8" office:value-type="float" office:value="0.9124" calcext:value-type="float">
            <text:p>0.9124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Lani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04_607338519_SingerProperty_sorted</text:p>
          </table:table-cell>
          <table:table-cell table:style-name="ce7" office:value-type="float" office:value="73487" calcext:value-type="float">
            <text:p>73487</text:p>
          </table:table-cell>
          <table:table-cell table:style-name="ce7" office:value-type="float" office:value="367977" calcext:value-type="float">
            <text:p>367977</text:p>
          </table:table-cell>
          <table:table-cell table:style-name="ce7" office:value-type="float" office:value="5.007" calcext:value-type="float">
            <text:p>5.007</text:p>
          </table:table-cell>
          <table:table-cell table:style-name="ce7" office:value-type="float" office:value="5.413" calcext:value-type="float">
            <text:p>5.41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74754" calcext:value-type="float">
            <text:p>74754</text:p>
          </table:table-cell>
          <table:table-cell table:style-name="ce8" office:value-type="float" office:value="1098821" calcext:value-type="float">
            <text:p>1098821</text:p>
          </table:table-cell>
          <table:table-cell table:style-name="ce8" office:value-type="float" office:value="0.9363" calcext:value-type="float">
            <text:p>0.936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68_U2_georgia_AtkinsonCo_AlapahaRiverRanch_sorted</text:p>
          </table:table-cell>
          <table:table-cell table:style-name="ce7" office:value-type="float" office:value="79277" calcext:value-type="float">
            <text:p>79277</text:p>
          </table:table-cell>
          <table:table-cell table:style-name="ce7" office:value-type="float" office:value="447330" calcext:value-type="float">
            <text:p>447330</text:p>
          </table:table-cell>
          <table:table-cell table:style-name="ce7" office:value-type="float" office:value="5.643" calcext:value-type="float">
            <text:p>5.643</text:p>
          </table:table-cell>
          <table:table-cell table:style-name="ce7" office:value-type="float" office:value="6.394" calcext:value-type="float">
            <text:p>6.39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8340" calcext:value-type="float">
            <text:p>108340</text:p>
          </table:table-cell>
          <table:table-cell table:style-name="ce8" office:value-type="float" office:value="1065235" calcext:value-type="float">
            <text:p>1065235</text:p>
          </table:table-cell>
          <table:table-cell table:style-name="ce8" office:value-type="float" office:value="0.9077" calcext:value-type="float">
            <text:p>0.9077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Atkinso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OCIC.73_V4_georgia_AtkinsonCo_DeathAgeCem_sorted</text:p>
          </table:table-cell>
          <table:table-cell table:style-name="ce7" office:value-type="float" office:value="89093" calcext:value-type="float">
            <text:p>89093</text:p>
          </table:table-cell>
          <table:table-cell table:style-name="ce7" office:value-type="float" office:value="802232" calcext:value-type="float">
            <text:p>802232</text:p>
          </table:table-cell>
          <table:table-cell table:style-name="ce7" office:value-type="float" office:value="9.004" calcext:value-type="float">
            <text:p>9.004</text:p>
          </table:table-cell>
          <table:table-cell table:style-name="ce7" office:value-type="float" office:value="10.289" calcext:value-type="float">
            <text:p>10.28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2153" calcext:value-type="float">
            <text:p>102153</text:p>
          </table:table-cell>
          <table:table-cell table:style-name="ce8" office:value-type="float" office:value="1071422" calcext:value-type="float">
            <text:p>1071422</text:p>
          </table:table-cell>
          <table:table-cell table:style-name="ce8" office:value-type="float" office:value="0.913" calcext:value-type="float">
            <text:p>0.913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Atkinso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5_603639016_GaskinsProperty_sorted</text:p>
          </table:table-cell>
          <table:table-cell table:style-name="ce7" office:value-type="float" office:value="118859" calcext:value-type="float">
            <text:p>118859</text:p>
          </table:table-cell>
          <table:table-cell table:style-name="ce7" office:value-type="float" office:value="2865652" calcext:value-type="float">
            <text:p>2865652</text:p>
          </table:table-cell>
          <table:table-cell table:style-name="ce7" office:value-type="float" office:value="24.11" calcext:value-type="float">
            <text:p>24.11</text:p>
          </table:table-cell>
          <table:table-cell table:style-name="ce7" office:value-type="float" office:value="29.32" calcext:value-type="float">
            <text:p>29.3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18998" calcext:value-type="float">
            <text:p>118998</text:p>
          </table:table-cell>
          <table:table-cell table:style-name="ce8" office:value-type="float" office:value="1054577" calcext:value-type="float">
            <text:p>1054577</text:p>
          </table:table-cell>
          <table:table-cell table:style-name="ce8" office:value-type="float" office:value="0.8986" calcext:value-type="float">
            <text:p>0.8986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19_606112553_GaskinsProperty_sorted</text:p>
          </table:table-cell>
          <table:table-cell table:style-name="ce7" office:value-type="float" office:value="139407" calcext:value-type="float">
            <text:p>139407</text:p>
          </table:table-cell>
          <table:table-cell table:style-name="ce7" office:value-type="float" office:value="7914849" calcext:value-type="float">
            <text:p>7914849</text:p>
          </table:table-cell>
          <table:table-cell table:style-name="ce7" office:value-type="float" office:value="56.775" calcext:value-type="float">
            <text:p>56.775</text:p>
          </table:table-cell>
          <table:table-cell table:style-name="ce7" office:value-type="float" office:value="74.601" calcext:value-type="float">
            <text:p>74.601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9447" calcext:value-type="float">
            <text:p>139447</text:p>
          </table:table-cell>
          <table:table-cell table:style-name="ce8" office:value-type="float" office:value="1034128" calcext:value-type="float">
            <text:p>1034128</text:p>
          </table:table-cell>
          <table:table-cell table:style-name="ce8" office:value-type="float" office:value="0.8812" calcext:value-type="float">
            <text:p>0.881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L2_georgia_AlapahaRiverRanch_sorted</text:p>
          </table:table-cell>
          <table:table-cell table:style-name="ce7" office:value-type="float" office:value="127289" calcext:value-type="float">
            <text:p>127289</text:p>
          </table:table-cell>
          <table:table-cell table:style-name="ce7" office:value-type="float" office:value="9289562" calcext:value-type="float">
            <text:p>9289562</text:p>
          </table:table-cell>
          <table:table-cell table:style-name="ce7" office:value-type="float" office:value="72.98" calcext:value-type="float">
            <text:p>72.98</text:p>
          </table:table-cell>
          <table:table-cell table:style-name="ce7" office:value-type="float" office:value="94.146" calcext:value-type="float">
            <text:p>94.14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8967" calcext:value-type="float">
            <text:p>128967</text:p>
          </table:table-cell>
          <table:table-cell table:style-name="ce8" office:value-type="float" office:value="1044608" calcext:value-type="float">
            <text:p>1044608</text:p>
          </table:table-cell>
          <table:table-cell table:style-name="ce8" office:value-type="float" office:value="0.8901" calcext:value-type="float">
            <text:p>0.8901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Atkinson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4_605803125_GaskinsProperty_sorted</text:p>
          </table:table-cell>
          <table:table-cell table:style-name="ce7" office:value-type="float" office:value="151284" calcext:value-type="float">
            <text:p>151284</text:p>
          </table:table-cell>
          <table:table-cell table:style-name="ce7" office:value-type="float" office:value="18677653" calcext:value-type="float">
            <text:p>18677653</text:p>
          </table:table-cell>
          <table:table-cell table:style-name="ce7" office:value-type="float" office:value="123.461" calcext:value-type="float">
            <text:p>123.461</text:p>
          </table:table-cell>
          <table:table-cell table:style-name="ce7" office:value-type="float" office:value="172.859" calcext:value-type="float">
            <text:p>172.859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3169" calcext:value-type="float">
            <text:p>153169</text:p>
          </table:table-cell>
          <table:table-cell table:style-name="ce8" office:value-type="float" office:value="1020406" calcext:value-type="float">
            <text:p>1020406</text:p>
          </table:table-cell>
          <table:table-cell table:style-name="ce8" office:value-type="float" office:value="0.8695" calcext:value-type="float">
            <text:p>0.869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46_603633631_Langdale_sorted</text:p>
          </table:table-cell>
          <table:table-cell table:style-name="ce7" office:value-type="float" office:value="159199" calcext:value-type="float">
            <text:p>159199</text:p>
          </table:table-cell>
          <table:table-cell table:style-name="ce7" office:value-type="float" office:value="31704790" calcext:value-type="float">
            <text:p>31704790</text:p>
          </table:table-cell>
          <table:table-cell table:style-name="ce7" office:value-type="float" office:value="199.152" calcext:value-type="float">
            <text:p>199.152</text:p>
          </table:table-cell>
          <table:table-cell table:style-name="ce7" office:value-type="float" office:value="287.013" calcext:value-type="float">
            <text:p>287.01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61044" calcext:value-type="float">
            <text:p>161044</text:p>
          </table:table-cell>
          <table:table-cell table:style-name="ce8" office:value-type="float" office:value="1012531" calcext:value-type="float">
            <text:p>1012531</text:p>
          </table:table-cell>
          <table:table-cell table:style-name="ce8" office:value-type="float" office:value="0.8628" calcext:value-type="float">
            <text:p>0.8628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Lani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28_605799017_GaskinsProperty_sorted</text:p>
          </table:table-cell>
          <table:table-cell table:style-name="ce7" office:value-type="float" office:value="156357" calcext:value-type="float">
            <text:p>156357</text:p>
          </table:table-cell>
          <table:table-cell table:style-name="ce7" office:value-type="float" office:value="41905885" calcext:value-type="float">
            <text:p>41905885</text:p>
          </table:table-cell>
          <table:table-cell table:style-name="ce7" office:value-type="float" office:value="268.014" calcext:value-type="float">
            <text:p>268.014</text:p>
          </table:table-cell>
          <table:table-cell table:style-name="ce7" office:value-type="float" office:value="383.006" calcext:value-type="float">
            <text:p>383.00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8970" calcext:value-type="float">
            <text:p>158970</text:p>
          </table:table-cell>
          <table:table-cell table:style-name="ce8" office:value-type="float" office:value="1014605" calcext:value-type="float">
            <text:p>1014605</text:p>
          </table:table-cell>
          <table:table-cell table:style-name="ce8" office:value-type="float" office:value="0.8645" calcext:value-type="float">
            <text:p>0.8645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852_603639823_Langdale_sorted</text:p>
          </table:table-cell>
          <table:table-cell table:style-name="ce7" office:value-type="float" office:value="173384" calcext:value-type="float">
            <text:p>173384</text:p>
          </table:table-cell>
          <table:table-cell table:style-name="ce7" office:value-type="float" office:value="54352969" calcext:value-type="float">
            <text:p>54352969</text:p>
          </table:table-cell>
          <table:table-cell table:style-name="ce7" office:value-type="float" office:value="313.483" calcext:value-type="float">
            <text:p>313.483</text:p>
          </table:table-cell>
          <table:table-cell table:style-name="ce7" office:value-type="float" office:value="491.468" calcext:value-type="float">
            <text:p>491.468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75811" calcext:value-type="float">
            <text:p>175811</text:p>
          </table:table-cell>
          <table:table-cell table:style-name="ce8" office:value-type="float" office:value="997764" calcext:value-type="float">
            <text:p>997764</text:p>
          </table:table-cell>
          <table:table-cell table:style-name="ce8" office:value-type="float" office:value="0.8502" calcext:value-type="float">
            <text:p>0.8502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Lanier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MB2724_605806003_Georgia_GaskinsProperty_sorted</text:p>
          </table:table-cell>
          <table:table-cell table:style-name="ce7" office:value-type="float" office:value="156220" calcext:value-type="float">
            <text:p>156220</text:p>
          </table:table-cell>
          <table:table-cell table:style-name="ce7" office:value-type="float" office:value="59833792" calcext:value-type="float">
            <text:p>59833792</text:p>
          </table:table-cell>
          <table:table-cell table:style-name="ce7" office:value-type="float" office:value="383.01" calcext:value-type="float">
            <text:p>383.01</text:p>
          </table:table-cell>
          <table:table-cell table:style-name="ce7" office:value-type="float" office:value="553.683" calcext:value-type="float">
            <text:p>553.683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56235" calcext:value-type="float">
            <text:p>156235</text:p>
          </table:table-cell>
          <table:table-cell table:style-name="ce8" office:value-type="float" office:value="1017340" calcext:value-type="float">
            <text:p>1017340</text:p>
          </table:table-cell>
          <table:table-cell table:style-name="ce8" office:value-type="float" office:value="0.8669" calcext:value-type="float">
            <text:p>0.8669</text:p>
          </table:table-cell>
          <table:table-cell table:style-name="ce10" office:value-type="string" calcext:value-type="string">
            <text:p>Atlantic</text:p>
          </table:table-cell>
          <table:table-cell table:style-name="ce10" office:value-type="string" calcext:value-type="string">
            <text:p>SGA</text:p>
          </table:table-cell>
          <table:table-cell table:style-name="ce10" office:value-type="string" calcext:value-type="string">
            <text:p>Berrien</text:p>
          </table:table-cell>
          <table:table-cell table:style-name="ce10" office:value-type="string" calcext:value-type="string">
            <text:p>New</text:p>
          </table:table-cell>
          <table:table-cell table:style-name="ce10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E_MB2867_UF170982_Texas_BrooksCounty_sorted</text:p>
          </table:table-cell>
          <table:table-cell table:style-name="ce7" office:value-type="float" office:value="24900" calcext:value-type="float">
            <text:p>24900</text:p>
          </table:table-cell>
          <table:table-cell table:style-name="ce7" office:value-type="float" office:value="39551" calcext:value-type="float">
            <text:p>39551</text:p>
          </table:table-cell>
          <table:table-cell table:style-name="ce7" office:value-type="float" office:value="1.588" calcext:value-type="float">
            <text:p>1.588</text:p>
          </table:table-cell>
          <table:table-cell table:style-name="ce7" office:value-type="float" office:value="1.596" calcext:value-type="float">
            <text:p>1.59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24900" calcext:value-type="float">
            <text:p>24900</text:p>
          </table:table-cell>
          <table:table-cell table:style-name="ce8" office:value-type="float" office:value="1148675" calcext:value-type="float">
            <text:p>1148675</text:p>
          </table:table-cell>
          <table:table-cell table:style-name="ce8" office:value-type="float" office:value="0.9788" calcext:value-type="float">
            <text:p>0.9788</text:p>
          </table:table-cell>
          <table:table-cell table:style-name="ce10" office:value-type="string" calcext:value-type="string">
            <text:p>erebennus</text:p>
          </table:table-cell>
          <table:table-cell table:number-columns-repeated="2" table:style-name="ce10" office:value-type="string" calcext:value-type="string">
            <text:p>Texas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1_unknown_unknown_sorted</text:p>
          </table:table-cell>
          <table:table-cell table:style-name="ce7" office:value-type="float" office:value="3186" calcext:value-type="float">
            <text:p>3186</text:p>
          </table:table-cell>
          <table:table-cell table:style-name="ce7" office:value-type="float" office:value="3390" calcext:value-type="float">
            <text:p>3390</text:p>
          </table:table-cell>
          <table:table-cell table:style-name="ce7" office:value-type="float" office:value="1.064" calcext:value-type="float">
            <text:p>1.064</text:p>
          </table:table-cell>
          <table:table-cell table:style-name="ce7" office:value-type="float" office:value="1.12" calcext:value-type="float">
            <text:p>1.1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3186" calcext:value-type="float">
            <text:p>3186</text:p>
          </table:table-cell>
          <table:table-cell table:style-name="ce8" office:value-type="float" office:value="1170389" calcext:value-type="float">
            <text:p>1170389</text:p>
          </table:table-cell>
          <table:table-cell table:style-name="ce8" office:value-type="float" office:value="0.9973" calcext:value-type="float">
            <text:p>0.9973</text:p>
          </table:table-cell>
          <table:table-cell table:style-name="ce10" office:value-type="string" calcext:value-type="string">
            <text:p>Atlantic</text:p>
          </table:table-cell>
          <table:table-cell table:number-columns-repeated="2" table:style-name="ce10" office:value-type="string" calcext:value-type="string">
            <text:p>Unknown_1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EMALET_unknown_unknown_sorted</text:p>
          </table:table-cell>
          <table:table-cell table:style-name="ce7" office:value-type="float" office:value="120965" calcext:value-type="float">
            <text:p>120965</text:p>
          </table:table-cell>
          <table:table-cell table:style-name="ce7" office:value-type="float" office:value="7040595" calcext:value-type="float">
            <text:p>7040595</text:p>
          </table:table-cell>
          <table:table-cell table:style-name="ce7" office:value-type="float" office:value="58.204" calcext:value-type="float">
            <text:p>58.204</text:p>
          </table:table-cell>
          <table:table-cell table:style-name="ce7" office:value-type="float" office:value="72.852" calcext:value-type="float">
            <text:p>72.85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23841" calcext:value-type="float">
            <text:p>123841</text:p>
          </table:table-cell>
          <table:table-cell table:style-name="ce8" office:value-type="float" office:value="1049734" calcext:value-type="float">
            <text:p>1049734</text:p>
          </table:table-cell>
          <table:table-cell table:style-name="ce8" office:value-type="float" office:value="0.8945" calcext:value-type="float">
            <text:p>0.8945</text:p>
          </table:table-cell>
          <table:table-cell table:style-name="ce10" office:value-type="string" calcext:value-type="string">
            <text:p>Atlantic</text:p>
          </table:table-cell>
          <table:table-cell table:number-columns-repeated="2" table:style-name="ce10" office:value-type="string" calcext:value-type="string">
            <text:p>Unknown_FemaleT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EMALEU_unknown_unknown_sorted</text:p>
          </table:table-cell>
          <table:table-cell table:style-name="ce7" office:value-type="float" office:value="2068" calcext:value-type="float">
            <text:p>2068</text:p>
          </table:table-cell>
          <table:table-cell table:style-name="ce7" office:value-type="float" office:value="2491" calcext:value-type="float">
            <text:p>2491</text:p>
          </table:table-cell>
          <table:table-cell table:style-name="ce7" office:value-type="float" office:value="1.205" calcext:value-type="float">
            <text:p>1.205</text:p>
          </table:table-cell>
          <table:table-cell table:style-name="ce7" office:value-type="float" office:value="1.254" calcext:value-type="float">
            <text:p>1.25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90697" calcext:value-type="float">
            <text:p>90697</text:p>
          </table:table-cell>
          <table:table-cell table:style-name="ce8" office:value-type="float" office:value="1082878" calcext:value-type="float">
            <text:p>1082878</text:p>
          </table:table-cell>
          <table:table-cell table:style-name="ce8" office:value-type="float" office:value="0.9227" calcext:value-type="float">
            <text:p>0.9227</text:p>
          </table:table-cell>
          <table:table-cell table:style-name="ce10" office:value-type="string" calcext:value-type="string">
            <text:p>Atlantic</text:p>
          </table:table-cell>
          <table:table-cell table:number-columns-repeated="2" table:style-name="ce10" office:value-type="string" calcext:value-type="string">
            <text:p>Unknown_FemaleU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C_FEMALEV_unknown_unknown_sorted</text:p>
          </table:table-cell>
          <table:table-cell table:style-name="ce7" office:value-type="float" office:value="131750" calcext:value-type="float">
            <text:p>131750</text:p>
          </table:table-cell>
          <table:table-cell table:style-name="ce7" office:value-type="float" office:value="11750100" calcext:value-type="float">
            <text:p>11750100</text:p>
          </table:table-cell>
          <table:table-cell table:style-name="ce7" office:value-type="float" office:value="89.185" calcext:value-type="float">
            <text:p>89.185</text:p>
          </table:table-cell>
          <table:table-cell table:style-name="ce7" office:value-type="float" office:value="116.894" calcext:value-type="float">
            <text:p>116.894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2199" calcext:value-type="float">
            <text:p>132199</text:p>
          </table:table-cell>
          <table:table-cell table:style-name="ce8" office:value-type="float" office:value="1041376" calcext:value-type="float">
            <text:p>1041376</text:p>
          </table:table-cell>
          <table:table-cell table:style-name="ce8" office:value-type="float" office:value="0.8874" calcext:value-type="float">
            <text:p>0.8874</text:p>
          </table:table-cell>
          <table:table-cell table:style-name="ce10" office:value-type="string" calcext:value-type="string">
            <text:p>Atlantic</text:p>
          </table:table-cell>
          <table:table-cell table:number-columns-repeated="2" table:style-name="ce10" office:value-type="string" calcext:value-type="string">
            <text:p>Unknown_FemaleV</text:p>
          </table:table-cell>
          <table:table-cell table:style-name="ce10" office:value-type="string" calcext:value-type="string">
            <text:p>Old</text:p>
          </table:table-cell>
          <table:table-cell table:style-name="ce10" office:value-type="string" calcext:value-type="string">
            <text:p>OCIC</text:p>
          </table:table-cell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DM_MB2722_UTAT8LH3_Nueva_Esparta_Margarita_Island_sorted</text:p>
          </table:table-cell>
          <table:table-cell table:style-name="ce7" office:value-type="float" office:value="49974" calcext:value-type="float">
            <text:p>49974</text:p>
          </table:table-cell>
          <table:table-cell table:style-name="ce7" office:value-type="float" office:value="126522" calcext:value-type="float">
            <text:p>126522</text:p>
          </table:table-cell>
          <table:table-cell table:style-name="ce7" office:value-type="float" office:value="2.532" calcext:value-type="float">
            <text:p>2.532</text:p>
          </table:table-cell>
          <table:table-cell table:style-name="ce7" office:value-type="float" office:value="2.705" calcext:value-type="float">
            <text:p>2.70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49974" calcext:value-type="float">
            <text:p>49974</text:p>
          </table:table-cell>
          <table:table-cell table:style-name="ce8" office:value-type="float" office:value="1123601" calcext:value-type="float">
            <text:p>1123601</text:p>
          </table:table-cell>
          <table:table-cell table:style-name="ce8" office:value-type="float" office:value="0.9574" calcext:value-type="float">
            <text:p>0.9574</text:p>
          </table:table-cell>
          <table:table-cell table:style-name="ce10" office:value-type="string" calcext:value-type="string">
            <text:p>margaritae</text:p>
          </table:table-cell>
          <table:table-cell table:number-columns-repeated="2" table:style-name="ce10" office:value-type="string" calcext:value-type="string">
            <text:p>Venezuela</text:p>
          </table:table-cell>
          <table:table-cell table:style-name="ce10" table:number-columns-repeated="2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OG_AUHT-5063_Al_Outgroup_sorted</text:p>
          </table:table-cell>
          <table:table-cell table:style-name="ce7" office:value-type="float" office:value="87932" calcext:value-type="float">
            <text:p>87932</text:p>
          </table:table-cell>
          <table:table-cell table:style-name="ce7" office:value-type="float" office:value="1699970" calcext:value-type="float">
            <text:p>1699970</text:p>
          </table:table-cell>
          <table:table-cell table:style-name="ce7" office:value-type="float" office:value="19.333" calcext:value-type="float">
            <text:p>19.333</text:p>
          </table:table-cell>
          <table:table-cell table:style-name="ce7" office:value-type="float" office:value="23.892" calcext:value-type="float">
            <text:p>23.892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7932" calcext:value-type="float">
            <text:p>87932</text:p>
          </table:table-cell>
          <table:table-cell table:style-name="ce8" office:value-type="float" office:value="1085643" calcext:value-type="float">
            <text:p>1085643</text:p>
          </table:table-cell>
          <table:table-cell table:style-name="ce8" office:value-type="float" office:value="0.9251" calcext:value-type="float">
            <text:p>0.9251</text:p>
          </table:table-cell>
          <table:table-cell table:style-name="ce10" office:value-type="string" calcext:value-type="string">
            <text:p>outgroup</text:p>
          </table:table-cell>
          <table:table-cell table:style-name="ce10" table:number-columns-repeated="4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OG_AUHT-5064_Al_Outgroup_sorted</text:p>
          </table:table-cell>
          <table:table-cell table:style-name="ce7" office:value-type="float" office:value="84465" calcext:value-type="float">
            <text:p>84465</text:p>
          </table:table-cell>
          <table:table-cell table:style-name="ce7" office:value-type="float" office:value="1850981" calcext:value-type="float">
            <text:p>1850981</text:p>
          </table:table-cell>
          <table:table-cell table:style-name="ce7" office:value-type="float" office:value="21.914" calcext:value-type="float">
            <text:p>21.914</text:p>
          </table:table-cell>
          <table:table-cell table:style-name="ce7" office:value-type="float" office:value="27.226" calcext:value-type="float">
            <text:p>27.226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84465" calcext:value-type="float">
            <text:p>84465</text:p>
          </table:table-cell>
          <table:table-cell table:style-name="ce8" office:value-type="float" office:value="1089110" calcext:value-type="float">
            <text:p>1089110</text:p>
          </table:table-cell>
          <table:table-cell table:style-name="ce8" office:value-type="float" office:value="0.928" calcext:value-type="float">
            <text:p>0.928</text:p>
          </table:table-cell>
          <table:table-cell table:style-name="ce10" office:value-type="string" calcext:value-type="string">
            <text:p>outgroup</text:p>
          </table:table-cell>
          <table:table-cell table:style-name="ce10" table:number-columns-repeated="4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OG_AUHT-5057_Al_Outgroup_sorted</text:p>
          </table:table-cell>
          <table:table-cell table:style-name="ce7" office:value-type="float" office:value="101390" calcext:value-type="float">
            <text:p>101390</text:p>
          </table:table-cell>
          <table:table-cell table:style-name="ce7" office:value-type="float" office:value="3822577" calcext:value-type="float">
            <text:p>3822577</text:p>
          </table:table-cell>
          <table:table-cell table:style-name="ce7" office:value-type="float" office:value="37.702" calcext:value-type="float">
            <text:p>37.702</text:p>
          </table:table-cell>
          <table:table-cell table:style-name="ce7" office:value-type="float" office:value="50.247" calcext:value-type="float">
            <text:p>50.247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01390" calcext:value-type="float">
            <text:p>101390</text:p>
          </table:table-cell>
          <table:table-cell table:style-name="ce8" office:value-type="float" office:value="1072185" calcext:value-type="float">
            <text:p>1072185</text:p>
          </table:table-cell>
          <table:table-cell table:style-name="ce8" office:value-type="float" office:value="0.9136" calcext:value-type="float">
            <text:p>0.9136</text:p>
          </table:table-cell>
          <table:table-cell table:style-name="ce10" office:value-type="string" calcext:value-type="string">
            <text:p>outgroup</text:p>
          </table:table-cell>
          <table:table-cell table:style-name="ce10" table:number-columns-repeated="4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6" office:value-type="string" calcext:value-type="string">
            <text:p>OG_AUHT-5070_Al_Outgroup_sorted</text:p>
          </table:table-cell>
          <table:table-cell table:style-name="ce7" office:value-type="float" office:value="136209" calcext:value-type="float">
            <text:p>136209</text:p>
          </table:table-cell>
          <table:table-cell table:style-name="ce7" office:value-type="float" office:value="22583849" calcext:value-type="float">
            <text:p>22583849</text:p>
          </table:table-cell>
          <table:table-cell table:style-name="ce7" office:value-type="float" office:value="165.803" calcext:value-type="float">
            <text:p>165.803</text:p>
          </table:table-cell>
          <table:table-cell table:style-name="ce7" office:value-type="float" office:value="270.485" calcext:value-type="float">
            <text:p>270.485</text:p>
          </table:table-cell>
          <table:table-cell table:style-name="ce8" office:value-type="float" office:value="1173575" calcext:value-type="float">
            <text:p>1173575</text:p>
          </table:table-cell>
          <table:table-cell table:style-name="ce8" office:value-type="float" office:value="136209" calcext:value-type="float">
            <text:p>136209</text:p>
          </table:table-cell>
          <table:table-cell table:style-name="ce8" office:value-type="float" office:value="1037366" calcext:value-type="float">
            <text:p>1037366</text:p>
          </table:table-cell>
          <table:table-cell table:style-name="ce8" office:value-type="float" office:value="0.8839" calcext:value-type="float">
            <text:p>0.8839</text:p>
          </table:table-cell>
          <table:table-cell table:style-name="ce10" office:value-type="string" calcext:value-type="string">
            <text:p>outgroup</text:p>
          </table:table-cell>
          <table:table-cell table:style-name="ce10" table:number-columns-repeated="4"/>
          <table:table-cell table:number-columns-repeated="1005"/>
          <table:table-cell table:style-name="ce2" table:number-columns-repeated="3"/>
        </table:table-row>
        <table:table-row table:style-name="ro1">
          <table:table-cell table:style-name="ce1"/>
          <table:table-cell table:number-columns-repeated="1021"/>
        </table:table-row>
        <table:table-row table:style-name="ro1" table:number-rows-repeated="10483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9" table:default-cell-style-name="ce2"/>
        <table:table-column table:style-name="co3" table:default-cell-style-name="ce1"/>
        <table:table-column table:style-name="co7" table:number-columns-repeated="1022" table:default-cell-style-name="ce1"/>
        <table:table-row table:style-name="ro1">
          <table:table-cell table:style-name="ce1" office:value-type="string" calcext:value-type="string">
            <text:p>DC_A1_georgia_EvansCo_FtStewar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6_georgia_EvansCo_FtStewar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46_georgia_Hahira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51_georgia_EvansCo_Dais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54_georgia_EvansCo_Dais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55_georgia_EvansCo_Dais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62_georgia_BryanCo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65_georgia_EvansCo_Dais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66_georgia_BryanCo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67_georgia_BryanCo_Southward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68_georgia_EvansCo_Dais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70_georgia_WayneCo_Akin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75_georgia_LongCo_Tibe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81_georgia_WheelerCo_Scotland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83_georgia_EvansCo_Dais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84_georgia_EvansCo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87_georgia_CoffeeCo_SappsStill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95_georgia_CoffeeCo_SappsStill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698_georgia_CoffeeCo_Pridgen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06_georgia_WheelerCo_LumberCit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09_georgia_TelfairCo_Snipes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13_georgia_WheelerCo_LumberCit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16_georgia_WheelerCo_LumberCit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25_georgia_WheelerCo_LumberCit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27_georgia_TelfairCo_McRaeHelena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29_georgia_TelfairCo_Snipes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33_georgia_TelfairCo_Jackson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34_georgia_TelfairCo_Jackson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35_georgia_BryanCo_Southward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44_georgia_WheelerCo_LumberCit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65_georgia_BryanCo_Southward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793_georgia_TelfairCo_Snipes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803_georgia_CoffeeCo_Pridgen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808_georgia_TelfairCo_Jackson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827_georgia_TelfairCo_Jackson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830_georgia_TelfairCo_Snipesvill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871_georgia_EvansCo_Daisy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AUHT-5876_georgia_FortStewart_Willi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B4_georgia_BryanCo_FtStewar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B8_georgia_BryanCo_FtStewar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C2_georgia_TelfairCo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C6_georgia_TelfairCo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D2_georgia_Conecuh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E2_georgia_GenCoffeeStatePark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F6_georgia_BryanCo_FtStewar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F9_georgia_BryanCo_FtStewar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FEMALET_unknown_unknown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FEMALEV_unknown_unknown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G4_georgia_EvansCo_Canooch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G9_georgia_EvansCo_SandsSiteCanooch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H4_georgia_EvansCo_WarnellCanooch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H5_georgia_EvansCo_WarnellCanooch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I2_georgia_BroxtonRocksTNC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K3_georgia_WheelerCo_LittleOcmulg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K6_georgia_WheelerCo_LittleOcmulg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L2_georgia_AlapahaRiverRanch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723_076321591_Gerogia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724_605806003_Georgia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1_605051629_Wingate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2_606105813_CanoocheeSandhillsWMA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3_605804613_MoodyFore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4_607338519_Singer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5_604806826_FortStewar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6_605806841_GriffinRidge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7_604067081_Redding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8_605806005_FlatTub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09_603635074_CanoocheeSandhills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0_605359320_CanoocheeSandhills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1_605059540_FlatTub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2_605062267_FrankThompson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3_605056639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4_600880260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5_603639016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6_Nopit01_ReeseThompson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7_836588104_AlligatorCreek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8_066265616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19_606112553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0_066265616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1_605806268_CanoocheeSandhills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2_605796008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3_607338540_GeneralCoffeeStateParkWe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4_607338318_BroxtonRocksEa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5_076288633_CanoocheeSandhills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6_076123540_BroxtonRocks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7_605797314_Redding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8_605799017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29_842256381_FlatTub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0_605063287_Wingate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1_605061043_PenholowaySwamp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2_009278266_FortStewar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3_605066603_Redding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4_605060797_FrankThompson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5_605066065_LittleSatilla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6_076308773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7_605797022_FrankThompson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8_605791060_BroxtonRocksEa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39_607338093_Langdale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1_605065061_MoodyFore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2_605787638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3_066265616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4_605803125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5_605062530_FlatTub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6_603633631_Langdale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7_845338285_FortStewar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8_605790607_BroxtonRocksEa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49_607338019_AlapahaRiverRanch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0_607338592_OISP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1_607338574_MoodyFore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2_603639823_Langdale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3_604806280_FortStewar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4_605059047_BroxtonRocks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5_605801081_AlapahaRiverRanch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7_076321591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8_606105102_BroxtonRocks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59_605808542_Gaskins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60_605064768_BroxtonRocks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61_607338834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63_607338329_OISPNorth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64_605054829_MoodyForest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65_604085531_ReddingProperty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MB2866_605050125_AlligatorCreekWMA_sorted</text:p>
          </table:table-cell>
          <table:table-cell table:style-name="ce2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N4_georgia_WayneCo_LittleSatillaWMA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O3_georgia_WheelerCo_LittleOcmulg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O5_georgia_WheelerCo_LittleOcmulg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OCIC.11_K1_georgia_WheelerCo_LittleOcmulgee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OCIC.68_U2_georgia_AtkinsonCo_AlapahaRiverRanch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OCIC.73_V4_georgia_AtkinsonCo_DeathAgeCem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P5_georgia_TelfairCo_AlligoodTrac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Q4_georgia_BryanCo_FtStewart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S1_georgia_LongCo_FIAFRC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C_S4_georgia_LongCo_FIAFRC_sorted</text:p>
          </table:table-cell>
          <table:table-cell table:style-name="ce2" office:value-type="string" calcext:value-type="string">
            <text:p>Old</text:p>
          </table:table-cell>
          <table:table-cell table:number-columns-repeated="1022"/>
        </table:table-row>
        <table:table-row table:style-name="ro1" table:number-rows-repeated="13">
          <table:table-cell table:style-name="ce1"/>
          <table:table-cell table:style-name="ce2"/>
          <table:table-cell table:number-columns-repeated="1022"/>
        </table:table-row>
        <table:table-row table:style-name="ro1" table:number-rows-repeated="12">
          <table:table-cell/>
          <table:table-cell table:style-name="ce2"/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2" table:data-type="automatic"/>
            <table:sort-by table:field-number="4" table:data-type="automatic"/>
          </table:sort>
        </table:database-range>
        <table:database-range table:name="__Anonymous_Sheet_DB__1" table:target-range-address="Sheet2.A1:Sheet2.B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9-16T12:43:00Z</meta:creation-date>
    <dc:date>2025-02-03T11:45:29.912617620</dc:date>
    <meta:editing-cycles>29</meta:editing-cycles>
    <meta:editing-duration>PT6H22M6S</meta:editing-duration>
    <meta:document-statistic meta:table-count="2" meta:cell-count="3256" meta:object-count="0"/>
  </office:meta>
</office:document-meta>
</file>